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040459C42B2.png"/>
  <manifest:file-entry manifest:media-type="" manifest:full-path="Pictures/2000000700000F18000010A58E7E49C5.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2" svg:font-family="Mangal"/>
    <style:font-face style:name="OpenSymbol1" svg:font-family="OpenSymbol"/>
    <style:font-face style:name="OpenSymbol" svg:font-family="OpenSymbol, 'Arial Unicode MS'"/>
    <style:font-face style:name="Tahoma1" svg:font-family="Tahoma"/>
    <style:font-face style:name="monospace" svg:font-family="monospace"/>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Mangal1" svg:font-family="Mangal" style:font-pitch="variable"/>
    <style:font-face style:name="Microsoft YaHei" svg:font-family="'Microsoft YaHei'" style:font-pitch="variable"/>
    <style:font-face style:name="SimSun1"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7cm" table:align="left" style:writing-mode="lr-tb"/>
    </style:style>
    <style:style style:name="Tableau1.A" style:family="table-column">
      <style:table-column-properties style:column-width="8.5cm"/>
    </style:style>
    <style:style style:name="Tableau1.B" style:family="table-column">
      <style:table-column-properties style:column-width="8.507cm"/>
    </style:style>
    <style:style style:name="Tableau1.1" style:family="table-row">
      <style:table-row-properties fo:keep-together="auto"/>
    </style:style>
    <style:style style:name="Tableau1.A1" style:family="table-cell">
      <style:table-cell-properties style:vertical-align="top" fo:background-color="#83caff" fo:padding="0.097cm" fo:border-left="0.1pt solid #000000" fo:border-right="none" fo:border-top="0.1pt solid #000000" fo:border-bottom="0.1pt solid #000000" style:writing-mode="lr-tb">
        <style:background-image/>
      </style:table-cell-properties>
    </style:style>
    <style:style style:name="Tableau1.B1" style:family="table-cell">
      <style:table-cell-properties style:vertical-align="top" fo:background-color="#83caff" fo:padding="0.097cm" fo:border="0.1pt solid #000000" style:writing-mode="lr-tb">
        <style:background-image/>
      </style:table-cell-properties>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B2" style:family="table-cell">
      <style:table-cell-properties style:vertical-align="top" fo:padding="0.097cm" fo:border-left="0.1pt solid #000000" fo:border-right="0.1pt solid #000000" fo:border-top="none" fo:border-bottom="0.1pt solid #000000" style:writing-mode="lr-tb"/>
    </style:style>
    <style:style style:name="Tableau1.A3" style:family="table-cell">
      <style:table-cell-properties style:vertical-align="top" fo:padding="0.097cm" fo:border-left="0.1pt solid #000000" fo:border-right="none" fo:border-top="none" fo:border-bottom="0.1pt solid #000000" style:writing-mode="lr-tb"/>
    </style:style>
    <style:style style:name="Tableau1.B3" style:family="table-cell">
      <style:table-cell-properties style:vertical-align="top" fo:padding="0.097cm" fo:border-left="0.1pt solid #000000" fo:border-right="0.1pt solid #000000" fo:border-top="none" fo:border-bottom="0.1pt solid #000000" style:writing-mode="lr-tb"/>
    </style:style>
    <style:style style:name="Tableau1.A4" style:family="table-cell">
      <style:table-cell-properties style:vertical-align="top" fo:padding="0.097cm" fo:border-left="0.1pt solid #000000" fo:border-right="none" fo:border-top="none" fo:border-bottom="0.1pt solid #000000" style:writing-mode="lr-tb"/>
    </style:style>
    <style:style style:name="Tableau1.B4" style:family="table-cell">
      <style:table-cell-properties style:vertical-align="top" fo:padding="0.097cm" fo:border-left="0.1pt solid #000000" fo:border-right="0.1pt solid #000000" fo:border-top="none" fo:border-bottom="0.1pt solid #000000" style:writing-mode="lr-tb"/>
    </style:style>
    <style:style style:name="Tableau1.A5" style:family="table-cell">
      <style:table-cell-properties style:vertical-align="top" fo:padding="0.097cm" fo:border-left="0.1pt solid #000000" fo:border-right="none" fo:border-top="none" fo:border-bottom="0.1pt solid #000000" style:writing-mode="lr-tb"/>
    </style:style>
    <style:style style:name="Tableau1.B5" style:family="table-cell">
      <style:table-cell-properties style:vertical-align="top" fo:padding="0.097cm" fo:border-left="0.1pt solid #000000" fo:border-right="0.1pt solid #000000" fo:border-top="none" fo:border-bottom="0.1pt solid #000000" style:writing-mode="lr-tb"/>
    </style:style>
    <style:style style:name="Tableau2" style:family="table">
      <style:table-properties style:width="17.013cm" table:align="left" style:writing-mode="lr-tb"/>
    </style:style>
    <style:style style:name="Tableau2.A" style:family="table-column">
      <style:table-column-properties style:column-width="2.776cm"/>
    </style:style>
    <style:style style:name="Tableau2.B" style:family="table-column">
      <style:table-column-properties style:column-width="6.271cm"/>
    </style:style>
    <style:style style:name="Tableau2.C" style:family="table-column">
      <style:table-column-properties style:column-width="4.022cm"/>
    </style:style>
    <style:style style:name="Tableau2.D" style:family="table-column">
      <style:table-column-properties style:column-width="3.944cm"/>
    </style:style>
    <style:style style:name="Tableau2.1" style:family="table-row">
      <style:table-row-properties fo:keep-together="auto"/>
    </style:style>
    <style:style style:name="Tableau2.A1" style:family="table-cell">
      <style:table-cell-properties style:vertical-align="top" fo:background-color="#cccccc" fo:padding="0.097cm" fo:border-left="0.1pt solid #000000" fo:border-right="none" fo:border-top="0.1pt solid #000000" fo:border-bottom="0.1pt solid #000000" style:writing-mode="lr-tb">
        <style:background-image/>
      </style:table-cell-properties>
    </style:style>
    <style:style style:name="Tableau2.D1" style:family="table-cell">
      <style:table-cell-properties style:vertical-align="top" fo:background-color="#cccccc" fo:padding="0.097cm" fo:border="0.1pt solid #000000" style:writing-mode="lr-tb">
        <style:background-image/>
      </style:table-cell-properties>
    </style:style>
    <style:style style:name="Tableau2.A2" style:family="table-cell">
      <style:table-cell-properties style:vertical-align="top" fo:padding="0.097cm" fo:border-left="0.1pt solid #000000" fo:border-right="none" fo:border-top="none" fo:border-bottom="0.1pt solid #000000" style:writing-mode="lr-tb"/>
    </style:style>
    <style:style style:name="Tableau2.B2" style:family="table-cell">
      <style:table-cell-properties style:vertical-align="top" fo:padding="0.097cm" fo:border-left="0.1pt solid #000000" fo:border-right="none" fo:border-top="none" fo:border-bottom="0.1pt solid #000000" style:writing-mode="lr-tb"/>
    </style:style>
    <style:style style:name="Tableau2.C2" style:family="table-cell">
      <style:table-cell-properties style:vertical-align="top" fo:padding="0.097cm" fo:border-left="0.1pt solid #000000" fo:border-right="none" fo:border-top="none" fo:border-bottom="0.1pt solid #000000" style:writing-mode="lr-tb"/>
    </style:style>
    <style:style style:name="Tableau2.D2" style:family="table-cell">
      <style:table-cell-properties style:vertical-align="top" fo:padding="0.097cm" fo:border-left="0.1pt solid #000000" fo:border-right="0.1pt solid #000000" fo:border-top="none" fo:border-bottom="0.1pt solid #000000" style:writing-mode="lr-tb"/>
    </style:style>
    <style:style style:name="Tableau2.A3" style:family="table-cell">
      <style:table-cell-properties style:vertical-align="top" fo:padding="0.097cm" fo:border-left="0.1pt solid #000000" fo:border-right="none" fo:border-top="none" fo:border-bottom="0.1pt solid #000000" style:writing-mode="lr-tb"/>
    </style:style>
    <style:style style:name="Tableau2.B3" style:family="table-cell">
      <style:table-cell-properties style:vertical-align="top" fo:padding="0.097cm" fo:border-left="0.1pt solid #000000" fo:border-right="none" fo:border-top="none" fo:border-bottom="0.1pt solid #000000" style:writing-mode="lr-tb"/>
    </style:style>
    <style:style style:name="Tableau2.C3" style:family="table-cell">
      <style:table-cell-properties style:vertical-align="top" fo:padding="0.097cm" fo:border-left="0.1pt solid #000000" fo:border-right="none" fo:border-top="none" fo:border-bottom="0.1pt solid #000000" style:writing-mode="lr-tb"/>
    </style:style>
    <style:style style:name="Tableau2.D3" style:family="table-cell">
      <style:table-cell-properties style:vertical-align="top" fo:padding="0.097cm" fo:border-left="0.1pt solid #000000" fo:border-right="0.1pt solid #000000" fo:border-top="none" fo:border-bottom="0.1pt solid #000000" style:writing-mode="lr-tb"/>
    </style:style>
    <style:style style:name="Tableau2.A4" style:family="table-cell">
      <style:table-cell-properties style:vertical-align="top" fo:padding="0.097cm" fo:border-left="0.1pt solid #000000" fo:border-right="none" fo:border-top="none" fo:border-bottom="0.1pt solid #000000" style:writing-mode="lr-tb"/>
    </style:style>
    <style:style style:name="Tableau2.B4" style:family="table-cell">
      <style:table-cell-properties style:vertical-align="top" fo:padding="0.097cm" fo:border-left="0.1pt solid #000000" fo:border-right="none" fo:border-top="none" fo:border-bottom="0.1pt solid #000000" style:writing-mode="lr-tb"/>
    </style:style>
    <style:style style:name="Tableau2.C4" style:family="table-cell">
      <style:table-cell-properties style:vertical-align="top" fo:padding="0.097cm" fo:border-left="0.1pt solid #000000" fo:border-right="none" fo:border-top="none" fo:border-bottom="0.1pt solid #000000" style:writing-mode="lr-tb"/>
    </style:style>
    <style:style style:name="Tableau2.D4" style:family="table-cell">
      <style:table-cell-properties style:vertical-align="top" fo:padding="0.097cm" fo:border-left="0.1pt solid #000000" fo:border-right="0.1pt solid #000000" fo:border-top="none" fo:border-bottom="0.1pt solid #000000" style:writing-mode="lr-tb"/>
    </style:style>
    <style:style style:name="Tableau2.A5" style:family="table-cell">
      <style:table-cell-properties style:vertical-align="top" fo:padding="0.097cm" fo:border-left="0.1pt solid #000000" fo:border-right="none" fo:border-top="none" fo:border-bottom="0.1pt solid #000000" style:writing-mode="lr-tb"/>
    </style:style>
    <style:style style:name="Tableau2.B5" style:family="table-cell">
      <style:table-cell-properties style:vertical-align="top" fo:padding="0.097cm" fo:border-left="0.1pt solid #000000" fo:border-right="none" fo:border-top="none" fo:border-bottom="0.1pt solid #000000" style:writing-mode="lr-tb"/>
    </style:style>
    <style:style style:name="Tableau2.C5" style:family="table-cell">
      <style:table-cell-properties style:vertical-align="top" fo:padding="0.097cm" fo:border-left="0.1pt solid #000000" fo:border-right="none" fo:border-top="none" fo:border-bottom="0.1pt solid #000000" style:writing-mode="lr-tb"/>
    </style:style>
    <style:style style:name="Tableau2.D5" style:family="table-cell">
      <style:table-cell-properties style:vertical-align="top" fo:padding="0.097cm" fo:border-left="0.1pt solid #000000" fo:border-right="0.1pt solid #000000" fo:border-top="none" fo:border-bottom="0.1pt solid #000000" style:writing-mode="lr-tb"/>
    </style:style>
    <style:style style:name="Tableau7" style:family="table">
      <style:table-properties style:width="3.334cm" fo:margin-left="0cm" fo:margin-right="13.667cm" table:align="margins" style:writing-mode="lr-tb"/>
    </style:style>
    <style:style style:name="Tableau7.A" style:family="table-column">
      <style:table-column-properties style:column-width="1.138cm" style:rel-column-width="22365*"/>
    </style:style>
    <style:style style:name="Tableau7.C" style:family="table-column">
      <style:table-column-properties style:column-width="1.058cm" style:rel-column-width="20805*"/>
    </style:style>
    <style:style style:name="Tableau7.A1" style:family="table-cell" style:data-style-name="N0">
      <style:table-cell-properties style:vertical-align="middle" fo:padding="0.097cm" fo:border-left="none" fo:border-right="none" fo:border-top="5pt solid #000080" fo:border-bottom="none"/>
    </style:style>
    <style:style style:name="Tableau7.A2" style:family="table-cell" style:data-style-name="N0">
      <style:table-cell-properties style:vertical-align="middle" fo:padding="0.097cm" fo:border="none"/>
    </style:style>
    <style:style style:name="Tableau7.A3" style:family="table-cell" style:data-style-name="N0">
      <style:table-cell-properties style:vertical-align="middle" fo:padding="0.097cm" fo:border-left="none" fo:border-right="none" fo:border-top="none" fo:border-bottom="5pt solid #000080"/>
    </style:style>
    <style:style style:name="Tableau8" style:family="table">
      <style:table-properties style:width="3.334cm" fo:margin-left="0cm" fo:margin-right="13.667cm" table:align="margins" style:writing-mode="lr-tb"/>
    </style:style>
    <style:style style:name="Tableau8.A" style:family="table-column">
      <style:table-column-properties style:column-width="1.138cm" style:rel-column-width="22365*"/>
    </style:style>
    <style:style style:name="Tableau8.C" style:family="table-column">
      <style:table-column-properties style:column-width="1.058cm" style:rel-column-width="20805*"/>
    </style:style>
    <style:style style:name="Tableau8.A1" style:family="table-cell" style:data-style-name="N0">
      <style:table-cell-properties style:vertical-align="middle" fo:padding="0.097cm" fo:border-left="5pt solid #000080" fo:border-right="none" fo:border-top="5pt solid #000080" fo:border-bottom="none"/>
    </style:style>
    <style:style style:name="Tableau8.B1" style:family="table-cell" style:data-style-name="N0">
      <style:table-cell-properties style:vertical-align="middle" fo:padding="0.097cm" fo:border-left="none" fo:border-right="none" fo:border-top="5pt solid #000080" fo:border-bottom="none"/>
    </style:style>
    <style:style style:name="Tableau8.A2" style:family="table-cell" style:data-style-name="N0">
      <style:table-cell-properties style:vertical-align="middle" fo:padding="0.097cm" fo:border-left="5pt solid #000080" fo:border-right="none" fo:border-top="none" fo:border-bottom="none"/>
    </style:style>
    <style:style style:name="Tableau8.B2" style:family="table-cell" style:data-style-name="N0">
      <style:table-cell-properties style:vertical-align="middle" fo:padding="0.097cm" fo:border="none"/>
    </style:style>
    <style:style style:name="Tableau8.A3" style:family="table-cell" style:data-style-name="N0">
      <style:table-cell-properties style:vertical-align="middle" fo:padding="0.097cm" fo:border-left="5pt solid #000080" fo:border-right="none" fo:border-top="none" fo:border-bottom="5pt solid #000080"/>
    </style:style>
    <style:style style:name="Tableau8.B3" style:family="table-cell" style:data-style-name="N0">
      <style:table-cell-properties style:vertical-align="middle" fo:padding="0.097cm" fo:border-left="none" fo:border-right="none" fo:border-top="none" fo:border-bottom="5pt solid #000080"/>
    </style:style>
    <style:style style:name="Tableau9" style:family="table">
      <style:table-properties style:width="3.334cm" fo:margin-left="0cm" fo:margin-right="13.667cm" table:align="margins" style:writing-mode="lr-tb"/>
    </style:style>
    <style:style style:name="Tableau9.A" style:family="table-column">
      <style:table-column-properties style:column-width="1.138cm" style:rel-column-width="22365*"/>
    </style:style>
    <style:style style:name="Tableau9.C" style:family="table-column">
      <style:table-column-properties style:column-width="1.058cm" style:rel-column-width="20805*"/>
    </style:style>
    <style:style style:name="Tableau9.A1" style:family="table-cell" style:data-style-name="N0">
      <style:table-cell-properties style:vertical-align="middle" fo:padding="0.097cm" fo:border="none"/>
    </style:style>
    <style:style style:name="Tableau9.C1" style:family="table-cell" style:data-style-name="N0">
      <style:table-cell-properties style:vertical-align="middle" fo:padding="0.097cm" fo:border-left="none" fo:border-right="5pt solid #000080" fo:border-top="none" fo:border-bottom="none"/>
    </style:style>
    <style:style style:name="Tableau9.A3" style:family="table-cell" style:data-style-name="N0">
      <style:table-cell-properties style:vertical-align="middle" fo:padding="0.097cm" fo:border-left="none" fo:border-right="none" fo:border-top="none" fo:border-bottom="5pt solid #000080"/>
    </style:style>
    <style:style style:name="Tableau9.C3" style:family="table-cell" style:data-style-name="N0">
      <style:table-cell-properties style:vertical-align="middle" fo:padding="0.097cm" fo:border-left="none" fo:border-right="5pt solid #000080" fo:border-top="none" fo:border-bottom="5pt solid #000080"/>
    </style:style>
    <style:style style:name="Tableau12" style:family="table">
      <style:table-properties style:width="3.334cm" fo:margin-left="0cm" fo:margin-right="13.667cm" table:align="margins" style:writing-mode="lr-tb"/>
    </style:style>
    <style:style style:name="Tableau12.A" style:family="table-column">
      <style:table-column-properties style:column-width="1.138cm" style:rel-column-width="22365*"/>
    </style:style>
    <style:style style:name="Tableau12.C" style:family="table-column">
      <style:table-column-properties style:column-width="1.058cm" style:rel-column-width="20805*"/>
    </style:style>
    <style:style style:name="Tableau12.A1" style:family="table-cell" style:data-style-name="N0">
      <style:table-cell-properties style:vertical-align="middle" fo:padding="0.097cm" fo:border="none"/>
    </style:style>
    <style:style style:name="Tableau12.B1" style:family="table-cell">
      <style:table-cell-properties style:vertical-align="middle" fo:background-color="#e6ff00" fo:padding="0.097cm" fo:border="none">
        <style:background-image/>
      </style:table-cell-properties>
    </style:style>
    <style:style style:name="Tableau12.C1" style:family="table-cell" style:data-style-name="N0">
      <style:table-cell-properties style:vertical-align="middle" fo:padding="0.097cm" fo:border-left="none" fo:border-right="5pt solid #000080" fo:border-top="none" fo:border-bottom="none"/>
    </style:style>
    <style:style style:name="Tableau12.B2" style:family="table-cell">
      <style:table-cell-properties style:vertical-align="middle" fo:background-color="#eb613d" fo:padding="0.097cm" fo:border="none">
        <style:background-image/>
      </style:table-cell-properties>
    </style:style>
    <style:style style:name="Tableau12.C2" style:family="table-cell" style:data-style-name="N0">
      <style:table-cell-properties style:vertical-align="middle" fo:padding="0.097cm" fo:border-left="none" fo:border-right="5pt solid #000080" fo:border-top="none" fo:border-bottom="none"/>
    </style:style>
    <style:style style:name="Tableau12.A3" style:family="table-cell">
      <style:table-cell-properties style:vertical-align="middle" fo:background-color="#00b8ff" fo:padding="0.097cm" fo:border="none">
        <style:background-image/>
      </style:table-cell-properties>
    </style:style>
    <style:style style:name="Tableau12.B3" style:family="table-cell">
      <style:table-cell-properties style:vertical-align="middle" fo:background-color="#198a8a" fo:padding="0.097cm" fo:border-left="none" fo:border-right="5pt solid #000080" fo:border-top="none" fo:border-bottom="none">
        <style:background-image/>
      </style:table-cell-properties>
    </style:style>
    <style:style style:name="Tableau13" style:family="table">
      <style:table-properties style:width="3.334cm" fo:margin-left="0cm" fo:margin-right="13.667cm" table:align="margins" style:writing-mode="lr-tb"/>
    </style:style>
    <style:style style:name="Tableau13.A" style:family="table-column">
      <style:table-column-properties style:column-width="1.138cm" style:rel-column-width="22365*"/>
    </style:style>
    <style:style style:name="Tableau13.C" style:family="table-column">
      <style:table-column-properties style:column-width="1.058cm" style:rel-column-width="20805*"/>
    </style:style>
    <style:style style:name="Tableau13.A1" style:family="table-cell" style:data-style-name="N0">
      <style:table-cell-properties style:vertical-align="middle" fo:padding="0.097cm" fo:border-left="none" fo:border-right="none" fo:border-top="5pt solid #000080" fo:border-bottom="none"/>
    </style:style>
    <style:style style:name="Tableau13.C1" style:family="table-cell">
      <style:table-cell-properties style:vertical-align="middle" fo:padding="0.097cm" fo:border-left="none" fo:border-right="none" fo:border-top="5pt solid #000080" fo:border-bottom="none"/>
    </style:style>
    <style:style style:name="Tableau13.A2" style:family="table-cell">
      <style:table-cell-properties style:vertical-align="middle" fo:padding="0.097cm" fo:border="none"/>
    </style:style>
    <style:style style:name="Tableau13.B2" style:family="table-cell" style:data-style-name="N0">
      <style:table-cell-properties style:vertical-align="middle" fo:background-color="#e6e6e6" fo:padding="0.097cm" fo:border="0.05pt solid #000000">
        <style:background-image/>
      </style:table-cell-properties>
    </style:style>
    <style:style style:name="Tableau13.C2" style:family="table-cell">
      <style:table-cell-properties style:vertical-align="middle" fo:padding="0.097cm" fo:border="none"/>
    </style:style>
    <style:style style:name="Tableau13.A3" style:family="table-cell" style:data-style-name="N0">
      <style:table-cell-properties style:vertical-align="middle" fo:padding="0.097cm" fo:border-left="none" fo:border-right="none" fo:border-top="none" fo:border-bottom="5pt solid #000080"/>
    </style:style>
    <style:style style:name="Tableau13.B3" style:family="table-cell" style:data-style-name="N0">
      <style:table-cell-properties style:vertical-align="middle" fo:padding="0.097cm" fo:border-left="none" fo:border-right="none" fo:border-top="none" fo:border-bottom="5pt solid #000080"/>
    </style:style>
    <style:style style:name="Tableau13.C3" style:family="table-cell" style:data-style-name="N0">
      <style:table-cell-properties style:vertical-align="middle" fo:padding="0.097cm" fo:border-left="none" fo:border-right="none" fo:border-top="none" fo:border-bottom="5pt solid #000080"/>
    </style:style>
    <style:style style:name="Tableau3" style:family="table">
      <style:table-properties style:width="6.83cm" table:align="left" style:writing-mode="lr-tb"/>
    </style:style>
    <style:style style:name="Tableau3.A" style:family="table-column">
      <style:table-column-properties style:column-width="0.425cm"/>
    </style:style>
    <style:style style:name="Tableau3.B" style:family="table-column">
      <style:table-column-properties style:column-width="6.405cm"/>
    </style:style>
    <style:style style:name="Tableau3.1" style:family="table-row">
      <style:table-row-properties fo:keep-together="auto"/>
    </style:style>
    <style:style style:name="Tableau3.A1" style:family="table-cell">
      <style:table-cell-properties style:vertical-align="middle" fo:padding="0.049cm" fo:border="none" style:writing-mode="lr-tb"/>
    </style:style>
    <style:style style:name="Tableau4" style:family="table">
      <style:table-properties style:width="13.18cm" table:align="left" style:writing-mode="lr-tb"/>
    </style:style>
    <style:style style:name="Tableau4.A" style:family="table-column">
      <style:table-column-properties style:column-width="0.425cm"/>
    </style:style>
    <style:style style:name="Tableau4.B" style:family="table-column">
      <style:table-column-properties style:column-width="12.755cm"/>
    </style:style>
    <style:style style:name="Tableau4.1" style:family="table-row">
      <style:table-row-properties fo:keep-together="auto"/>
    </style:style>
    <style:style style:name="Tableau4.A1" style:family="table-cell">
      <style:table-cell-properties style:vertical-align="middle" fo:padding="0.049cm" fo:border="none" style:writing-mode="lr-tb"/>
    </style:style>
    <style:style style:name="Tableau5" style:family="table">
      <style:table-properties style:width="11.698cm" table:align="left" style:writing-mode="lr-tb"/>
    </style:style>
    <style:style style:name="Tableau5.A" style:family="table-column">
      <style:table-column-properties style:column-width="0.637cm"/>
    </style:style>
    <style:style style:name="Tableau5.B" style:family="table-column">
      <style:table-column-properties style:column-width="11.061cm"/>
    </style:style>
    <style:style style:name="Tableau5.1" style:family="table-row">
      <style:table-row-properties fo:keep-together="auto"/>
    </style:style>
    <style:style style:name="Tableau5.A1" style:family="table-cell">
      <style:table-cell-properties style:vertical-align="middle" fo:padding="0.049cm" fo:border="none" style:writing-mode="lr-tb"/>
    </style:style>
    <style:style style:name="Tableau6" style:family="table">
      <style:table-properties style:width="13.603cm" table:align="left" style:writing-mode="lr-tb"/>
    </style:style>
    <style:style style:name="Tableau6.A" style:family="table-column">
      <style:table-column-properties style:column-width="0.425cm"/>
    </style:style>
    <style:style style:name="Tableau6.B" style:family="table-column">
      <style:table-column-properties style:column-width="13.178cm"/>
    </style:style>
    <style:style style:name="Tableau6.1" style:family="table-row">
      <style:table-row-properties fo:keep-together="auto"/>
    </style:style>
    <style:style style:name="Tableau6.A1" style:family="table-cell">
      <style:table-cell-properties style:vertical-align="middle" fo:padding="0.049cm" fo:border="none"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paragraph-properties fo:text-align="start" style:justify-single-word="false"/>
      <style:text-properties style:font-name="Arial" style:font-name-complex="Arial"/>
    </style:style>
    <style:style style:name="P4" style:family="paragraph" style:parent-style-name="Standard">
      <style:paragraph-properties fo:text-align="start" style:justify-single-word="false"/>
      <style:text-properties style:font-name="Arial" fo:font-style="normal" style:font-style-asian="normal" style:font-name-complex="Arial" style:font-style-complex="normal"/>
    </style:style>
    <style:style style:name="P5" style:family="paragraph" style:parent-style-name="Standard">
      <style:paragraph-properties fo:text-align="start" style:justify-single-word="false"/>
      <style:text-properties style:font-name="Arial" fo:background-color="#ffff00" style:font-name-complex="Arial"/>
    </style:style>
    <style:style style:name="P6" style:family="paragraph" style:parent-style-name="Standard">
      <style:paragraph-properties fo:text-align="start" style:justify-single-word="false"/>
      <style:text-properties style:font-name="Arial" fo:font-weight="bold" style:font-weight-asian="bold" style:font-name-complex="Arial" style:font-weight-complex="bold"/>
    </style:style>
    <style:style style:name="P7"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start" style:justify-single-word="false"/>
      <style:text-properties style:font-name="Arial" fo:font-size="12pt" style:font-size-asian="12pt" style:font-size-complex="12pt"/>
    </style:style>
    <style:style style:name="P11" style:family="paragraph" style:parent-style-name="Standard">
      <style:paragraph-properties fo:text-align="center" style:justify-single-word="false"/>
      <style:text-properties style:font-name="Arial" fo:font-size="12pt" style:font-size-asian="12pt" style:font-size-complex="12pt"/>
    </style:style>
    <style:style style:name="P12" style:family="paragraph" style:parent-style-name="Standard">
      <style:text-properties style:font-name="Arial" fo:font-size="12pt" style:text-underline-style="none" style:font-size-asian="12pt" style:font-size-complex="12pt"/>
    </style:style>
    <style:style style:name="P13" style:family="paragraph" style:parent-style-name="Standard">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fo:break-before="page"/>
      <style:text-properties style:font-name="Arial" style:font-name-complex="Arial"/>
    </style:style>
    <style:style style:name="P18" style:family="paragraph" style:parent-style-name="Standard">
      <style:paragraph-properties fo:text-align="center" style:justify-single-word="false" fo:break-before="page"/>
      <style:text-properties style:font-name="Arial" style:font-name-complex="Arial"/>
    </style:style>
    <style:style style:name="P19" style:family="paragraph" style:parent-style-name="Text_20_body">
      <style:text-properties fo:font-style="italic" style:font-style-asian="italic" style:font-style-complex="italic"/>
    </style:style>
    <style:style style:name="P20" style:family="paragraph" style:parent-style-name="Table_20_Contents_20__28_user_29_">
      <style:paragraph-properties fo:text-align="start" style:justify-single-word="false" style:snap-to-layout-grid="false"/>
    </style:style>
    <style:style style:name="P21" style:family="paragraph" style:parent-style-name="Table_20_Contents_20__28_user_29_">
      <style:paragraph-properties fo:text-align="start" style:justify-single-word="false" style:snap-to-layout-grid="false"/>
      <style:text-properties style:font-name="Arial" style:font-name-complex="Arial"/>
    </style:style>
    <style:style style:name="P22" style:family="paragraph" style:parent-style-name="Table_20_Contents">
      <style:paragraph-properties fo:text-align="start" style:justify-single-word="false" style:snap-to-layout-grid="false"/>
    </style:style>
    <style:style style:name="P23" style:family="paragraph" style:parent-style-name="Table_20_Contents">
      <style:paragraph-properties fo:text-align="start" style:justify-single-word="false" style:snap-to-layout-grid="false"/>
      <style:text-properties style:font-name="Arial" style:font-name-complex="Arial"/>
    </style:style>
    <style:style style:name="P24" style:family="paragraph" style:parent-style-name="Table_20_Contents">
      <style:paragraph-properties fo:text-align="start" style:justify-single-word="false" style:snap-to-layout-grid="false"/>
      <style:text-properties style:font-name="Arial" fo:background-color="#c0c0c0" style:font-name-complex="Arial"/>
    </style:style>
    <style:style style:name="P25" style:family="paragraph" style:parent-style-name="Table_20_Contents">
      <style:paragraph-properties fo:text-align="center" style:justify-single-word="false"/>
      <style:text-properties style:font-name="Arial" fo:font-size="12pt" style:font-size-asian="12pt" style:font-size-complex="12pt"/>
    </style:style>
    <style:style style:name="P26" style:family="paragraph" style:parent-style-name="Table_20_Contents">
      <style:paragraph-properties fo:text-align="center" style:justify-single-word="false"/>
      <style:text-properties style:font-name="Arial" fo:font-size="10pt" style:font-size-asian="10pt" style:font-size-complex="10pt"/>
    </style:style>
    <style:style style:name="P27" style:family="paragraph" style:parent-style-name="Preformatted_20_Text">
      <style:paragraph-properties fo:text-align="start" style:justify-single-word="false"/>
    </style:style>
    <style:style style:name="P28" style:family="paragraph" style:parent-style-name="Preformatted_20_Text">
      <style:paragraph-properties style:snap-to-layout-grid="false"/>
    </style:style>
    <style:style style:name="P29" style:family="paragraph" style:parent-style-name="Preformatted_20_Text">
      <style:text-properties fo:font-style="italic" style:font-style-asian="italic" style:font-style-complex="italic"/>
    </style:style>
    <style:style style:name="P30" style:family="paragraph" style:parent-style-name="Preformatted_20_Text">
      <style:paragraph-properties style:snap-to-layout-grid="false"/>
      <style:text-properties fo:font-style="italic" style:font-style-asian="italic" style:font-style-complex="italic"/>
    </style:style>
    <style:style style:name="P31" style:family="paragraph" style:parent-style-name="Preformatted_20_Text">
      <style:paragraph-properties fo:margin-top="0cm" fo:margin-bottom="0.499cm"/>
    </style:style>
    <style:style style:name="P32" style:family="paragraph" style:parent-style-name="Preformatted_20_Text">
      <style:paragraph-properties fo:margin-top="0cm" fo:margin-bottom="0.499cm"/>
      <style:text-properties fo:font-style="italic" style:font-style-asian="italic" style:font-style-complex="italic"/>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text-outline="true" fo:font-size="26pt" fo:font-style="italic" style:font-size-asian="26pt" style:font-style-asian="italic" style:font-size-complex="26pt" style:font-style-complex="italic"/>
    </style:style>
    <style:style style:name="P37" style:family="paragraph" style:parent-style-name="Standard" style:list-style-name="WW8Num2">
      <style:paragraph-properties fo:text-align="start" style:justify-single-word="false"/>
    </style:style>
    <style:style style:name="P38" style:family="paragraph" style:parent-style-name="Standard" style:list-style-name="WW8Num3">
      <style:paragraph-properties fo:text-align="start" style:justify-single-word="false"/>
    </style:style>
    <style:style style:name="P39" style:family="paragraph" style:parent-style-name="Standard" style:list-style-name="WW8Num4">
      <style:paragraph-properties fo:text-align="start" style:justify-single-word="false"/>
    </style:style>
    <style:style style:name="P40" style:family="paragraph" style:parent-style-name="Standard" style:list-style-name="WW8Num5">
      <style:paragraph-properties fo:text-align="start" style:justify-single-word="false"/>
    </style:style>
    <style:style style:name="P41" style:family="paragraph" style:parent-style-name="Standard" style:list-style-name="WW8Num6">
      <style:paragraph-properties fo:text-align="start" style:justify-single-word="false"/>
    </style:style>
    <style:style style:name="P42" style:family="paragraph" style:parent-style-name="Standard" style:list-style-name="WW8Num7">
      <style:paragraph-properties fo:text-align="start" style:justify-single-word="false"/>
    </style:style>
    <style:style style:name="P43" style:family="paragraph" style:parent-style-name="Standard" style:list-style-name="WW8Num10">
      <style:paragraph-properties fo:text-align="start" style:justify-single-word="false"/>
    </style:style>
    <style:style style:name="P44" style:family="paragraph" style:parent-style-name="Standard" style:list-style-name="WW8Num8">
      <style:paragraph-properties fo:text-align="start" style:justify-single-word="false"/>
    </style:style>
    <style:style style:name="P45" style:family="paragraph" style:parent-style-name="Standard" style:list-style-name="WW8Num9">
      <style:paragraph-properties fo:text-align="start" style:justify-single-word="false"/>
    </style:style>
    <style:style style:name="P46" style:family="paragraph" style:parent-style-name="Standard" style:list-style-name="WW8Num13">
      <style:paragraph-properties fo:text-align="start" style:justify-single-word="false"/>
    </style:style>
    <style:style style:name="P47" style:family="paragraph" style:parent-style-name="Standard" style:list-style-name="WW8Num7">
      <style:paragraph-properties fo:text-align="start" style:justify-single-word="false"/>
      <style:text-properties style:font-name="Arial" style:font-name-complex="Arial"/>
    </style:style>
    <style:style style:name="P48" style:family="paragraph" style:parent-style-name="Standard" style:list-style-name="WW8Num12">
      <style:paragraph-properties fo:text-align="start" style:justify-single-word="false"/>
      <style:text-properties style:font-name="Arial" style:font-name-complex="Arial"/>
    </style:style>
    <style:style style:name="P49" style:family="paragraph" style:parent-style-name="Standard" style:list-style-name="L1">
      <style:paragraph-properties fo:text-align="start" style:justify-single-word="false"/>
      <style:text-properties style:font-name="Arial" fo:font-size="12pt" style:text-underline-style="none" style:font-size-asian="12pt" style:font-size-complex="12pt"/>
    </style:style>
    <style:style style:name="P50" style:family="paragraph" style:parent-style-name="Standard" style:list-style-name="L10">
      <style:text-properties style:font-name="Arial" fo:font-size="12pt" style:text-underline-style="none" style:font-size-asian="12pt" style:font-size-complex="12pt"/>
    </style:style>
    <style:style style:name="P51" style:family="paragraph" style:parent-style-name="Standard" style:list-style-name="L1">
      <style:paragraph-properties fo:text-align="start" style:justify-single-word="false"/>
      <style:text-properties style:font-name="Arial" fo:font-size="12pt" style:text-underline-style="solid" style:text-underline-width="auto" style:text-underline-color="font-color" style:font-size-asian="12pt" style:font-size-complex="12pt"/>
    </style:style>
    <style:style style:name="P52"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Standard" style:list-style-name="L4">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6">
      <style:paragraph-properties fo:text-align="start" style:justify-single-word="false"/>
      <style:text-properties style:font-name="Arial" fo:font-size="12pt" style:font-size-asian="12pt" style:font-size-complex="12pt"/>
    </style:style>
    <style:style style:name="P57" style:family="paragraph" style:parent-style-name="Standard" style:list-style-name="L7">
      <style:text-properties style:font-name="Arial" fo:font-size="12pt" style:font-size-asian="12pt" style:font-size-complex="12pt"/>
    </style:style>
    <style:style style:name="P58" style:family="paragraph" style:parent-style-name="Standard" style:list-style-name="L9">
      <style:text-properties style:font-name="Arial" fo:font-size="12pt" style:font-size-asian="12pt" style:font-size-complex="12pt"/>
    </style:style>
    <style:style style:name="P59" style:family="paragraph" style:parent-style-name="Standard" style:list-style-name="L8">
      <style:text-properties style:font-name="Arial"/>
    </style:style>
    <style:style style:name="P60" style:family="paragraph" style:parent-style-name="Standard">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font-size="12pt" fo:language="zxx" fo:country="none" style:text-underline-style="none" style:letter-kerning="true" fo:background-color="transparent" style:font-name-asian="Microsoft YaHei" style:font-size-asian="12pt" style:language-asian="zxx" style:country-asian="none" style:font-name-complex="Mangal1" style:font-size-complex="12pt" style:language-complex="zxx" style:country-complex="none" fo:hyphenate="false" fo:hyphenation-remain-char-count="2" fo:hyphenation-push-char-count="2"/>
    </style:style>
    <style:style style:name="P61" style:family="paragraph" style:parent-style-name="Text_20_body" style:list-style-name="WW8Num11">
      <style:paragraph-properties fo:margin-left="1.247cm" fo:margin-right="0cm" fo:margin-top="0cm" fo:margin-bottom="0cm" fo:text-indent="-0.499cm" style:auto-text-indent="false">
        <style:tab-stops>
          <style:tab-stop style:position="0cm"/>
        </style:tab-stops>
      </style:paragraph-properties>
      <style:text-properties fo:font-style="italic" style:font-style-asian="italic" style:font-style-complex="italic"/>
    </style:style>
    <style:style style:name="P62" style:family="paragraph" style:parent-style-name="Text_20_body" style:list-style-name="WW8Num11">
      <style:paragraph-properties fo:margin-left="1.247cm" fo:margin-right="0cm" fo:text-indent="-0.499cm" style:auto-text-indent="false">
        <style:tab-stops>
          <style:tab-stop style:position="0cm"/>
        </style:tab-stops>
      </style:paragraph-properties>
      <style:text-properties fo:font-style="italic" style:font-style-asian="italic" style:font-style-complex="italic"/>
    </style:style>
    <style:style style:name="P63" style:family="paragraph" style:parent-style-name="Text_20_body">
      <style:paragraph-properties fo:margin-top="0.423cm" fo:margin-bottom="0.212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4" style:family="paragraph" style:parent-style-name="Heading_20_2">
      <style:paragraph-properties fo:margin-top="0.423cm" fo:margin-bottom="0.212cm" fo:orphans="0" fo:widows="0" fo:hyphenation-ladder-count="no-limit" fo:keep-with-next="always" style:text-autospace="ideograph-alpha" style:punctuation-wrap="hanging" style:line-break="strict" style:writing-mode="lr-tb"/>
      <style:text-properties style:use-window-font-color="true" style:font-name="Arial" fo:language="zxx" fo:country="none" style:letter-kerning="true" style:font-name-asian="Microsoft YaHei" style:language-asian="zxx" style:country-asian="none" style:font-name-complex="Mangal1" style:language-complex="zxx" style:country-complex="none" fo:hyphenate="false" fo:hyphenation-remain-char-count="2" fo:hyphenation-push-char-count="2"/>
    </style:style>
    <style:style style:name="P65" style:family="paragraph" style:parent-style-name="Heading_20_3">
      <style:paragraph-properties fo:margin-top="0.423cm" fo:margin-bottom="0.212cm" fo:orphans="0" fo:widows="0" fo:hyphenation-ladder-count="no-limit" fo:keep-with-next="always" style:text-autospace="ideograph-alpha" style:punctuation-wrap="hanging" style:line-break="strict" style:writing-mode="lr-tb"/>
      <style:text-properties style:use-window-font-color="true" style:font-name="Arial" fo:language="zxx" fo:country="none" style:letter-kerning="true" style:font-name-asian="Microsoft YaHei" style:language-asian="zxx" style:country-asian="none" style:font-name-complex="Mangal1" style:language-complex="zxx" style:country-complex="none" fo:hyphenate="false" fo:hyphenation-remain-char-count="2" fo:hyphenation-push-char-count="2"/>
    </style:style>
    <style:style style:name="P66" style:family="paragraph">
      <style:text-properties fo:font-style="italic" style:font-style-asian="italic" style:font-style-complex="italic"/>
    </style:style>
    <style:style style:name="P67"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style:font-name-complex="Arial"/>
    </style:style>
    <style:style style:name="T3" style:family="text">
      <style:text-properties style:font-name="Arial" style:font-name-asian="Arial"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weight="bold" style:font-name-asian="Arial" style:font-weight-asian="bold" style:font-name-complex="Arial" style:font-weight-complex="bold"/>
    </style:style>
    <style:style style:name="T6" style:family="text">
      <style:text-properties style:font-name="Arial" fo:font-style="normal" style:font-style-asian="normal" style:font-name-complex="Arial" style:font-style-complex="normal"/>
    </style:style>
    <style:style style:name="T7" style:family="text">
      <style:text-properties style:font-name="Arial" fo:font-style="normal" style:font-name-asian="Arial" style:font-style-asian="normal" style:font-name-complex="Arial" style:font-style-complex="normal"/>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tyle="italic" style:font-name-asian="Arial" style:font-style-asian="italic" style:font-name-complex="Arial" style:font-style-complex="italic"/>
    </style:style>
    <style:style style:name="T10" style:family="text">
      <style:text-properties style:font-name="Arial" fo:font-weight="normal" style:font-weight-asian="normal" style:font-name-complex="Arial" style:font-weight-complex="normal"/>
    </style:style>
    <style:style style:name="T11" style:family="text">
      <style:text-properties style:font-name="Arial" fo:font-weight="normal" style:font-name-asian="Arial" style:font-weight-asian="normal" style:font-name-complex="Arial" style:font-weight-complex="normal"/>
    </style:style>
    <style:style style:name="T12" style:family="text">
      <style:text-properties style:font-name="Arial" fo:background-color="#ffff00" style:font-name-complex="Arial"/>
    </style:style>
    <style:style style:name="T13" style:family="text">
      <style:text-properties style:font-name="Arial" fo:background-color="#ffff00" style:font-name-asian="Arial" style:font-name-complex="Arial"/>
    </style:style>
    <style:style style:name="T14" style:family="text">
      <style:text-properties style:font-name="Arial" style:font-name-asian="Times New Roman" style:font-name-complex="Arial"/>
    </style:style>
    <style:style style:name="T15" style:family="text">
      <style:text-properties style:font-name="Arial" style:text-underline-style="solid" style:text-underline-width="auto" style:text-underline-color="font-color" style:font-name-complex="Arial"/>
    </style:style>
    <style:style style:name="T16" style:family="text">
      <style:text-properties style:font-name="Arial" style:text-underline-style="solid" style:text-underline-width="auto" style:text-underline-color="font-color" style:font-name-asian="Arial" style:font-name-complex="Arial"/>
    </style:style>
    <style:style style:name="T17" style:family="text">
      <style:text-properties style:font-name-asian="Arial"/>
    </style:style>
    <style:style style:name="T18" style:family="text">
      <style:text-properties style:font-name-asian="Arial" style:font-name-complex="Arial"/>
    </style:style>
    <style:style style:name="T19" style:family="text">
      <style:text-properties fo:font-style="italic" style:font-style-asian="italic" style:font-style-complex="italic"/>
    </style:style>
    <style:style style:name="T20" style:family="text">
      <style:text-properties fo:font-style="italic" style:font-name-asian="Times New Roman" style:font-style-asian="italic" style:font-name-complex="Times New Roman" style:font-style-complex="italic"/>
    </style:style>
    <style:style style:name="T21" style:family="text">
      <style:text-properties fo:font-style="italic" style:font-name-asian="Courier New" style:font-style-asian="italic" style:font-style-complex="italic"/>
    </style:style>
    <style:style style:name="T22" style:family="text">
      <style:text-properties fo:font-weight="normal" style:font-weight-asian="normal" style:font-weight-complex="normal"/>
    </style:style>
    <style:style style:name="T23" style:family="text">
      <style:text-properties fo:font-weight="normal" fo:background-color="transparent" style:font-weight-asian="normal" style:font-weight-complex="normal"/>
    </style:style>
    <style:style style:name="T24" style:family="text">
      <style:text-properties fo:color="#004586" style:font-name="Arial" fo:font-weight="bold" style:font-weight-asian="bold" style:font-name-complex="Arial" style:font-weight-complex="bold"/>
    </style:style>
    <style:style style:name="T25" style:family="text">
      <style:text-properties fo:color="#004586" style:font-name="Arial" fo:font-weight="bold" style:font-name-asian="Arial" style:font-weight-asian="bold" style:font-name-complex="Arial" style:font-weight-complex="bold"/>
    </style:style>
    <style:style style:name="T26" style:family="text">
      <style:text-properties fo:background-color="#ffff00"/>
    </style:style>
    <style:style style:name="T27" style:family="text">
      <style:text-properties fo:color="#000000" style:font-name="Arial" style:text-underline-style="none" style:font-name-complex="Arial"/>
    </style:style>
    <style:style style:name="T28" style:family="text">
      <style:text-properties fo:color="#000000" style:font-name="Arial" style:text-underline-style="none" style:font-name-asian="Arial" style:font-name-complex="Arial"/>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T31" style:family="text">
      <style:text-properties style:text-underline-style="none" fo:background-color="#ffff00"/>
    </style:style>
    <style:style style:name="T32" style:family="text">
      <style:text-properties style:font-name-asian="Times New Roman" style:font-name-complex="Times New Roman"/>
    </style:style>
    <style:style style:name="T33" style:family="text">
      <style:text-properties style:font-name-asian="Courier New"/>
    </style:style>
    <style:style style:name="T34" style:family="text">
      <style:text-properties style:font-name="monospace" fo:font-style="italic" style:font-style-asian="italic" style:font-name-complex="monospace" style:font-style-complex="italic"/>
    </style:style>
    <style:style style:name="T35" style:family="text">
      <style:text-properties style:font-name="monospace" fo:font-style="italic" style:font-name-asian="monospace" style:font-style-asian="italic" style:font-name-complex="monospace" style:font-style-complex="italic"/>
    </style:style>
    <style:style style:name="T36" style:family="text">
      <style:text-properties fo:color="#660066" style:font-name="monospace" fo:font-style="italic" style:font-style-asian="italic" style:font-name-complex="monospace" style:font-style-complex="italic"/>
    </style:style>
    <style:style style:name="T37" style:family="text">
      <style:text-properties fo:color="#339933" style:font-name="monospace" fo:font-style="italic" style:font-style-asian="italic" style:font-name-complex="monospace" style:font-style-complex="italic"/>
    </style:style>
    <style:style style:name="T38" style:family="text">
      <style:text-properties fo:color="#000066" style:font-name="monospace" fo:font-style="italic" fo:font-weight="bold" style:font-style-asian="italic" style:font-weight-asian="bold" style:font-name-complex="monospace" style:font-style-complex="italic"/>
    </style:style>
    <style:style style:name="T39" style:family="text">
      <style:text-properties fo:color="#000066" style:font-name="monospace" fo:font-style="italic" style:font-style-asian="italic" style:font-name-complex="monospace" style:font-style-complex="italic"/>
    </style:style>
    <style:style style:name="T40" style:family="text">
      <style:text-properties fo:color="#003366" style:font-name="monospace" fo:font-style="italic" fo:font-weight="bold" style:font-style-asian="italic" style:font-weight-asian="bold" style:font-name-complex="monospace" style:font-style-complex="italic"/>
    </style:style>
    <style:style style:name="T41" style:family="text">
      <style:text-properties fo:color="#009900" style:font-name="monospace" fo:font-style="italic" style:font-style-asian="italic" style:font-name-complex="monospace" style:font-style-complex="italic"/>
    </style:style>
    <style:style style:name="T42" style:family="text">
      <style:text-properties fo:color="#3366cc" style:font-name="monospace" fo:font-style="italic" style:font-style-asian="italic" style:font-name-complex="monospace" style:font-style-complex="italic"/>
    </style:style>
    <style:style style:name="T43" style:family="text">
      <style:text-properties fo:background-color="transparent"/>
    </style:style>
    <style:style style:name="T44" style:family="text">
      <style:text-properties style:use-window-font-color="true" style:font-name="Arial" fo:language="zxx" fo:country="none" style:letter-kerning="true" style:font-name-asian="Microsoft YaHei" style:language-asian="zxx" style:country-asian="none" style:font-name-complex="Mangal1" style:language-complex="zxx" style:country-complex="none"/>
    </style:style>
    <style:style style:name="T45" style:family="text">
      <style:text-properties style:use-window-font-color="true" style:font-name="Arial" fo:language="zxx" fo:country="none" style:letter-kerning="true" fo:background-color="#ffff00" style:font-name-asian="Microsoft YaHei" style:language-asian="zxx" style:country-asian="none" style:font-name-complex="Mangal1" style:language-complex="zxx" style:country-complex="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Lab</text:span><text:span text:style-name="T5"> </text:span><text:span text:style-name="T4">Project</text:span></text:p>
      <text:p text:style-name="P2"/>
      <text:p text:style-name="P2"/>
      <text:p text:style-name="P2"/>
      <text:p text:style-name="P2"/>
      <text:p text:style-name="P2"/>
      <text:p text:style-name="P2"/>
      <text:p text:style-name="P2"/>
      <text:p text:style-name="P2"/>
      <text:section text:style-name="Sect1" text:name="Section3">
        <text:table-of-content text:style-name="Sect2"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p text:style-name="Contents_20_Heading"/>
            </text:index-title>
            <text:p text:style-name="P33"><text:a xlink:type="simple" xlink:href="#__RefHeading__13193_67689606" text:style-name="Index_20_Link" text:visited-style-name="Index_20_Link">1Composition de l'equipe<text:tab/>2</text:a></text:p>
            <text:p text:style-name="P33"><text:a xlink:type="simple" xlink:href="#__RefHeading__13195_67689606" text:style-name="Index_20_Link" text:visited-style-name="Index_20_Link">2Résultats du brainstorming<text:tab/>2</text:a></text:p>
            <text:p text:style-name="P33"><text:a xlink:type="simple" xlink:href="#__RefHeading__13197_67689606" text:style-name="Index_20_Link" text:visited-style-name="Index_20_Link">3Description fonctionnelle<text:tab/>5</text:a></text:p>
            <text:p text:style-name="P34"><text:a xlink:type="simple" xlink:href="#__RefHeading__13199_67689606" text:style-name="Index_20_Link" text:visited-style-name="Index_20_Link">3.1Description générale du jeu<text:tab/>5</text:a></text:p>
            <text:p text:style-name="P34"><text:a xlink:type="simple" xlink:href="#__RefHeading__13201_67689606" text:style-name="Index_20_Link" text:visited-style-name="Index_20_Link">3.2Challenges clés du jeu<text:tab/>6</text:a></text:p>
            <text:p text:style-name="P34"><text:a xlink:type="simple" xlink:href="#__RefHeading__13203_67689606" text:style-name="Index_20_Link" text:visited-style-name="Index_20_Link">3.3Progression du joueur<text:tab/>7</text:a></text:p>
            <text:p text:style-name="P34"><text:a xlink:type="simple" xlink:href="#__RefHeading__13205_67689606" text:style-name="Index_20_Link" text:visited-style-name="Index_20_Link">3.4Mécanismes du jeu<text:tab/>9</text:a></text:p>
            <text:p text:style-name="P35"><text:a xlink:type="simple" xlink:href="#__RefHeading__13207_67689606" text:style-name="Index_20_Link" text:visited-style-name="Index_20_Link">Les tiles<text:tab/>9</text:a></text:p>
            <text:p text:style-name="P35"><text:a xlink:type="simple" xlink:href="#__RefHeading__13209_67689606" text:style-name="Index_20_Link" text:visited-style-name="Index_20_Link">Les éléments<text:tab/>11</text:a></text:p>
            <text:p text:style-name="P35"><text:a xlink:type="simple" xlink:href="#__RefHeading__13211_67689606" text:style-name="Index_20_Link" text:visited-style-name="Index_20_Link">Les Champions<text:tab/>12</text:a></text:p>
            <text:p text:style-name="P34"><text:a xlink:type="simple" xlink:href="#__RefHeading__13213_67689606" text:style-name="Index_20_Link" text:visited-style-name="Index_20_Link">3.5Menus du jeu<text:tab/>13</text:a></text:p>
            <text:p text:style-name="P33"><text:a xlink:type="simple" xlink:href="#__RefHeading__13215_67689606" text:style-name="Index_20_Link" text:visited-style-name="Index_20_Link">4Description Technique du site<text:tab/>13</text:a></text:p>
            <text:p text:style-name="P34"><text:a xlink:type="simple" xlink:href="#__RefHeading__13217_67689606" text:style-name="Index_20_Link" text:visited-style-name="Index_20_Link">4.1Back end<text:tab/>13</text:a></text:p>
            <text:p text:style-name="P34"><text:a xlink:type="simple" xlink:href="#__RefHeading__13219_67689606" text:style-name="Index_20_Link" text:visited-style-name="Index_20_Link">4.2Front end<text:tab/>14</text:a></text:p>
            <text:p text:style-name="P33"><text:a xlink:type="simple" xlink:href="#__RefHeading__13221_67689606" text:style-name="Index_20_Link" text:visited-style-name="Index_20_Link">5Description technique du jeu<text:tab/>15</text:a></text:p>
            <text:p text:style-name="P34"><text:a xlink:type="simple" xlink:href="#__RefHeading__13223_67689606" text:style-name="Index_20_Link" text:visited-style-name="Index_20_Link">5.1Generalites<text:tab/>15</text:a></text:p>
            <text:p text:style-name="P34"><text:a xlink:type="simple" xlink:href="#__RefHeading__13225_67689606" text:style-name="Index_20_Link" text:visited-style-name="Index_20_Link">5.2Le chargement des assets dans le jeu<text:tab/>16</text:a></text:p>
          </text:index-body>
        </text:table-of-content>
        <text:p text:style-name="P2"/>
        <text:p text:style-name="P18"/>
        <text:h text:style-name="Heading_20_1" text:outline-level="1"><text:bookmark-start text:name="__RefHeading__13193_67689606"/>Composition<text:span text:style-name="T18"> </text:span>de<text:span text:style-name="T18"> </text:span>l'equipe<text:bookmark-end text:name="__RefHeading__13193_67689606"/></text:h>
        <table:table table:name="Tableau1" table:style-name="Tableau1">
          <table:table-column table:style-name="Tableau1.A"/>
          <table:table-column table:style-name="Tableau1.B"/>
          <table:table-row table:style-name="Tableau1.1">
            <table:table-cell table:style-name="Tableau1.A1" office:value-type="string">
              <text:p text:style-name="P24">Nom</text:p>
            </table:table-cell>
            <table:table-cell table:style-name="Tableau1.B1" office:value-type="string">
              <text:p text:style-name="P24">Fonction</text:p>
            </table:table-cell>
          </table:table-row>
          <table:table-row table:style-name="Tableau1.1">
            <table:table-cell table:style-name="Tableau1.A2" office:value-type="string">
              <text:p text:style-name="P23">Lilian</text:p>
            </table:table-cell>
            <table:table-cell table:style-name="Tableau1.B2" office:value-type="string">
              <text:p text:style-name="P22"><text:span text:style-name="T2">Game</text:span><text:span text:style-name="T3"> </text:span><text:span text:style-name="T2">designer</text:span></text:p>
            </table:table-cell>
          </table:table-row>
          <table:table-row table:style-name="Tableau1.1">
            <table:table-cell table:style-name="Tableau1.A3" office:value-type="string">
              <text:p text:style-name="P23">Florian</text:p>
            </table:table-cell>
            <table:table-cell table:style-name="Tableau1.B3" office:value-type="string">
              <text:p text:style-name="P22"><text:span text:style-name="T2">Dev.</text:span><text:span text:style-name="T3"> </text:span><text:span text:style-name="T2">back</text:span><text:span text:style-name="T3"> </text:span><text:span text:style-name="T2">end</text:span></text:p>
            </table:table-cell>
          </table:table-row>
          <table:table-row table:style-name="Tableau1.1">
            <table:table-cell table:style-name="Tableau1.A4" office:value-type="string">
              <text:p text:style-name="P23">David</text:p>
            </table:table-cell>
            <table:table-cell table:style-name="Tableau1.B4" office:value-type="string">
              <text:p text:style-name="P22"><text:span text:style-name="T2">Dev.</text:span><text:span text:style-name="T3"> </text:span><text:span text:style-name="T2">front</text:span><text:span text:style-name="T3"> </text:span><text:span text:style-name="T2">end</text:span></text:p>
            </table:table-cell>
          </table:table-row>
          <table:table-row table:style-name="Tableau1.1">
            <table:table-cell table:style-name="Tableau1.A5" office:value-type="string">
              <text:p text:style-name="P23">Jerome</text:p>
            </table:table-cell>
            <table:table-cell table:style-name="Tableau1.B5" office:value-type="string">
              <text:p text:style-name="P22"><text:span text:style-name="T2">Dev.</text:span><text:span text:style-name="T3"> </text:span><text:span text:style-name="T2">front</text:span><text:span text:style-name="T3"> </text:span><text:span text:style-name="T2">end</text:span></text:p>
            </table:table-cell>
          </table:table-row>
        </table:table>
        <text:p text:style-name="P16"/>
        <text:h text:style-name="Heading_20_1" text:outline-level="1"><text:bookmark-start text:name="__RefHeading__13195_67689606"/><text:span text:style-name="T4">Résultats</text:span><text:span text:style-name="T5"> </text:span><text:span text:style-name="T4">du</text:span><text:span text:style-name="T5"> </text:span><text:span text:style-name="T4">brainstorming</text:span><text:bookmark-end text:name="__RefHeading__13195_67689606"/></text:h>
        <text:p text:style-name="P16"><text:span text:style-name="T2">Cette</text:span><text:span text:style-name="T3"> </text:span><text:span text:style-name="T2">partie</text:span><text:span text:style-name="T3"> </text:span><text:span text:style-name="T2">détaille</text:span><text:span text:style-name="T3"> </text:span><text:span text:style-name="T2">les</text:span><text:span text:style-name="T3"> </text:span><text:span text:style-name="T2">raisons</text:span><text:span text:style-name="T3"> </text:span><text:span text:style-name="T2">qui</text:span><text:span text:style-name="T3"> </text:span><text:span text:style-name="T2">nous</text:span><text:span text:style-name="T3"> </text:span><text:span text:style-name="T2">ont</text:span><text:span text:style-name="T3"> </text:span><text:span text:style-name="T2">fait</text:span><text:span text:style-name="T3"> </text:span><text:span text:style-name="T2">entreprendre</text:span><text:span text:style-name="T3"> </text:span><text:span text:style-name="T2">ce</text:span><text:span text:style-name="T3"> </text:span><text:span text:style-name="T2">projet</text:span><text:span text:style-name="T3"> </text:span><text:span text:style-name="T2">ainsi</text:span><text:span text:style-name="T3"> </text:span><text:span text:style-name="T2">que</text:span><text:span text:style-name="T3"> </text:span><text:span text:style-name="T2">les</text:span><text:span text:style-name="T3"> </text:span><text:span text:style-name="T2">directions,</text:span><text:span text:style-name="T3"> </text:span><text:span text:style-name="T2">résultant</text:span><text:span text:style-name="T3"> </text:span><text:span text:style-name="T2">de</text:span><text:span text:style-name="T3"> </text:span><text:span text:style-name="T2">la</text:span><text:span text:style-name="T3"> </text:span><text:span text:style-name="T2">convergence</text:span><text:span text:style-name="T3"> </text:span><text:span text:style-name="T2">de</text:span><text:span text:style-name="T3"> </text:span><text:span text:style-name="T2">nos</text:span><text:span text:style-name="T3"> </text:span><text:span text:style-name="T2">choix</text:span><text:span text:style-name="T3"> </text:span><text:span text:style-name="T2">et</text:span><text:span text:style-name="T3"> </text:span><text:span text:style-name="T2">de</text:span><text:span text:style-name="T3"> </text:span><text:span text:style-name="T2">nos</text:span><text:span text:style-name="T3"> </text:span><text:span text:style-name="T2">idées,</text:span><text:span text:style-name="T3"> </text:span><text:span text:style-name="T2">retenues</text:span><text:span text:style-name="T3"> </text:span><text:span text:style-name="T2">dans</text:span><text:span text:style-name="T3"> </text:span><text:span text:style-name="T2">le</text:span><text:span text:style-name="T3"> </text:span><text:span text:style-name="T2">cadre</text:span><text:span text:style-name="T3"> </text:span><text:span text:style-name="T2">de</text:span><text:span text:style-name="T3"> </text:span><text:span text:style-name="T2">sa</text:span><text:span text:style-name="T3"> </text:span><text:span text:style-name="T2">réalisation.</text:span></text:p>
        <text:p text:style-name="P16"><text:span text:style-name="T2">Son</text:span><text:span text:style-name="T3"> </text:span><text:span text:style-name="T2">objectif</text:span><text:span text:style-name="T3"> </text:span><text:span text:style-name="T2">est</text:span><text:span text:style-name="T3"> </text:span><text:span text:style-name="T2">de</text:span><text:span text:style-name="T3"> </text:span><text:span text:style-name="T2">cadrer</text:span><text:span text:style-name="T3"> </text:span><text:span text:style-name="T2">le</text:span><text:span text:style-name="T3"> </text:span><text:span text:style-name="T2">périmètre</text:span><text:span text:style-name="T3"> </text:span><text:span text:style-name="T2">de</text:span><text:span text:style-name="T3"> </text:span><text:span text:style-name="T2">travail</text:span><text:span text:style-name="T3"> </text:span><text:span text:style-name="T2">lors</text:span><text:span text:style-name="T3"> </text:span><text:span text:style-name="T2">de</text:span><text:span text:style-name="T3"> </text:span><text:span text:style-name="T2">la</text:span><text:span text:style-name="T3"> </text:span><text:span text:style-name="T2">phase</text:span><text:span text:style-name="T3"> </text:span><text:span text:style-name="T2">de</text:span><text:span text:style-name="T3"> </text:span><text:span text:style-name="T2">lancement</text:span><text:span text:style-name="T3"> </text:span><text:span text:style-name="T2">et</text:span><text:span text:style-name="T3"> </text:span><text:span text:style-name="T2">aussi</text:span><text:span text:style-name="T3"> </text:span><text:span text:style-name="T2">de</text:span><text:span text:style-name="T3"> </text:span><text:span text:style-name="T2">nous</text:span><text:span text:style-name="T3"> </text:span><text:span text:style-name="T2">rappeler</text:span><text:span text:style-name="T3"> </text:span><text:span text:style-name="T2">à</text:span><text:span text:style-name="T3"> </text:span><text:span text:style-name="T2">tous</text:span><text:span text:style-name="T3"> </text:span><text:span text:style-name="T2">pourquoi</text:span><text:span text:style-name="T3"> </text:span><text:span text:style-name="T2">nous</text:span><text:span text:style-name="T3"> </text:span><text:span text:style-name="T2">nous</text:span><text:span text:style-name="T3"> </text:span><text:span text:style-name="T2">sommes</text:span><text:span text:style-name="T3"> </text:span><text:span text:style-name="T2">lancés</text:span><text:span text:style-name="T3"> </text:span><text:span text:style-name="T2">dans</text:span><text:span text:style-name="T3"> </text:span><text:span text:style-name="T2">cette</text:span><text:span text:style-name="T3"> </text:span><text:span text:style-name="T2">aventure</text:span><text:span text:style-name="T3"> </text:span><text:span text:style-name="T2">et</text:span><text:span text:style-name="T3"> </text:span><text:span text:style-name="T2">quelles</text:span><text:span text:style-name="T3"> </text:span><text:span text:style-name="T2">sont</text:span><text:span text:style-name="T3"> </text:span><text:span text:style-name="T2">les</text:span><text:span text:style-name="T3"> </text:span><text:span text:style-name="T2">motivations</text:span><text:span text:style-name="T3"> </text:span><text:span text:style-name="T2">profondes</text:span><text:span text:style-name="T3"> </text:span><text:span text:style-name="T2">qui</text:span><text:span text:style-name="T3"> </text:span><text:span text:style-name="T2">nous</text:span><text:span text:style-name="T3"> </text:span><text:span text:style-name="T2">permettront</text:span><text:span text:style-name="T3"> </text:span><text:span text:style-name="T2">d'aller</text:span><text:span text:style-name="T3"> </text:span><text:span text:style-name="T2">au</text:span><text:span text:style-name="T3"> </text:span><text:span text:style-name="T2">bout</text:span><text:span text:style-name="T3"> </text:span><text:span text:style-name="T2">et</text:span><text:span text:style-name="T3"> </text:span><text:span text:style-name="T2">de</text:span><text:span text:style-name="T3"> </text:span><text:span text:style-name="T2">réussir.</text:span></text:p>
        <text:p text:style-name="P3"/>
        <text:list xml:id="list31660622" text:style-name="WW8Num2">
          <text:list-item>
            <text:p text:style-name="P37"><text:span text:style-name="T2">Pourquoi</text:span><text:span text:style-name="T3"> </text:span><text:span text:style-name="T2">entreprendre</text:span><text:span text:style-name="T3"> </text:span><text:span text:style-name="T2">?</text:span></text:p>
          </text:list-item>
        </text:list>
        <text:p text:style-name="P16"><text:span text:style-name="T4">Lassés</text:span><text:span text:style-name="T5"> </text:span><text:span text:style-name="T4">d'être</text:span><text:span text:style-name="T5"> </text:span><text:span text:style-name="T4">exploités</text:span><text:span text:style-name="T3"> </text:span><text:span text:style-name="T2">par</text:span><text:span text:style-name="T3"> </text:span><text:span text:style-name="T2">des</text:span><text:span text:style-name="T3"> </text:span><text:span text:style-name="T2">géants</text:span><text:span text:style-name="T3"> </text:span><text:span text:style-name="T2">(plus</text:span><text:span text:style-name="T3"> </text:span><text:span text:style-name="T2">ou</text:span><text:span text:style-name="T3"> </text:span><text:span text:style-name="T2">moins</text:span><text:span text:style-name="T3"> </text:span><text:span text:style-name="T2">grands</text:span><text:span text:style-name="T3"> </text:span><text:span text:style-name="T2">et</text:span><text:span text:style-name="T3"> </text:span><text:span text:style-name="T2">grassouillets)</text:span><text:span text:style-name="T3"> </text:span><text:span text:style-name="T2">de</text:span><text:span text:style-name="T3"> </text:span><text:span text:style-name="T2">l'économie</text:span><text:span text:style-name="T3"> </text:span><text:span text:style-name="T2">et</text:span><text:span text:style-name="T3"> </text:span><text:span text:style-name="T4">conscients</text:span><text:span text:style-name="T5"> </text:span><text:span text:style-name="T4">de</text:span><text:span text:style-name="T5"> </text:span><text:span text:style-name="T4">nos</text:span><text:span text:style-name="T5"> </text:span><text:span text:style-name="T4">compétences</text:span><text:span text:style-name="T5"> </text:span><text:span text:style-name="T4">et</text:span><text:span text:style-name="T5"> </text:span><text:span text:style-name="T4">de</text:span><text:span text:style-name="T5"> </text:span><text:span text:style-name="T4">nos</text:span><text:span text:style-name="T5"> </text:span><text:span text:style-name="T4">talents</text:span><text:span text:style-name="T3"> </text:span><text:span text:style-name="T2">respectifs</text:span><text:span text:style-name="T3"> </text:span><text:span text:style-name="T2">injustement</text:span><text:span text:style-name="T3"> </text:span><text:span text:style-name="T2">récompensés,</text:span><text:span text:style-name="T3"> </text:span><text:span text:style-name="T2">nous</text:span><text:span text:style-name="T3"> </text:span><text:span text:style-name="T2">considérions</text:span><text:span text:style-name="T3"> </text:span><text:span text:style-name="T2">qu'il</text:span><text:span text:style-name="T3"> </text:span><text:span text:style-name="T2">est</text:span><text:span text:style-name="T3"> </text:span><text:span text:style-name="T2">temps</text:span><text:span text:style-name="T3"> </text:span><text:span text:style-name="T2">d'essayer</text:span><text:span text:style-name="T3"> </text:span><text:span text:style-name="T2">de</text:span><text:span text:style-name="T3"> </text:span><text:span text:style-name="T2">sortir</text:span><text:span text:style-name="T3"> </text:span><text:span text:style-name="T2">de</text:span><text:span text:style-name="T3"> </text:span><text:span text:style-name="T2">la</text:span><text:span text:style-name="T3"> </text:span><text:span text:style-name="T2">fadeur</text:span><text:span text:style-name="T3"> </text:span><text:span text:style-name="T2">infertile</text:span><text:span text:style-name="T3"> </text:span><text:span text:style-name="T2">de</text:span><text:span text:style-name="T3"> </text:span><text:span text:style-name="T2">nos</text:span><text:span text:style-name="T3"> </text:span><text:span text:style-name="T2">vies</text:span><text:span text:style-name="T3"> </text:span><text:span text:style-name="T2">professionnelles</text:span><text:span text:style-name="T3"> </text:span><text:span text:style-name="T2">qui</text:span><text:span text:style-name="T3"> </text:span><text:span text:style-name="T2">gaspillent</text:span><text:span text:style-name="T3"> </text:span><text:span text:style-name="T2">avec</text:span><text:span text:style-name="T3"> </text:span><text:span text:style-name="T2">une</text:span><text:span text:style-name="T3"> </text:span><text:span text:style-name="T2">goulue</text:span><text:span text:style-name="T3"> </text:span><text:span text:style-name="T2">chronophagie</text:span><text:span text:style-name="T3"> </text:span><text:span text:style-name="T2">notre</text:span><text:span text:style-name="T3"> </text:span><text:span text:style-name="T2">précieux</text:span><text:span text:style-name="T3"> </text:span><text:span text:style-name="T2">temps</text:span><text:span text:style-name="T3"> </text:span><text:span text:style-name="T2">de</text:span><text:span text:style-name="T3"> </text:span><text:span text:style-name="T2">vie</text:span><text:span text:style-name="T3"> </text:span><text:span text:style-name="T2">!</text:span></text:p>
        <text:p text:style-name="P16"><text:span text:style-name="T2">La</text:span><text:span text:style-name="T3"> </text:span><text:span text:style-name="T2">solution</text:span><text:span text:style-name="T3"> </text:span><text:span text:style-name="T2">?</text:span><text:span text:style-name="T3"> </text:span><text:span text:style-name="T2">Mettre</text:span><text:span text:style-name="T3"> </text:span><text:span text:style-name="T2">à</text:span><text:span text:style-name="T3"> </text:span><text:span text:style-name="T2">profit</text:span><text:span text:style-name="T3"> </text:span><text:span text:style-name="T2">notre</text:span><text:span text:style-name="T3"> </text:span><text:span text:style-name="T2">énergie</text:span><text:span text:style-name="T3"> </text:span><text:span text:style-name="T2">pour</text:span><text:span text:style-name="T3"> </text:span><text:span text:style-name="T2">inventer,</text:span><text:span text:style-name="T3"> </text:span><text:span text:style-name="T2">créer</text:span><text:span text:style-name="T3"> </text:span><text:span text:style-name="T2">et</text:span><text:span text:style-name="T3"> </text:span><text:span text:style-name="T2">bâtir.</text:span><text:span text:style-name="T3"> </text:span><text:span text:style-name="T2">Dans</text:span><text:span text:style-name="T3"> </text:span><text:span text:style-name="T2">le</text:span><text:span text:style-name="T3"> </text:span><text:span text:style-name="T2">système</text:span><text:span text:style-name="T3"> </text:span><text:span text:style-name="T2">actuel</text:span><text:span text:style-name="T3"> </text:span><text:span text:style-name="T2">où</text:span><text:span text:style-name="T3"> </text:span><text:span text:style-name="T2">nous</text:span><text:span text:style-name="T3"> </text:span><text:span text:style-name="T2">devons</text:span><text:span text:style-name="T3"> </text:span><text:span text:style-name="T2">casser</text:span><text:span text:style-name="T3"> </text:span><text:span text:style-name="T2">la</text:span><text:span text:style-name="T3"> </text:span><text:span text:style-name="T2">tirelire</text:span><text:span text:style-name="T3"> </text:span><text:span text:style-name="T2">pour</text:span><text:span text:style-name="T3"> </text:span><text:span text:style-name="T2">bouffer,</text:span><text:span text:style-name="T3"> </text:span><text:span text:style-name="T2">payer</text:span><text:span text:style-name="T3"> </text:span><text:span text:style-name="T2">notre</text:span><text:span text:style-name="T3"> </text:span><text:span text:style-name="T2">loyer</text:span><text:span text:style-name="T3"> </text:span><text:span text:style-name="T2">et</text:span><text:span text:style-name="T3"> </text:span><text:span text:style-name="T2">bientôt</text:span><text:span text:style-name="T3"> </text:span><text:span text:style-name="T2">je</text:span><text:span text:style-name="T3"> </text:span><text:span text:style-name="T2">l'espère</text:span><text:span text:style-name="T3"> </text:span><text:span text:style-name="T2">nous</text:span><text:span text:style-name="T3"> </text:span><text:span text:style-name="T2">payer</text:span><text:span text:style-name="T3"> </text:span><text:span text:style-name="T2">un</text:span><text:span text:style-name="T3"> </text:span><text:span text:style-name="T2">yoat</text:span><text:span text:style-name="T3"> </text:span><text:span text:style-name="T2">avec</text:span><text:span text:style-name="T3"> </text:span><text:span text:style-name="T2">des</text:span><text:span text:style-name="T3"> </text:span><text:span text:style-name="T2">putes</text:span><text:span text:style-name="T3"> </text:span><text:span text:style-name="T2">tchèques</text:span><text:span text:style-name="T3"> </text:span><text:span text:style-name="T2">(vous</text:span><text:span text:style-name="T3"> </text:span><text:span text:style-name="T2">ne</text:span><text:span text:style-name="T3"> </text:span><text:span text:style-name="T2">m'empêcherez</text:span><text:span text:style-name="T3"> </text:span><text:span text:style-name="T2">pas</text:span><text:span text:style-name="T3"> </text:span><text:span text:style-name="T2">de</text:span><text:span text:style-name="T3"> </text:span><text:span text:style-name="T2">rêver</text:span><text:span text:style-name="T3"> </text:span><text:span text:style-name="T2">;p),</text:span><text:span text:style-name="T3"> </text:span><text:span text:style-name="T2">cela</text:span><text:span text:style-name="T3"> </text:span><text:span text:style-name="T2">s'appelle</text:span><text:span text:style-name="T3"> </text:span><text:span text:style-name="T4">entreprendre</text:span><text:span text:style-name="T2">.</text:span></text:p>
        <text:p text:style-name="P16"><text:span text:style-name="T2">Bien</text:span><text:span text:style-name="T3"> </text:span><text:span text:style-name="T2">entendu,</text:span><text:span text:style-name="T3"> </text:span><text:span text:style-name="T2">la</text:span><text:span text:style-name="T3"> </text:span><text:span text:style-name="T2">route</text:span><text:span text:style-name="T3"> </text:span><text:span text:style-name="T2">sera</text:span><text:span text:style-name="T3"> </text:span><text:span text:style-name="T2">longue</text:span><text:span text:style-name="T3"> </text:span><text:span text:style-name="T2">et</text:span><text:span text:style-name="T3"> </text:span><text:span text:style-name="T2">difficile</text:span><text:span text:style-name="T3"> </text:span><text:span text:style-name="T2">et</text:span><text:span text:style-name="T3"> </text:span><text:span text:style-name="T2">le</text:span><text:span text:style-name="T3"> </text:span><text:span text:style-name="T2">succès</text:span><text:span text:style-name="T3"> </text:span><text:span text:style-name="T2">pas</text:span><text:span text:style-name="T3"> </text:span><text:span text:style-name="T2">forcément</text:span><text:span text:style-name="T3"> </text:span><text:span text:style-name="T2">à</text:span><text:span text:style-name="T3"> </text:span><text:span text:style-name="T2">la</text:span><text:span text:style-name="T3"> </text:span><text:span text:style-name="T2">hauteur</text:span><text:span text:style-name="T3"> </text:span><text:span text:style-name="T2">de</text:span><text:span text:style-name="T3"> </text:span><text:span text:style-name="T2">nos</text:span><text:span text:style-name="T3"> </text:span><text:span text:style-name="T2">ambitions,</text:span><text:span text:style-name="T3"> </text:span><text:span text:style-name="T2">mais</text:span><text:span text:style-name="T3"> </text:span><text:span text:style-name="T2">il</text:span><text:span text:style-name="T3"> </text:span><text:span text:style-name="T2">est</text:span><text:span text:style-name="T3"> </text:span><text:span text:style-name="T2">indispensable</text:span><text:span text:style-name="T3"> </text:span><text:span text:style-name="T2">que</text:span><text:span text:style-name="T3"> </text:span><text:span text:style-name="T2">nous</text:span><text:span text:style-name="T3"> </text:span><text:span text:style-name="T2">investissions</text:span><text:span text:style-name="T3"> </text:span><text:span text:style-name="T2">tous</text:span><text:span text:style-name="T3"> </text:span><text:span text:style-name="T2">nos</text:span><text:span text:style-name="T3"> </text:span><text:span text:style-name="T2">moyens</text:span><text:span text:style-name="T3"> </text:span><text:span text:style-name="T2">intellectuels,</text:span><text:span text:style-name="T3"> </text:span><text:span text:style-name="T2">notre</text:span><text:span text:style-name="T3"> </text:span><text:span text:style-name="T2">volonté</text:span><text:span text:style-name="T3"> </text:span><text:span text:style-name="T2">et</text:span><text:span text:style-name="T3"> </text:span><text:span text:style-name="T2">notre</text:span><text:span text:style-name="T3"> </text:span><text:span text:style-name="T2">détermination</text:span><text:span text:style-name="T3"> </text:span><text:span text:style-name="T2">pour</text:span><text:span text:style-name="T3"> </text:span><text:span text:style-name="T2">forcer</text:span><text:span text:style-name="T3"> </text:span><text:span text:style-name="T2">le</text:span><text:span text:style-name="T3"> </text:span><text:span text:style-name="T2">destin</text:span><text:span text:style-name="T3"> </text:span><text:span text:style-name="T2">et</text:span><text:span text:style-name="T3"> </text:span><text:span text:style-name="T4">réussir</text:span><text:span text:style-name="T2">.</text:span></text:p>
        <text:p text:style-name="P3"/>
        <text:p text:style-name="P16"><text:span text:style-name="T2">Le</text:span><text:span text:style-name="T3"> </text:span><text:span text:style-name="T2">vie</text:span><text:span text:style-name="T3"> </text:span><text:span text:style-name="T2">est</text:span><text:span text:style-name="T3"> </text:span><text:span text:style-name="T2">trop</text:span><text:span text:style-name="T3"> </text:span><text:span text:style-name="T2">courte</text:span><text:span text:style-name="T3"> </text:span><text:span text:style-name="T2">pour</text:span><text:span text:style-name="T3"> </text:span><text:span text:style-name="T2">faire</text:span><text:span text:style-name="T3"> </text:span><text:span text:style-name="T2">les</text:span><text:span text:style-name="T3"> </text:span><text:span text:style-name="T2">choses</text:span><text:span text:style-name="T3"> </text:span><text:span text:style-name="T2">à</text:span><text:span text:style-name="T3"> </text:span><text:span text:style-name="T2">moitié.</text:span></text:p>
        <text:p text:style-name="P3"/>
        <text:list xml:id="list31640069" text:style-name="WW8Num3">
          <text:list-item>
            <text:p text:style-name="P38"><text:span text:style-name="T2">Pourquoi</text:span><text:span text:style-name="T3"> </text:span><text:span text:style-name="T2">un</text:span><text:span text:style-name="T3"> </text:span><text:span text:style-name="T2">jeu</text:span><text:span text:style-name="T3"> </text:span><text:span text:style-name="T2">informatique</text:span><text:span text:style-name="T3"> </text:span><text:span text:style-name="T2">?</text:span></text:p>
          </text:list-item>
        </text:list>
        <text:p text:style-name="P16"><text:span text:style-name="T6">Après</text:span><text:span text:style-name="T7"> </text:span><text:span text:style-name="T6">ce</text:span><text:span text:style-name="T7"> </text:span><text:span text:style-name="T6">petit</text:span><text:span text:style-name="T7"> </text:span><text:span text:style-name="T6">chauffage</text:span><text:span text:style-name="T7"> </text:span><text:span text:style-name="T6">à</text:span><text:span text:style-name="T7"> </text:span><text:span text:style-name="T6">blanc</text:span><text:span text:style-name="T7"> </text:span><text:span text:style-name="T6">galvanisateur,</text:span><text:span text:style-name="T7"> </text:span><text:span text:style-name="T6">digne</text:span><text:span text:style-name="T7"> </text:span><text:span text:style-name="T6">d'une</text:span><text:span text:style-name="T7"> </text:span><text:span text:style-name="T6">harangue</text:span><text:span text:style-name="T7"> </text:span><text:span text:style-name="T6">propagandiste</text:span><text:span text:style-name="T7"> </text:span><text:span text:style-name="T6">nazie</text:span><text:span text:style-name="T7"> </text:span><text:span text:style-name="T6">ou</text:span><text:span text:style-name="T7"> </text:span><text:span text:style-name="T6">presque,</text:span><text:span text:style-name="T7"> </text:span><text:span text:style-name="T6">passons</text:span><text:span text:style-name="T7"> </text:span><text:span text:style-name="T6">aux</text:span><text:span text:style-name="T7"> </text:span><text:span text:style-name="T6">raisons</text:span><text:span text:style-name="T7"> </text:span><text:span text:style-name="T6">qui</text:span><text:span text:style-name="T7"> </text:span><text:span text:style-name="T6">ont</text:span><text:span text:style-name="T7"> </text:span><text:span text:style-name="T6">orienté</text:span><text:span text:style-name="T7"> </text:span><text:span text:style-name="T6">vers</text:span><text:span text:style-name="T7"> </text:span><text:span text:style-name="T6">le</text:span><text:span text:style-name="T7"> </text:span><text:span text:style-name="T6">développement</text:span><text:span text:style-name="T7"> </text:span><text:span text:style-name="T6">d'un</text:span><text:span text:style-name="T7"> </text:span><text:span text:style-name="T6">jeu</text:span><text:span text:style-name="T7"> </text:span><text:span text:style-name="T6">vidéo.</text:span></text:p>
        <text:p text:style-name="P4"/>
        <text:p text:style-name="P16"><text:span text:style-name="T2">-&gt;</text:span><text:span text:style-name="T3"> </text:span><text:span text:style-name="T2">l'informatique</text:span><text:span text:style-name="T3"> </text:span><text:span text:style-name="T2">:</text:span><text:span text:style-name="T3"> </text:span><text:span text:style-name="T2">toutes</text:span><text:span text:style-name="T3"> </text:span><text:span text:style-name="T2">nos</text:span><text:span text:style-name="T3"> </text:span><text:span text:style-name="T2">formations</text:span><text:span text:style-name="T3"> </text:span><text:span text:style-name="T2">et</text:span><text:span text:style-name="T3"> </text:span><text:span text:style-name="T2">nos</text:span><text:span text:style-name="T3"> </text:span><text:span text:style-name="T2">expériences</text:span><text:span text:style-name="T3"> </text:span><text:span text:style-name="T2">professionnelles</text:span><text:span text:style-name="T3"> </text:span><text:span text:style-name="T2">nous</text:span><text:span text:style-name="T3"> </text:span><text:span text:style-name="T2">ont</text:span><text:span text:style-name="T3"> </text:span><text:span text:style-name="T2">orienté</text:span><text:span text:style-name="T3"> </text:span><text:span text:style-name="T2">vers</text:span><text:span text:style-name="T3"> </text:span><text:span text:style-name="T2">les</text:span><text:span text:style-name="T3"> </text:span><text:span text:style-name="T2">technologies</text:span><text:span text:style-name="T3"> </text:span><text:span text:style-name="T2">de</text:span><text:span text:style-name="T3"> </text:span><text:span text:style-name="T2">l'information,</text:span><text:span text:style-name="T3"> </text:span><text:span text:style-name="T2">le</text:span><text:span text:style-name="T3"> </text:span><text:span text:style-name="T2">développement</text:span><text:span text:style-name="T3"> </text:span><text:span text:style-name="T2">informatique</text:span><text:span text:style-name="T3"> </text:span><text:span text:style-name="T2">et</text:span><text:span text:style-name="T3"> </text:span><text:span text:style-name="T2">la</text:span><text:span text:style-name="T3"> </text:span><text:span text:style-name="T2">gestion</text:span><text:span text:style-name="T3"> </text:span><text:span text:style-name="T2">de</text:span><text:span text:style-name="T3"> </text:span><text:span text:style-name="T2">projet.</text:span><text:span text:style-name="T3"> </text:span><text:span text:style-name="T2">C'est</text:span><text:span text:style-name="T3"> </text:span><text:span text:style-name="T2">donc</text:span><text:span text:style-name="T3"> </text:span><text:span text:style-name="T2">quasi-naturellement</text:span><text:span text:style-name="T3"> </text:span><text:span text:style-name="T2">que</text:span><text:span text:style-name="T3"> </text:span><text:span text:style-name="T2">nous</text:span><text:span text:style-name="T3"> </text:span><text:span text:style-name="T2">avons</text:span><text:span text:style-name="T3"> </text:span><text:span text:style-name="T2">décidé</text:span><text:span text:style-name="T3"> </text:span><text:span text:style-name="T2">de</text:span><text:span text:style-name="T3"> </text:span><text:span text:style-name="T2">rester</text:span><text:span text:style-name="T3"> </text:span><text:span text:style-name="T2">dans</text:span><text:span text:style-name="T3"> </text:span><text:span text:style-name="T2">cet</text:span><text:span text:style-name="T3"> </text:span><text:span text:style-name="T2">environnement</text:span><text:span text:style-name="T3"> </text:span><text:span text:style-name="T2">pour</text:span><text:span text:style-name="T3"> </text:span><text:span text:style-name="T2">développer</text:span><text:span text:style-name="T3"> </text:span><text:span text:style-name="T2">notre</text:span><text:span text:style-name="T3"> </text:span><text:span text:style-name="T2">projet.</text:span></text:p>
        <text:p text:style-name="P16"><text:span text:style-name="T2">-&gt;</text:span><text:span text:style-name="T3"> </text:span><text:span text:style-name="T2">un</text:span><text:span text:style-name="T3"> </text:span><text:span text:style-name="T2">jeu</text:span><text:span text:style-name="T3"> </text:span><text:span text:style-name="T2">:</text:span><text:span text:style-name="T3"> </text:span><text:span text:style-name="T2">pour</text:span><text:span text:style-name="T3"> </text:span><text:span text:style-name="T2">mettre</text:span><text:span text:style-name="T3"> </text:span><text:span text:style-name="T2">le</text:span><text:span text:style-name="T3"> </text:span><text:span text:style-name="T2">pieds</text:span><text:span text:style-name="T3"> </text:span><text:span text:style-name="T2">à</text:span><text:span text:style-name="T3"> </text:span><text:span text:style-name="T2">l'étrier,</text:span><text:span text:style-name="T3"> </text:span><text:span text:style-name="T2">nous</text:span><text:span text:style-name="T3"> </text:span><text:span text:style-name="T2">avons</text:span><text:span text:style-name="T3"> </text:span><text:span text:style-name="T2">décidé</text:span><text:span text:style-name="T3"> </text:span><text:span text:style-name="T2">d'implémenter</text:span><text:span text:style-name="T3"> </text:span><text:span text:style-name="T2">une</text:span><text:span text:style-name="T3"> </text:span><text:span text:style-name="T2">solution</text:span><text:span text:style-name="T3"> </text:span><text:span text:style-name="T2">fun</text:span><text:span text:style-name="T3"> </text:span><text:span text:style-name="T2">et</text:span><text:span text:style-name="T3"> </text:span><text:span text:style-name="T2">sexy,</text:span><text:span text:style-name="T3"> </text:span><text:span text:style-name="T2">qui</text:span><text:span text:style-name="T3"> </text:span><text:span text:style-name="T2">nous</text:span><text:span text:style-name="T3"> </text:span><text:span text:style-name="T2">permettra</text:span><text:span text:style-name="T3"> </text:span><text:span text:style-name="T2">de</text:span><text:span text:style-name="T3"> </text:span><text:span text:style-name="T2">rester</text:span><text:span text:style-name="T3"> </text:span><text:span text:style-name="T2">plus</text:span><text:span text:style-name="T3"> </text:span><text:span text:style-name="T2">facilement</text:span><text:span text:style-name="T3"> </text:span><text:span text:style-name="T2">motivés</text:span><text:span text:style-name="T3"> </text:span><text:span text:style-name="T2">du</text:span><text:span text:style-name="T3"> </text:span><text:span text:style-name="T2">début</text:span><text:span text:style-name="T3"> </text:span><text:span text:style-name="T2">à</text:span><text:span text:style-name="T3"> </text:span><text:span text:style-name="T2">la</text:span><text:span text:style-name="T3"> </text:span><text:span text:style-name="T2">fin.</text:span><text:span text:style-name="T3"> </text:span><text:span text:style-name="T2">J'imagine</text:span><text:span text:style-name="T3"> </text:span><text:span text:style-name="T2">que</text:span><text:span text:style-name="T3"> </text:span><text:span text:style-name="T2">ça</text:span><text:span text:style-name="T3"> </text:span><text:span text:style-name="T2">ne</text:span><text:span text:style-name="T3"> </text:span><text:span text:style-name="T2">fait</text:span><text:span text:style-name="T3"> </text:span><text:span text:style-name="T2">bander</text:span><text:span text:style-name="T3"> </text:span><text:span text:style-name="T2">personne</text:span><text:span text:style-name="T3"> </text:span><text:span text:style-name="T2">d'implémenter</text:span><text:span text:style-name="T3"> </text:span><text:span text:style-name="T2">un</text:span><text:span text:style-name="T3"> </text:span><text:span text:style-name="T2">logiciel</text:span><text:span text:style-name="T3"> </text:span><text:span text:style-name="T2">de</text:span><text:span text:style-name="T3"> </text:span><text:span text:style-name="T2">gestion</text:span><text:span text:style-name="T3"> </text:span><text:span text:style-name="T2">des</text:span><text:span text:style-name="T3"> </text:span><text:span text:style-name="T2">permis</text:span><text:span text:style-name="T3"> </text:span><text:span text:style-name="T2">de</text:span><text:span text:style-name="T3"> </text:span><text:span text:style-name="T2">pêche</text:span><text:span text:style-name="T3"> </text:span><text:span text:style-name="T2">à</text:span><text:span text:style-name="T3"> </text:span><text:span text:style-name="T2">l'échelle</text:span><text:span text:style-name="T3"> </text:span><text:span text:style-name="T2">régionale...qui</text:span><text:span text:style-name="T3"> </text:span><text:span text:style-name="T2">plus</text:span><text:span text:style-name="T3"> </text:span><text:span text:style-name="T2">est,</text:span><text:span text:style-name="T3"> </text:span><text:span text:style-name="T2">nous</text:span><text:span text:style-name="T3"> </text:span><text:span text:style-name="T2">avons</text:span><text:span text:style-name="T3"> </text:span><text:span text:style-name="T2">tous</text:span><text:span text:style-name="T3"> </text:span><text:span text:style-name="T2">été,</text:span><text:span text:style-name="T3"> </text:span><text:span text:style-name="T2">sommes</text:span><text:span text:style-name="T3"> </text:span><text:span text:style-name="T2">et</text:span><text:span text:style-name="T3"> </text:span><text:span text:style-name="T2">serons</text:span><text:span text:style-name="T3"> </text:span><text:span text:style-name="T2">(peut-être)</text:span><text:span text:style-name="T3"> </text:span><text:span text:style-name="T2">de</text:span><text:span text:style-name="T3"> </text:span><text:span text:style-name="T2">grands</text:span><text:span text:style-name="T3"> </text:span><text:span text:style-name="T2">(enfants</text:span><text:span text:style-name="T3"> </text:span><text:span text:style-name="T2">?)</text:span><text:span text:style-name="T3"> </text:span><text:span text:style-name="T2">joueurs.</text:span><text:span text:style-name="T3"> </text:span><text:span text:style-name="T2">Ce</text:span><text:span text:style-name="T3"> </text:span><text:span text:style-name="T2">sera</text:span><text:span text:style-name="T3"> </text:span><text:span text:style-name="T2">donc</text:span><text:span text:style-name="T3"> </text:span><text:span text:style-name="T2">un</text:span><text:span text:style-name="T3"> </text:span><text:span text:style-name="T2">JEU</text:span><text:span text:style-name="T3"> </text:span><text:span text:style-name="T2">!</text:span></text:p>
        <text:p text:style-name="P3"/>
        <text:list xml:id="list31645531" text:style-name="WW8Num4">
          <text:list-item>
            <text:p text:style-name="P39"><text:span text:style-name="T8">Quel</text:span><text:span text:style-name="T9"> </text:span><text:span text:style-name="T8">genre</text:span><text:span text:style-name="T9"> </text:span><text:span text:style-name="T8">de</text:span><text:span text:style-name="T9"> </text:span><text:span text:style-name="T8">jeu</text:span><text:span text:style-name="T9"> </text:span><text:span text:style-name="T8">?</text:span></text:p>
          </text:list-item>
        </text:list>
        <text:p text:style-name="P16"><text:soft-page-break/><text:span text:style-name="T2">L'univers</text:span><text:span text:style-name="T3"> </text:span><text:span text:style-name="T2">du</text:span><text:span text:style-name="T3"> </text:span><text:span text:style-name="T2">jeu</text:span><text:span text:style-name="T3"> </text:span><text:span text:style-name="T2">vidéo</text:span><text:span text:style-name="T3"> </text:span><text:span text:style-name="T2">est</text:span><text:span text:style-name="T3"> </text:span><text:span text:style-name="T2">oversaturé</text:span><text:span text:style-name="T3"> </text:span><text:span text:style-name="T2">de</text:span><text:span text:style-name="T3"> </text:span><text:span text:style-name="T2">jeux</text:span><text:span text:style-name="T3"> </text:span><text:span text:style-name="T2">de</text:span><text:span text:style-name="T3"> </text:span><text:span text:style-name="T2">toutes</text:span><text:span text:style-name="T3"> </text:span><text:span text:style-name="T2">sortes</text:span><text:span text:style-name="T3"> </text:span><text:span text:style-name="T2">et</text:span><text:span text:style-name="T3"> </text:span><text:span text:style-name="T2">en</text:span><text:span text:style-name="T3"> </text:span><text:span text:style-name="T2">tout</text:span><text:span text:style-name="T3"> </text:span><text:span text:style-name="T2">genre</text:span><text:span text:style-name="T3"> </text:span><text:span text:style-name="T2">:)</text:span></text:p>
        <text:p text:style-name="P16"><text:span text:style-name="T2">Oui,</text:span><text:span text:style-name="T3"> </text:span><text:span text:style-name="T2">MAIS,</text:span><text:span text:style-name="T3"> </text:span><text:span text:style-name="T2">l'histoire</text:span><text:span text:style-name="T3"> </text:span><text:span text:style-name="T2">a</text:span><text:span text:style-name="T3"> </text:span><text:span text:style-name="T2">montré</text:span><text:span text:style-name="T3"> </text:span><text:span text:style-name="T2">qu'il</text:span><text:span text:style-name="T3"> </text:span><text:span text:style-name="T2">y</text:span><text:span text:style-name="T3"> </text:span><text:span text:style-name="T2">avait</text:span><text:span text:style-name="T3"> </text:span><text:span text:style-name="T4">toujours</text:span><text:span text:style-name="T5"> </text:span><text:span text:style-name="T4">la</text:span><text:span text:style-name="T5"> </text:span><text:span text:style-name="T4">place</text:span><text:span text:style-name="T3"> </text:span><text:span text:style-name="T2">pour</text:span><text:span text:style-name="T3"> </text:span><text:span text:style-name="T2">un</text:span><text:span text:style-name="T3"> </text:span><text:span text:style-name="T2">jeu</text:span><text:span text:style-name="T3"> </text:span><text:span text:style-name="T2">sexy,</text:span><text:span text:style-name="T3"> </text:span><text:span text:style-name="T2">cool</text:span><text:span text:style-name="T3"> </text:span><text:span text:style-name="T2">et</text:span><text:span text:style-name="T3"> </text:span><text:span text:style-name="T2">inovant</text:span><text:span text:style-name="T3"> </text:span><text:span text:style-name="T2">!</text:span></text:p>
        <text:p text:style-name="P16"><text:span text:style-name="T2">Tel</text:span><text:span text:style-name="T3"> </text:span><text:span text:style-name="T2">est</text:span><text:span text:style-name="T3"> </text:span><text:span text:style-name="T2">notre</text:span><text:span text:style-name="T3"> </text:span><text:span text:style-name="T2">défi.</text:span></text:p>
        <text:p text:style-name="P16"><text:span text:style-name="T2">Première</text:span><text:span text:style-name="T3"> </text:span><text:span text:style-name="T2">question</text:span><text:span text:style-name="T3"> </text:span><text:span text:style-name="T2">à</text:span><text:span text:style-name="T3"> </text:span><text:span text:style-name="T2">se</text:span><text:span text:style-name="T3"> </text:span><text:span text:style-name="T2">poser</text:span><text:span text:style-name="T3"> </text:span><text:span text:style-name="T2">:</text:span><text:span text:style-name="T3"> </text:span><text:span text:style-name="T2">le</text:span><text:span text:style-name="T3"> </text:span><text:span text:style-name="T2">positionnement</text:span><text:span text:style-name="T3"> </text:span><text:span text:style-name="T2">!</text:span></text:p>
        <text:p text:style-name="P16"><text:span text:style-name="T2">Qui</text:span><text:span text:style-name="T3"> </text:span><text:span text:style-name="T2">veut-on</text:span><text:span text:style-name="T3"> </text:span><text:span text:style-name="T2">atteindre</text:span><text:span text:style-name="T3"> </text:span><text:span text:style-name="T2">?</text:span><text:span text:style-name="T3"> </text:span><text:span text:style-name="T2">Qui</text:span><text:span text:style-name="T3"> </text:span><text:span text:style-name="T2">seront</text:span><text:span text:style-name="T3"> </text:span><text:span text:style-name="T2">nos</text:span><text:span text:style-name="T3"> </text:span><text:span text:style-name="T2">futurs</text:span><text:span text:style-name="T3"> </text:span><text:span text:style-name="T2">clients,</text:span><text:span text:style-name="T3"> </text:span><text:span text:style-name="T2">nos</text:span><text:span text:style-name="T3"> </text:span><text:span text:style-name="T2">premiers</text:span><text:span text:style-name="T3"> </text:span><text:span text:style-name="T2">clients,</text:span><text:span text:style-name="T3"> </text:span><text:span text:style-name="T2">nos</text:span><text:span text:style-name="T3"> </text:span><text:span text:style-name="T2">derniers</text:span><text:span text:style-name="T3"> </text:span><text:span text:style-name="T2">clients</text:span><text:span text:style-name="T3"> </text:span><text:span text:style-name="T2">?</text:span></text:p>
        <text:p text:style-name="P16"><text:span text:style-name="T2">Concrètement,</text:span><text:span text:style-name="T3"> </text:span><text:span text:style-name="T2">on</text:span><text:span text:style-name="T3"> </text:span><text:span text:style-name="T2">part</text:span><text:span text:style-name="T3"> </text:span><text:span text:style-name="T2">de</text:span><text:span text:style-name="T3"> </text:span><text:span text:style-name="T2">loin,</text:span><text:span text:style-name="T3"> </text:span><text:span text:style-name="T2">personne</text:span><text:span text:style-name="T3"> </text:span><text:span text:style-name="T2">ne</text:span><text:span text:style-name="T3"> </text:span><text:span text:style-name="T2">nous</text:span><text:span text:style-name="T3"> </text:span><text:span text:style-name="T2">connaît,</text:span><text:span text:style-name="T3"> </text:span><text:span text:style-name="T2">nos</text:span><text:span text:style-name="T3"> </text:span><text:span text:style-name="T2">moyens</text:span><text:span text:style-name="T3"> </text:span><text:span text:style-name="T2">de</text:span><text:span text:style-name="T3"> </text:span><text:span text:style-name="T2">publicité</text:span><text:span text:style-name="T3"> </text:span><text:span text:style-name="T2">sont</text:span><text:span text:style-name="T3"> </text:span><text:span text:style-name="T2">limités</text:span><text:span text:style-name="T3"> </text:span><text:span text:style-name="T2">pour</text:span><text:span text:style-name="T3"> <text:s/></text:span><text:span text:style-name="T2">raisons</text:span><text:span text:style-name="T3"> </text:span><text:span text:style-name="T2">financières.</text:span><text:span text:style-name="T3"> </text:span><text:span text:style-name="T2">Un</text:span><text:span text:style-name="T3"> </text:span><text:span text:style-name="T2">de</text:span><text:span text:style-name="T3"> </text:span><text:span text:style-name="T2">nos</text:span><text:span text:style-name="T3"> </text:span><text:span text:style-name="T2">premiers</text:span><text:span text:style-name="T3"> </text:span><text:span text:style-name="T2">objectifs</text:span><text:span text:style-name="T3"> </text:span><text:span text:style-name="T2">est</text:span><text:span text:style-name="T3"> </text:span><text:span text:style-name="T2">donc</text:span><text:span text:style-name="T3"> </text:span><text:span text:style-name="T2">de</text:span><text:span text:style-name="T3"> </text:span><text:span text:style-name="T2">percer,</text:span><text:span text:style-name="T3"> </text:span><text:span text:style-name="T4">se</text:span><text:span text:style-name="T5"> </text:span><text:span text:style-name="T4">faire</text:span><text:span text:style-name="T5"> </text:span><text:span text:style-name="T4">connaître</text:span><text:span text:style-name="T5"> </text:span><text:span text:style-name="T10">du</text:span><text:span text:style-name="T11"> </text:span><text:span text:style-name="T10">plus</text:span><text:span text:style-name="T11"> </text:span><text:span text:style-name="T10">grand</text:span><text:span text:style-name="T11"> </text:span><text:span text:style-name="T10">nombre</text:span><text:span text:style-name="T2">.</text:span><text:span text:style-name="T3"> </text:span><text:span text:style-name="T2">Ce</text:span><text:span text:style-name="T3"> </text:span><text:span text:style-name="T2">premier</text:span><text:span text:style-name="T3"> </text:span><text:span text:style-name="T2">constat</text:span><text:span text:style-name="T3"> </text:span><text:span text:style-name="T2">nous</text:span><text:span text:style-name="T3"> </text:span><text:span text:style-name="T2">amène</text:span><text:span text:style-name="T3"> </text:span><text:span text:style-name="T2">directement</text:span><text:span text:style-name="T3"> </text:span><text:span text:style-name="T2">vers</text:span><text:span text:style-name="T3"> </text:span><text:span text:style-name="T2">un</text:span><text:span text:style-name="T3"> </text:span><text:span text:style-name="T24">jeu</text:span><text:span text:style-name="T25"> </text:span><text:span text:style-name="T24">multiplateforme</text:span><text:span text:style-name="T3"> </text:span><text:span text:style-name="T2">:</text:span><text:span text:style-name="T3"> </text:span><text:span text:style-name="T2">toucher</text:span><text:span text:style-name="T3"> </text:span><text:span text:style-name="T2">le</text:span><text:span text:style-name="T3"> </text:span><text:span text:style-name="T2">maximum</text:span><text:span text:style-name="T3"> </text:span><text:span text:style-name="T2">de</text:span><text:span text:style-name="T3"> </text:span><text:span text:style-name="T2">médias</text:span><text:span text:style-name="T3"> </text:span><text:span text:style-name="T2">de</text:span><text:span text:style-name="T3"> </text:span><text:span text:style-name="T2">diffusion</text:span><text:span text:style-name="T3"> </text:span><text:span text:style-name="T2">et</text:span><text:span text:style-name="T3"> </text:span><text:span text:style-name="T2">être</text:span><text:span text:style-name="T3"> </text:span><text:span text:style-name="T2">supportés</text:span><text:span text:style-name="T3"> </text:span><text:span text:style-name="T2">par</text:span><text:span text:style-name="T3"> </text:span><text:span text:style-name="T2">le</text:span><text:span text:style-name="T3"> </text:span><text:span text:style-name="T2">maximum</text:span><text:span text:style-name="T3"> </text:span><text:span text:style-name="T2">de</text:span><text:span text:style-name="T3"> </text:span><text:span text:style-name="T2">plateformes</text:span><text:span text:style-name="T3"> </text:span><text:span text:style-name="T2">(fixes,</text:span><text:span text:style-name="T3"> </text:span><text:span text:style-name="T2">mobiles,</text:span><text:span text:style-name="T3"> </text:span><text:span text:style-name="T2">quelque</text:span><text:span text:style-name="T3"> </text:span><text:span text:style-name="T2">soit</text:span><text:span text:style-name="T3"> </text:span><text:span text:style-name="T2">l'OS,</text:span><text:span text:style-name="T3"> </text:span><text:span text:style-name="T2">etc.)</text:span><text:span text:style-name="T3"> </text:span><text:span text:style-name="T2">via</text:span><text:span text:style-name="T3"> </text:span><text:span text:style-name="T2">le</text:span><text:span text:style-name="T3"> </text:span><text:span text:style-name="T24">web</text:span><text:span text:style-name="T2">.</text:span></text:p>
        <text:p text:style-name="P3"/>
        <text:p text:style-name="P16"><text:span text:style-name="T2">Partant</text:span><text:span text:style-name="T3"> </text:span><text:span text:style-name="T2">de</text:span><text:span text:style-name="T3"> </text:span><text:span text:style-name="T2">là,</text:span><text:span text:style-name="T3"> </text:span><text:span text:style-name="T2">nous</text:span><text:span text:style-name="T3"> </text:span><text:span text:style-name="T2">serons</text:span><text:span text:style-name="T3"> </text:span><text:span text:style-name="T2">capables</text:span><text:span text:style-name="T3"> </text:span><text:span text:style-name="T2">de</text:span><text:span text:style-name="T3"> </text:span><text:span text:style-name="T2">toucher</text:span><text:span text:style-name="T3"> </text:span><text:span text:style-name="T2">n'importe</text:span><text:span text:style-name="T3"> </text:span><text:span text:style-name="T2">quel</text:span><text:span text:style-name="T3"> </text:span><text:span text:style-name="T2">consommateur</text:span><text:span text:style-name="T3"> </text:span><text:span text:style-name="T2">ayant</text:span><text:span text:style-name="T3"> </text:span><text:span text:style-name="T2">accès</text:span><text:span text:style-name="T3"> </text:span><text:span text:style-name="T2">à</text:span><text:span text:style-name="T3"> </text:span><text:span text:style-name="T2">Internet.</text:span></text:p>
        <text:p text:style-name="P16"><text:span text:style-name="T2">Quelle</text:span><text:span text:style-name="T3"> </text:span><text:span text:style-name="T2">partie</text:span><text:span text:style-name="T3"> </text:span><text:span text:style-name="T2">de</text:span><text:span text:style-name="T3"> </text:span><text:span text:style-name="T2">ces</text:span><text:span text:style-name="T3"> </text:span><text:span text:style-name="T2">consommateurs</text:span><text:span text:style-name="T3"> </text:span><text:span text:style-name="T2">potentiels</text:span><text:span text:style-name="T3"> </text:span><text:span text:style-name="T2">veut-on</text:span><text:span text:style-name="T3"> </text:span><text:span text:style-name="T2">cibler</text:span><text:span text:style-name="T3"> </text:span><text:span text:style-name="T2">?</text:span></text:p>
        <text:p text:style-name="P16"><text:span text:style-name="T2">Ceux</text:span><text:span text:style-name="T3"> </text:span><text:span text:style-name="T2">qui</text:span><text:span text:style-name="T3"> </text:span><text:span text:style-name="T2">ont</text:span><text:span text:style-name="T3"> </text:span><text:span text:style-name="T2">du</text:span><text:span text:style-name="T3"> </text:span><text:span text:style-name="T2">fric</text:span><text:span text:style-name="T3"> </text:span><text:span text:style-name="T2">à</text:span><text:span text:style-name="T3"> </text:span><text:span text:style-name="T2">mettre</text:span><text:span text:style-name="T3"> </text:span><text:span text:style-name="T2">dans</text:span><text:span text:style-name="T3"> </text:span><text:span text:style-name="T2">notre</text:span><text:span text:style-name="T3"> </text:span><text:span text:style-name="T2">jeu,</text:span><text:span text:style-name="T3"> </text:span><text:span text:style-name="T2">ceux</text:span><text:span text:style-name="T3"> </text:span><text:span text:style-name="T2">qui</text:span><text:span text:style-name="T3"> </text:span><text:span text:style-name="T2">vont</text:span><text:span text:style-name="T3"> </text:span><text:span text:style-name="T2">parler</text:span><text:span text:style-name="T3"> </text:span><text:span text:style-name="T2">de</text:span><text:span text:style-name="T3"> </text:span><text:span text:style-name="T2">notre</text:span><text:span text:style-name="T3"> </text:span><text:span text:style-name="T2">jeu</text:span><text:span text:style-name="T3"> </text:span><text:span text:style-name="T2">à</text:span><text:span text:style-name="T3"> </text:span><text:span text:style-name="T2">d'autres,</text:span><text:span text:style-name="T3"> </text:span><text:span text:style-name="T2">ceux</text:span><text:span text:style-name="T3"> </text:span><text:span text:style-name="T2">qui</text:span><text:span text:style-name="T3"> </text:span><text:span text:style-name="T2">ont</text:span><text:span text:style-name="T3"> </text:span><text:span text:style-name="T2">du</text:span><text:span text:style-name="T3"> </text:span><text:span text:style-name="T2">temps</text:span><text:span text:style-name="T3"> </text:span><text:span text:style-name="T2">à</text:span><text:span text:style-name="T3"> </text:span><text:span text:style-name="T2">passer</text:span><text:span text:style-name="T3"> </text:span><text:span text:style-name="T2">sur</text:span><text:span text:style-name="T3"> </text:span><text:span text:style-name="T2">notre</text:span><text:span text:style-name="T3"> </text:span><text:span text:style-name="T2">jeu</text:span><text:span text:style-name="T3"> </text:span><text:span text:style-name="T2">(compteur</text:span><text:span text:style-name="T3"> </text:span><text:span text:style-name="T2">"player</text:span><text:span text:style-name="T3"> </text:span><text:span text:style-name="T2">online"</text:span><text:span text:style-name="T3"> </text:span><text:span text:style-name="T2">élevé</text:span><text:span text:style-name="T3"> </text:span><text:span text:style-name="T2">=</text:span><text:span text:style-name="T3"> </text:span><text:span text:style-name="T2">+</text:span><text:span text:style-name="T3"> </text:span><text:span text:style-name="T2">de</text:span><text:span text:style-name="T3"> </text:span><text:span text:style-name="T2">fric</text:span><text:span text:style-name="T3"> </text:span><text:span text:style-name="T2">venant</text:span><text:span text:style-name="T3"> </text:span><text:span text:style-name="T2">des</text:span><text:span text:style-name="T3"> </text:span><text:span text:style-name="T2">pubs),</text:span><text:span text:style-name="T3"> </text:span><text:span text:style-name="T2">etc.</text:span></text:p>
        <text:p text:style-name="P3"/>
        <text:p text:style-name="P16"><text:span text:style-name="T2">En</text:span><text:span text:style-name="T3"> </text:span><text:span text:style-name="T2">y</text:span><text:span text:style-name="T3"> </text:span><text:span text:style-name="T2">réfléchissant</text:span><text:span text:style-name="T3"> </text:span><text:span text:style-name="T2">bien,</text:span><text:span text:style-name="T3"> </text:span><text:span text:style-name="T2">les</text:span><text:span text:style-name="T3"> </text:span><text:span text:style-name="T2">plus</text:span><text:span text:style-name="T3"> </text:span><text:span text:style-name="T2">grosses</text:span><text:span text:style-name="T3"> </text:span><text:span text:style-name="T2">catégories</text:span><text:span text:style-name="T3"> </text:span><text:span text:style-name="T2">de</text:span><text:span text:style-name="T3"> </text:span><text:span text:style-name="T2">joueurs</text:span><text:span text:style-name="T3"> </text:span><text:span text:style-name="T2">sont</text:span><text:span text:style-name="T3"> </text:span><text:span text:style-name="T2">les</text:span><text:span text:style-name="T3"> </text:span><text:span text:style-name="T2">suivantes</text:span><text:span text:style-name="T3"> </text:span><text:span text:style-name="T2">:</text:span></text:p>
        <text:p text:style-name="P16"><text:span text:style-name="T2">-Les</text:span><text:span text:style-name="T3"> </text:span><text:span text:style-name="T4">élitistes</text:span><text:span text:style-name="T3"> </text:span><text:span text:style-name="T2">(nous)</text:span><text:span text:style-name="T3"> </text:span><text:span text:style-name="T2">qui</text:span><text:span text:style-name="T3"> </text:span><text:span text:style-name="T2">jouent</text:span><text:span text:style-name="T3"> </text:span><text:span text:style-name="T2">à</text:span><text:span text:style-name="T3"> </text:span><text:span text:style-name="T2">des</text:span><text:span text:style-name="T3"> </text:span><text:span text:style-name="T2">jeux</text:span><text:span text:style-name="T3"> </text:span><text:span text:style-name="T2">en</text:span><text:span text:style-name="T3"> </text:span><text:span text:style-name="T2">réseau</text:span><text:span text:style-name="T3"> </text:span><text:span text:style-name="T2">multijoueurs</text:span><text:span text:style-name="T3"> </text:span><text:span text:style-name="T2">pour</text:span><text:span text:style-name="T3"> </text:span><text:span text:style-name="T2">l'aspect</text:span><text:span text:style-name="T3"> </text:span><text:span text:style-name="T2">compétition</text:span><text:span text:style-name="T3"> </text:span><text:span text:style-name="T2">(comme</text:span><text:span text:style-name="T3"> </text:span><text:span text:style-name="T2">je</text:span><text:span text:style-name="T3"> </text:span><text:span text:style-name="T2">lui</text:span><text:span text:style-name="T3"> </text:span><text:span text:style-name="T2">mets</text:span><text:span text:style-name="T3"> </text:span><text:span text:style-name="T2">sa</text:span><text:span text:style-name="T3"> </text:span><text:span text:style-name="T2">mère</text:span><text:span text:style-name="T3"> </text:span><text:span text:style-name="T2">!)</text:span><text:span text:style-name="T3"> </text:span><text:span text:style-name="T2">et</text:span><text:span text:style-name="T3"> </text:span><text:span text:style-name="T2">leur</text:span><text:span text:style-name="T3"> </text:span><text:span text:style-name="T2">qualité</text:span><text:span text:style-name="T3"> </text:span><text:span text:style-name="T2">(graphique,</text:span><text:span text:style-name="T3"> </text:span><text:span text:style-name="T2">gameplay,</text:span><text:span text:style-name="T3"> </text:span><text:span text:style-name="T2">etc.),</text:span><text:span text:style-name="T3"> </text:span><text:span text:style-name="T2">genre</text:span><text:span text:style-name="T3"> </text:span><text:span text:style-name="T2">Counter</text:span><text:span text:style-name="T3"> </text:span><text:span text:style-name="T2">Strike,</text:span><text:span text:style-name="T3"> </text:span><text:span text:style-name="T2">StarCraft,</text:span><text:span text:style-name="T3"> </text:span><text:span text:style-name="T2">LoL</text:span><text:span text:style-name="T3"> </text:span><text:span text:style-name="T2">et</text:span><text:span text:style-name="T3"> </text:span><text:span text:style-name="T2">j'en</text:span><text:span text:style-name="T3"> </text:span><text:span text:style-name="T2">passe.</text:span><text:span text:style-name="T3"> </text:span><text:span text:style-name="T2">Pros</text:span><text:span text:style-name="T3"> </text:span><text:span text:style-name="T2">:</text:span><text:span text:style-name="T3"> </text:span><text:span text:style-name="T2">ces</text:span><text:span text:style-name="T3"> </text:span><text:span text:style-name="T2">joueurs</text:span><text:span text:style-name="T3"> </text:span><text:span text:style-name="T2">n'hésitent</text:span><text:span text:style-name="T3"> </text:span><text:span text:style-name="T2">pas</text:span><text:span text:style-name="T3"> </text:span><text:span text:style-name="T2">à</text:span><text:span text:style-name="T3"> </text:span><text:span text:style-name="T2">lacher</text:span><text:span text:style-name="T3"> </text:span><text:span text:style-name="T2">de</text:span><text:span text:style-name="T3"> </text:span><text:span text:style-name="T2">l'argent</text:span><text:span text:style-name="T3"> </text:span><text:span text:style-name="T2">pour</text:span><text:span text:style-name="T3"> </text:span><text:span text:style-name="T2">le</text:span><text:span text:style-name="T3"> </text:span><text:span text:style-name="T2">jeu</text:span><text:span text:style-name="T3"> </text:span><text:span text:style-name="T2">et</text:span><text:span text:style-name="T3"> </text:span><text:span text:style-name="T2">sont</text:span><text:span text:style-name="T3"> </text:span><text:span text:style-name="T2">assez</text:span><text:span text:style-name="T3"> </text:span><text:span text:style-name="T2">nombreux.</text:span><text:span text:style-name="T3"> </text:span><text:span text:style-name="T2">Cons</text:span><text:span text:style-name="T3"> </text:span><text:span text:style-name="T2">:</text:span><text:span text:style-name="T3"> </text:span><text:span text:style-name="T2">ils</text:span><text:span text:style-name="T3"> </text:span><text:span text:style-name="T2">aiment</text:span><text:span text:style-name="T3"> </text:span><text:span text:style-name="T2">les</text:span><text:span text:style-name="T3"> </text:span><text:span text:style-name="T2">jeux</text:span><text:span text:style-name="T3"> </text:span><text:span text:style-name="T2">multijoueur</text:span><text:span text:style-name="T3"> </text:span><text:span text:style-name="T2">et</text:span><text:span text:style-name="T3"> </text:span><text:span text:style-name="T2">de</text:span><text:span text:style-name="T3"> </text:span><text:span text:style-name="T2">grande</text:span><text:span text:style-name="T3"> </text:span><text:span text:style-name="T2">qualité.</text:span><text:span text:style-name="T3"> </text:span><text:span text:style-name="T2">Conclusion</text:span><text:span text:style-name="T3"> </text:span><text:span text:style-name="T2">-&gt;</text:span><text:span text:style-name="T3"> </text:span><text:span text:style-name="T2">Nous</text:span><text:span text:style-name="T3"> </text:span><text:span text:style-name="T2">ne</text:span><text:span text:style-name="T3"> </text:span><text:span text:style-name="T2">pouvons</text:span><text:span text:style-name="T3"> </text:span><text:span text:style-name="T2">pas</text:span><text:span text:style-name="T3"> </text:span><text:span text:style-name="T2">jouer</text:span><text:span text:style-name="T3"> </text:span><text:span text:style-name="T2">dans</text:span><text:span text:style-name="T3"> </text:span><text:span text:style-name="T2">la</text:span><text:span text:style-name="T3"> </text:span><text:span text:style-name="T2">même</text:span><text:span text:style-name="T3"> </text:span><text:span text:style-name="T2">cours</text:span><text:span text:style-name="T3"> </text:span><text:span text:style-name="T2">et</text:span><text:span text:style-name="T3"> </text:span><text:span text:style-name="T2">ne</text:span><text:span text:style-name="T3"> </text:span><text:span text:style-name="T2">pouvons</text:span><text:span text:style-name="T3"> </text:span><text:span text:style-name="T2">les</text:span><text:span text:style-name="T3"> </text:span><text:span text:style-name="T2">atteindre</text:span><text:span text:style-name="T3"> </text:span><text:span text:style-name="T2">que</text:span><text:span text:style-name="T3"> </text:span><text:span text:style-name="T2">sur</text:span><text:span text:style-name="T3"> </text:span><text:span text:style-name="T2">leur</text:span><text:span text:style-name="T3"> </text:span><text:span text:style-name="T2">téléphone</text:span><text:span text:style-name="T3"> </text:span><text:span text:style-name="T2">mobile</text:span><text:span text:style-name="T3"> </text:span><text:span text:style-name="T2">quand</text:span><text:span text:style-name="T3"> </text:span><text:span text:style-name="T2">ils</text:span><text:span text:style-name="T3"> </text:span><text:span text:style-name="T2">rentrent</text:span><text:span text:style-name="T3"> </text:span><text:span text:style-name="T2">du</text:span><text:span text:style-name="T3"> </text:span><text:span text:style-name="T2">taf</text:span><text:span text:style-name="T3"> </text:span><text:span text:style-name="T2">en</text:span><text:span text:style-name="T3"> </text:span><text:span text:style-name="T2">métro</text:span><text:span text:style-name="T3"> </text:span><text:span text:style-name="T2">ou</text:span><text:span text:style-name="T3"> </text:span><text:span text:style-name="T2">au</text:span><text:span text:style-name="T3"> </text:span><text:span text:style-name="T2">boulot/en</text:span><text:span text:style-name="T3"> </text:span><text:span text:style-name="T2">classe</text:span><text:span text:style-name="T3"> </text:span><text:span text:style-name="T2">quand</text:span><text:span text:style-name="T3"> </text:span><text:span text:style-name="T2">ils</text:span><text:span text:style-name="T3"> </text:span><text:span text:style-name="T2">s'emmerdent.</text:span><text:span text:style-name="T3"> </text:span><text:span text:style-name="T2">Dès</text:span><text:span text:style-name="T3"> </text:span><text:span text:style-name="T2">qu'ils</text:span><text:span text:style-name="T3"> </text:span><text:span text:style-name="T2">seront</text:span><text:span text:style-name="T3"> </text:span><text:span text:style-name="T2">chez</text:span><text:span text:style-name="T3"> </text:span><text:span text:style-name="T2">eux,</text:span><text:span text:style-name="T3"> </text:span><text:span text:style-name="T2">ils</text:span><text:span text:style-name="T3"> </text:span><text:span text:style-name="T2">joueront</text:span><text:span text:style-name="T3"> </text:span><text:span text:style-name="T2">à</text:span><text:span text:style-name="T3"> </text:span><text:span text:style-name="T2">un</text:span><text:span text:style-name="T3"> </text:span><text:span text:style-name="T2">jeu</text:span><text:span text:style-name="T3"> </text:span><text:span text:style-name="T2">bien</text:span><text:span text:style-name="T3"> </text:span><text:span text:style-name="T2">mieux</text:span><text:span text:style-name="T3"> </text:span><text:span text:style-name="T2">et</text:span><text:span text:style-name="T3"> </text:span><text:span text:style-name="T2">plus</text:span><text:span text:style-name="T3"> </text:span><text:span text:style-name="T2">addictif</text:span><text:span text:style-name="T3"> </text:span><text:span text:style-name="T2">que</text:span><text:span text:style-name="T3"> </text:span><text:span text:style-name="T2">le</text:span><text:span text:style-name="T3"> </text:span><text:span text:style-name="T2">notre</text:span><text:span text:style-name="T3"> </text:span><text:span text:style-name="T2">;)</text:span></text:p>
        <text:p text:style-name="P16"><text:span text:style-name="T2">-Les</text:span><text:span text:style-name="T3"> </text:span><text:span text:style-name="T4">boutonneux</text:span><text:span text:style-name="T3"> </text:span><text:span text:style-name="T2">:</text:span><text:span text:style-name="T3"> </text:span><text:span text:style-name="T2">catégorie</text:span><text:span text:style-name="T3"> </text:span><text:span text:style-name="T2">de</text:span><text:span text:style-name="T3"> </text:span><text:span text:style-name="T2">Florian</text:span><text:span text:style-name="T3"> </text:span><text:span text:style-name="T2">Lacoste</text:span><text:span text:style-name="T3"> </text:span><text:span text:style-name="T2">par</text:span><text:span text:style-name="T3"> </text:span><text:span text:style-name="T2">excellence,</text:span><text:span text:style-name="T3"> </text:span><text:span text:style-name="T2">ils</text:span><text:span text:style-name="T3"> </text:span><text:span text:style-name="T2">sont</text:span><text:span text:style-name="T3"> </text:span><text:span text:style-name="T2">inscrits</text:span><text:span text:style-name="T3"> </text:span><text:span text:style-name="T2">à</text:span><text:span text:style-name="T3"> </text:span><text:span text:style-name="T2">400</text:span><text:span text:style-name="T3"> </text:span><text:span text:style-name="T2">jeux</text:span><text:span text:style-name="T3"> </text:span><text:span text:style-name="T2">de</text:span><text:span text:style-name="T3"> </text:span><text:span text:style-name="T2">merde</text:span><text:span text:style-name="T3"> </text:span><text:span text:style-name="T2">en</text:span><text:span text:style-name="T3"> </text:span><text:span text:style-name="T2">//</text:span><text:span text:style-name="T3"> </text:span><text:span text:style-name="T2">où</text:span><text:span text:style-name="T3"> </text:span><text:span text:style-name="T2">ils</text:span><text:span text:style-name="T3"> </text:span><text:span text:style-name="T2">cultivent</text:span><text:span text:style-name="T3"> </text:span><text:span text:style-name="T2">passablement</text:span><text:span text:style-name="T3"> </text:span><text:span text:style-name="T2">leur</text:span><text:span text:style-name="T3"> </text:span><text:span text:style-name="T2">identité</text:span><text:span text:style-name="T3"> </text:span><text:span text:style-name="T2">virtuelle.</text:span><text:span text:style-name="T3"> </text:span><text:span text:style-name="T2">Ils</text:span><text:span text:style-name="T3"> </text:span><text:span text:style-name="T2">adorent</text:span><text:span text:style-name="T3"> </text:span><text:span text:style-name="T2">les</text:span><text:span text:style-name="T3"> </text:span><text:span text:style-name="T2">MMORPG,</text:span><text:span text:style-name="T3"> </text:span><text:span text:style-name="T2">WoW,</text:span><text:span text:style-name="T3"> </text:span><text:span text:style-name="T2">mais</text:span><text:span text:style-name="T3"> </text:span><text:span text:style-name="T2">aussi</text:span><text:span text:style-name="T3"> </text:span><text:span text:style-name="T2">tous</text:span><text:span text:style-name="T3"> </text:span><text:span text:style-name="T2">les</text:span><text:span text:style-name="T3"> </text:span><text:span text:style-name="T2">jeux</text:span><text:span text:style-name="T3"> </text:span><text:span text:style-name="T2">pourris</text:span><text:span text:style-name="T3"> </text:span><text:span text:style-name="T2">où</text:span><text:span text:style-name="T3"> </text:span><text:span text:style-name="T2">il</text:span><text:span text:style-name="T3"> </text:span><text:span text:style-name="T2">y</text:span><text:span text:style-name="T3"> </text:span><text:span text:style-name="T2">a</text:span><text:span text:style-name="T3"> </text:span><text:span text:style-name="T2">un</text:span><text:span text:style-name="T3"> </text:span><text:span text:style-name="T2">semblant</text:span><text:span text:style-name="T3"> </text:span><text:span text:style-name="T2">de</text:span><text:span text:style-name="T3"> </text:span><text:span text:style-name="T2">challenge</text:span><text:span text:style-name="T3"> </text:span><text:span text:style-name="T2">intellectuel</text:span><text:span text:style-name="T3"> </text:span><text:span text:style-name="T2">à</text:span><text:span text:style-name="T3"> </text:span><text:span text:style-name="T2">accomplir</text:span><text:span text:style-name="T3"> </text:span><text:span text:style-name="T2">ou</text:span><text:span text:style-name="T3"> </text:span><text:span text:style-name="T2">les</text:span><text:span text:style-name="T3"> </text:span><text:span text:style-name="T2">jeux</text:span><text:span text:style-name="T3"> </text:span><text:span text:style-name="T2">qui</text:span><text:span text:style-name="T3"> </text:span><text:span text:style-name="T2">permettent</text:span><text:span text:style-name="T3"> </text:span><text:span text:style-name="T2">d'intégrer</text:span><text:span text:style-name="T3"> </text:span><text:span text:style-name="T2">une</text:span><text:span text:style-name="T3"> </text:span><text:span text:style-name="T2">horde.</text:span><text:span text:style-name="T3"> </text:span><text:span text:style-name="T2">Ils</text:span><text:span text:style-name="T3"> </text:span><text:span text:style-name="T2">aiment</text:span><text:span text:style-name="T3"> </text:span><text:span text:style-name="T2">aussi</text:span><text:span text:style-name="T3"> </text:span><text:span text:style-name="T2">les</text:span><text:span text:style-name="T3"> </text:span><text:span text:style-name="T2">jeux</text:span><text:span text:style-name="T3"> </text:span><text:span text:style-name="T2">à</text:span><text:span text:style-name="T3"> </text:span><text:span text:style-name="T2">la</text:span><text:span text:style-name="T3"> </text:span><text:span text:style-name="T2">con</text:span><text:span text:style-name="T3"> </text:span><text:span text:style-name="T2">sans</text:span><text:span text:style-name="T3"> </text:span><text:span text:style-name="T2">intérêt</text:span><text:span text:style-name="T3"> </text:span><text:span text:style-name="T2">quels</text:span><text:span text:style-name="T3"> </text:span><text:span text:style-name="T2">qu'ils</text:span><text:span text:style-name="T3"> </text:span><text:span text:style-name="T2">soient...ils</text:span><text:span text:style-name="T3"> </text:span><text:span text:style-name="T2">aiment</text:span><text:span text:style-name="T3"> </text:span><text:span text:style-name="T2">tous</text:span><text:span text:style-name="T3"> </text:span><text:span text:style-name="T2">les</text:span><text:span text:style-name="T3"> </text:span><text:span text:style-name="T2">jeux</text:span><text:span text:style-name="T3"> </text:span><text:span text:style-name="T2">quoi,</text:span><text:span text:style-name="T3"> </text:span><text:span text:style-name="T2">mais</text:span><text:span text:style-name="T3"> </text:span><text:span text:style-name="T2">sans</text:span><text:span text:style-name="T3"> </text:span><text:span text:style-name="T2">devenir</text:span><text:span text:style-name="T3"> </text:span><text:span text:style-name="T2">vraiment</text:span><text:span text:style-name="T3"> </text:span><text:span text:style-name="T2">excellent</text:span><text:span text:style-name="T3"> </text:span><text:span text:style-name="T2">à</text:span><text:span text:style-name="T3"> </text:span><text:span text:style-name="T2">aucun</text:span><text:span text:style-name="T3"> </text:span><text:span text:style-name="T2">d'entre</text:span><text:span text:style-name="T3"> </text:span><text:span text:style-name="T2">eux</text:span><text:span text:style-name="T3"> </text:span><text:span text:style-name="T2">(ils</text:span><text:span text:style-name="T3"> </text:span><text:span text:style-name="T2">évoluent</text:span><text:span text:style-name="T3"> </text:span><text:span text:style-name="T2">lentement,</text:span><text:span text:style-name="T3"> </text:span><text:span text:style-name="T2">avec</text:span><text:span text:style-name="T3"> </text:span><text:span text:style-name="T2">les</text:span><text:span text:style-name="T3"> </text:span><text:span text:style-name="T2">heures</text:span><text:span text:style-name="T3"> </text:span><text:span text:style-name="T2">de</text:span><text:span text:style-name="T3"> </text:span><text:span text:style-name="T2">jeu</text:span><text:span text:style-name="T3"> </text:span><text:span text:style-name="T2">qui</text:span><text:span text:style-name="T3"> </text:span><text:span text:style-name="T2">passent...).</text:span><text:span text:style-name="T3"> </text:span><text:span text:style-name="T2">Bref,</text:span><text:span text:style-name="T3"> </text:span><text:span text:style-name="T2">ils</text:span><text:span text:style-name="T3"> </text:span><text:span text:style-name="T2">cultivent</text:span><text:span text:style-name="T3"> </text:span><text:span text:style-name="T2">leurs</text:span><text:span text:style-name="T3"> </text:span><text:span text:style-name="T2">amis</text:span><text:span text:style-name="T3"> </text:span><text:span text:style-name="T2">virtuels</text:span><text:span text:style-name="T3"> </text:span><text:span text:style-name="T2">ne</text:span><text:span text:style-name="T3"> </text:span><text:span text:style-name="T2">pouvant</text:span><text:span text:style-name="T3"> </text:span><text:span text:style-name="T2">s'en</text:span><text:span text:style-name="T3"> </text:span><text:span text:style-name="T2">faire</text:span><text:span text:style-name="T3"> </text:span><text:span text:style-name="T2">de</text:span><text:span text:style-name="T3"> </text:span><text:span text:style-name="T2">vrais</text:span><text:span text:style-name="T3"> </text:span><text:span text:style-name="T2">ailleurs</text:span><text:span text:style-name="T3"> </text:span><text:span text:style-name="T2">que</text:span><text:span text:style-name="T3"> </text:span><text:span text:style-name="T2">derrière</text:span><text:span text:style-name="T3"> </text:span><text:span text:style-name="T2">l'écran.</text:span><text:span text:style-name="T3"> </text:span><text:span text:style-name="T2">Je</text:span><text:span text:style-name="T3"> </text:span><text:span text:style-name="T2">suis</text:span><text:span text:style-name="T3"> </text:span><text:span text:style-name="T2">dur,</text:span><text:span text:style-name="T3"> </text:span><text:span text:style-name="T2">je</text:span><text:span text:style-name="T3"> </text:span><text:span text:style-name="T2">sais...</text:span><text:span text:style-name="T3"> </text:span><text:span text:style-name="T2">et</text:span><text:span text:style-name="T3"> </text:span><text:span text:style-name="T2">certains</text:span><text:span text:style-name="T3"> </text:span><text:span text:style-name="T2">ne</text:span><text:span text:style-name="T3"> </text:span><text:span text:style-name="T2">sont</text:span><text:span text:style-name="T3"> </text:span><text:span text:style-name="T2">quand</text:span><text:span text:style-name="T3"> </text:span><text:span text:style-name="T2">même</text:span><text:span text:style-name="T3"> </text:span><text:span text:style-name="T2">pas</text:span><text:span text:style-name="T3"> </text:span><text:span text:style-name="T2">si</text:span><text:span text:style-name="T3"> </text:span><text:span text:style-name="T2">mauvais</text:span><text:span text:style-name="T3"> </text:span><text:span text:style-name="T2">que</text:span><text:span text:style-name="T3"> </text:span><text:span text:style-name="T2">j'ai</text:span><text:span text:style-name="T3"> </text:span><text:span text:style-name="T2">bien</text:span><text:span text:style-name="T3"> </text:span><text:span text:style-name="T2">voulu</text:span><text:span text:style-name="T3"> </text:span><text:span text:style-name="T2">les</text:span><text:span text:style-name="T3"> </text:span><text:span text:style-name="T2">décrire.</text:span><text:span text:style-name="T3"> </text:span><text:span text:style-name="T2">Pros</text:span><text:span text:style-name="T3"> </text:span><text:span text:style-name="T2">:</text:span><text:span text:style-name="T3"> </text:span><text:span text:style-name="T2">ils</text:span><text:span text:style-name="T3"> </text:span><text:span text:style-name="T2">vont</text:span><text:span text:style-name="T3"> </text:span><text:span text:style-name="T2">surement</text:span><text:span text:style-name="T3"> </text:span><text:span text:style-name="T2">tester</text:span><text:span text:style-name="T3"> </text:span><text:span text:style-name="T2">notre</text:span><text:span text:style-name="T3"> </text:span><text:span text:style-name="T2">jeu</text:span><text:span text:style-name="T3"> </text:span><text:span text:style-name="T2">et</text:span><text:span text:style-name="T3"> </text:span><text:span text:style-name="T2">pourront</text:span><text:span text:style-name="T3"> </text:span><text:span text:style-name="T2">meme</text:span><text:span text:style-name="T3"> </text:span><text:span text:style-name="T2">s'y</text:span><text:span text:style-name="T3"> </text:span><text:span text:style-name="T2">tenit</text:span><text:span text:style-name="T3"> </text:span><text:span text:style-name="T2">si</text:span><text:span text:style-name="T3"> </text:span><text:span text:style-name="T2">ça</text:span><text:span text:style-name="T3"> </text:span><text:span text:style-name="T2">leur</text:span><text:span text:style-name="T3"> </text:span><text:span text:style-name="T2">plait,</text:span><text:span text:style-name="T3"> </text:span><text:span text:style-name="T2">ils</text:span><text:span text:style-name="T3"> </text:span><text:span text:style-name="T2">feront</text:span><text:span text:style-name="T3"> </text:span><text:span text:style-name="T2">du</text:span><text:span text:style-name="T3"> </text:span><text:span text:style-name="T2">bouche</text:span><text:span text:style-name="T3"> </text:span><text:span text:style-name="T2">à</text:span><text:span text:style-name="T3"> </text:span><text:span text:style-name="T2">oreille</text:span><text:span text:style-name="T3"> </text:span><text:span text:style-name="T2">avec</text:span><text:span text:style-name="T3"> </text:span><text:span text:style-name="T2">les</text:span><text:span text:style-name="T3"> </text:span><text:span text:style-name="T2">membres</text:span><text:span text:style-name="T3"> </text:span><text:span text:style-name="T2">de</text:span><text:span text:style-name="T3"> </text:span><text:span text:style-name="T2">leur</text:span><text:span text:style-name="T3"> </text:span><text:span text:style-name="T2">horde,</text:span><text:span text:style-name="T3"> </text:span><text:span text:style-name="T2">ils</text:span><text:span text:style-name="T3"> </text:span><text:span text:style-name="T2">lâcheront</text:span><text:span text:style-name="T3"> </text:span><text:span text:style-name="T2">pe</text:span><text:span text:style-name="T3"> </text:span><text:span text:style-name="T2">meme</text:span><text:span text:style-name="T3"> </text:span><text:span text:style-name="T2">de</text:span><text:span text:style-name="T3"> </text:span><text:span text:style-name="T2">la</text:span><text:span text:style-name="T3"> </text:span><text:span text:style-name="T2">thune</text:span><text:span text:style-name="T3"> </text:span><text:span text:style-name="T2">s'ils</text:span><text:span text:style-name="T3"> </text:span><text:span text:style-name="T2">accrochent</text:span><text:span text:style-name="T3"> </text:span><text:span text:style-name="T2">vraiment</text:span><text:span text:style-name="T3"> </text:span><text:span text:style-name="T2">ou</text:span><text:span text:style-name="T3"> </text:span><text:span text:style-name="T2">qu'ils</text:span><text:span text:style-name="T3"> </text:span><text:span text:style-name="T2">veulent</text:span><text:span text:style-name="T3"> </text:span><text:span text:style-name="T2">soutenir</text:span><text:span text:style-name="T3"> </text:span><text:span text:style-name="T2">les</text:span><text:span text:style-name="T3"> </text:span><text:span text:style-name="T2">développeurs</text:span><text:span text:style-name="T3"> </text:span><text:span text:style-name="T2">libres</text:span><text:span text:style-name="T3"> </text:span><text:span text:style-name="T2">que</text:span><text:span text:style-name="T3"> </text:span><text:span text:style-name="T2">nous</text:span><text:span text:style-name="T3"> </text:span><text:span text:style-name="T2">sommes,</text:span><text:span text:style-name="T3"> </text:span><text:span text:style-name="T2">à</text:span><text:span text:style-name="T3"> </text:span><text:span text:style-name="T2">moins</text:span><text:span text:style-name="T3"> </text:span><text:span text:style-name="T2">que</text:span><text:span text:style-name="T3"> </text:span><text:span text:style-name="T2">ce</text:span><text:span text:style-name="T3"> </text:span><text:span text:style-name="T2">ne</text:span><text:span text:style-name="T3"> </text:span><text:span text:style-name="T2">soient</text:span><text:span text:style-name="T3"> </text:span><text:span text:style-name="T2">des</text:span><text:span text:style-name="T3"> </text:span><text:span text:style-name="T2">gros</text:span><text:span text:style-name="T3"> </text:span><text:span text:style-name="T2">rats</text:span><text:span text:style-name="T3"> </text:span><text:span text:style-name="T2">(comme</text:span><text:span text:style-name="T3"> </text:span><text:span text:style-name="T2">Florian</text:span><text:span text:style-name="T3"> </text:span><text:span text:style-name="T2">Lacoste)</text:span><text:span text:style-name="T3"> </text:span><text:span text:style-name="T2">ou</text:span><text:span text:style-name="T3"> </text:span><text:span text:style-name="T2">des</text:span><text:span text:style-name="T3"> </text:span><text:span text:style-name="T2">ados</text:span><text:span text:style-name="T3"> </text:span><text:span text:style-name="T2">sans</text:span><text:span text:style-name="T3"> </text:span><text:span text:style-name="T2">fric.</text:span><text:span text:style-name="T3"> </text:span><text:span text:style-name="T2">Cons</text:span><text:span text:style-name="T3"> </text:span><text:span text:style-name="T2">:</text:span><text:span text:style-name="T3"> </text:span><text:span text:style-name="T2">j'ai</text:span><text:span text:style-name="T3"> </text:span><text:span text:style-name="T2">du</text:span><text:span text:style-name="T3"> </text:span><text:span text:style-name="T2">mal</text:span><text:span text:style-name="T3"> </text:span><text:span text:style-name="T2">à</text:span><text:span text:style-name="T3"> </text:span><text:span text:style-name="T2">en</text:span><text:span text:style-name="T3"> </text:span><text:span text:style-name="T2">voir.</text:span><text:span text:style-name="T3"> </text:span><text:span text:style-name="T2">Conclusion</text:span><text:span text:style-name="T3"> </text:span><text:span text:style-name="T2">-&gt;</text:span><text:span text:style-name="T3"> </text:span><text:span text:style-name="T2">c'est</text:span><text:span text:style-name="T3"> </text:span><text:span text:style-name="T2">typiquement</text:span><text:span text:style-name="T3"> </text:span><text:span text:style-name="T2">le</text:span><text:span text:style-name="T3"> </text:span><text:span text:style-name="T2">genre</text:span><text:span text:style-name="T3"> </text:span><text:span text:style-name="T2">de</text:span><text:span text:style-name="T3"> </text:span><text:span text:style-name="T2">looser</text:span><text:span text:style-name="T3"> </text:span><text:span text:style-name="T2">qu'on</text:span><text:span text:style-name="T3"> </text:span><text:span text:style-name="T2">doit</text:span><text:span text:style-name="T3"> </text:span><text:span text:style-name="T2">essayer</text:span><text:span text:style-name="T3"> </text:span><text:span text:style-name="T2">d'accrocher</text:span><text:span text:style-name="T3"> </text:span><text:span text:style-name="T2">pour</text:span><text:span text:style-name="T3"> </text:span><text:span text:style-name="T2">faire</text:span><text:span text:style-name="T3"> </text:span><text:span text:style-name="T2">du</text:span><text:span text:style-name="T3"> </text:span><text:span text:style-name="T2">chiffre.</text:span></text:p>
        <text:p text:style-name="P16"><text:span text:style-name="T2">-Les</text:span><text:span text:style-name="T3"> </text:span><text:span text:style-name="T4">ados</text:span><text:span text:style-name="T3"> </text:span><text:span text:style-name="T2">:</text:span><text:span text:style-name="T3"> </text:span><text:span text:style-name="T2">leur</text:span><text:span text:style-name="T3"> </text:span><text:span text:style-name="T2">ensemble</text:span><text:span text:style-name="T3"> </text:span><text:span text:style-name="T2">s'intersecte</text:span><text:span text:style-name="T3"> </text:span><text:span text:style-name="T2">avec</text:span><text:span text:style-name="T3"> </text:span><text:span text:style-name="T2">celui</text:span><text:span text:style-name="T3"> </text:span><text:span text:style-name="T2">des</text:span><text:span text:style-name="T3"> </text:span><text:span text:style-name="T2">boutonneux</text:span><text:span text:style-name="T3"> </text:span><text:span text:style-name="T2">et</text:span><text:span text:style-name="T3"> </text:span><text:span text:style-name="T2">des</text:span><text:span text:style-name="T3"> </text:span><text:span text:style-name="T2">élitistes.</text:span><text:span text:style-name="T3"> </text:span><text:span text:style-name="T2">Les</text:span><text:span text:style-name="T3"> </text:span><text:span text:style-name="T2">nombreux</text:span><text:span text:style-name="T3"> </text:span><text:span text:style-name="T2">changements</text:span><text:span text:style-name="T3"> </text:span><text:span text:style-name="T2">(souvent</text:span><text:span text:style-name="T3"> </text:span><text:span text:style-name="T2">insignifiants</text:span><text:span text:style-name="T3"> </text:span><text:span text:style-name="T2">pour</text:span><text:span text:style-name="T3"> </text:span><text:span text:style-name="T2">un</text:span><text:span text:style-name="T3"> </text:span><text:span text:style-name="T2">adulte)</text:span><text:span text:style-name="T3"> </text:span><text:span text:style-name="T2">qui</text:span><text:span text:style-name="T3"> </text:span><text:span text:style-name="T2">s'opèrent</text:span><text:span text:style-name="T3"> </text:span><text:span text:style-name="T2">dans</text:span><text:span text:style-name="T3"> </text:span><text:span text:style-name="T2">leurs</text:span><text:span text:style-name="T3"> </text:span><text:span text:style-name="T2">vies</text:span><text:span text:style-name="T3"> </text:span><text:span text:style-name="T2">les</text:span><text:span text:style-name="T3"> </text:span><text:span text:style-name="T2">empêchent</text:span><text:span text:style-name="T3"> </text:span><text:span text:style-name="T2">(pour</text:span><text:span text:style-name="T3"> </text:span><text:span text:style-name="T2">la</text:span><text:span text:style-name="T3"> </text:span><text:span text:style-name="T2">plupart)</text:span><text:span text:style-name="T3"> </text:span><text:span text:style-name="T2">d'être</text:span><text:span text:style-name="T3"> </text:span><text:span text:style-name="T2">des</text:span><text:span text:style-name="T3"> </text:span><text:span text:style-name="T2">consommateurs</text:span><text:span text:style-name="T3"> </text:span><text:span text:style-name="T2">réguliers</text:span><text:span text:style-name="T3"> </text:span><text:span text:style-name="T2">et</text:span><text:span text:style-name="T3"> </text:span><text:span text:style-name="T2">fiables.</text:span><text:span text:style-name="T3"> </text:span><text:span text:style-name="T2">Seule</text:span><text:span text:style-name="T3"> </text:span><text:span text:style-name="T2">l'addiction</text:span><text:span text:style-name="T3"> </text:span><text:span text:style-name="T2">permet</text:span><text:span text:style-name="T3"> </text:span><text:span text:style-name="T2">de</text:span><text:span text:style-name="T3"> </text:span><text:span text:style-name="T2">vaincre</text:span><text:span text:style-name="T3"> </text:span><text:span text:style-name="T2">leur</text:span><text:span text:style-name="T3"> </text:span><text:span text:style-name="T2">instabilité</text:span><text:span text:style-name="T3"> </text:span><text:span text:style-name="T2">velléitaire,</text:span><text:span text:style-name="T3"> </text:span><text:span text:style-name="T2">car</text:span><text:span text:style-name="T3"> </text:span><text:span text:style-name="T2">ils</text:span><text:span text:style-name="T3"> </text:span><text:span text:style-name="T2">seront</text:span><text:span text:style-name="T3"> </text:span><text:span text:style-name="T2">toujours</text:span><text:span text:style-name="T3"> </text:span><text:span text:style-name="T2">intéressé</text:span><text:span text:style-name="T3"> </text:span><text:span text:style-name="T2">par</text:span><text:span text:style-name="T3"> </text:span><text:span text:style-name="T2">quelque</text:span><text:span text:style-name="T3"> </text:span><text:span text:style-name="T2">chose</text:span><text:span text:style-name="T3"> </text:span><text:span text:style-name="T2">d'autre</text:span><text:span text:style-name="T3"> </text:span><text:span text:style-name="T2">qui</text:span><text:span text:style-name="T3"> </text:span><text:span text:style-name="T2">est</text:span><text:span text:style-name="T3"> </text:span><text:span text:style-name="T2">mieux</text:span><text:span text:style-name="T3"> </text:span><text:span text:style-name="T2">ou</text:span><text:span text:style-name="T3"> </text:span><text:span text:style-name="T2">qui</text:span><text:span text:style-name="T3"> </text:span><text:span text:style-name="T2">est</text:span><text:span text:style-name="T3"> </text:span><text:span text:style-name="T2">juste</text:span><text:span text:style-name="T3"> </text:span><text:span text:style-name="T2">simplement</text:span><text:span text:style-name="T3"> </text:span><text:span text:style-name="T2">autre,</text:span><text:span text:style-name="T3"> </text:span><text:span text:style-name="T2">parce</text:span><text:span text:style-name="T3"> </text:span><text:span text:style-name="T2">que</text:span><text:span text:style-name="T3"> </text:span><text:span text:style-name="T2">c'est</text:span><text:span text:style-name="T3"> </text:span><text:span text:style-name="T2">mieux</text:span><text:span text:style-name="T3"> </text:span><text:span text:style-name="T2">quand</text:span><text:span text:style-name="T3"> </text:span><text:span text:style-name="T2">c'est</text:span><text:span text:style-name="T3"> </text:span><text:span text:style-name="T2">autre</text:span><text:span text:style-name="T3"> </text:span><text:span text:style-name="T2">(vous</text:span><text:span text:style-name="T3"> </text:span><text:span text:style-name="T2">comprenez</text:span><text:span text:style-name="T3"> </text:span><text:span text:style-name="T2">l'idée</text:span><text:span text:style-name="T3"> </text:span><text:span text:style-name="T2">?).</text:span><text:span text:style-name="T3"> </text:span><text:span text:style-name="T2">En</text:span><text:span text:style-name="T3"> </text:span><text:span text:style-name="T2">outre,</text:span><text:span text:style-name="T3"> </text:span><text:span text:style-name="T2">ils</text:span><text:span text:style-name="T3"> </text:span><text:span text:style-name="T2">sont</text:span><text:span text:style-name="T3"> </text:span><text:span text:style-name="T2">aussi</text:span><text:span text:style-name="T3"> </text:span><text:span text:style-name="T2">attirés</text:span><text:span text:style-name="T3"> </text:span><text:span text:style-name="T2">par</text:span><text:span text:style-name="T3"> </text:span><text:span text:style-name="T2">les</text:span><text:span text:style-name="T3"> </text:span><text:span text:style-name="T2">trucs</text:span><text:span text:style-name="T3"> </text:span><text:span text:style-name="T2">fun</text:span><text:span text:style-name="T3"> </text:span><text:span text:style-name="T2">un</text:span><text:span text:style-name="T3"> </text:span><text:span text:style-name="T2">peu</text:span><text:span text:style-name="T3"> </text:span><text:span text:style-name="T2">con-cons</text:span><text:span text:style-name="T3"> </text:span><text:span text:style-name="T2">(j'ai</text:span><text:span text:style-name="T3"> </text:span><text:span text:style-name="T2">une</text:span><text:span text:style-name="T3"> </text:span><text:span text:style-name="T2">vache</text:span><text:span text:style-name="T3"> </text:span><text:span text:style-name="T2">qui</text:span><text:span text:style-name="T3"> </text:span><text:span text:style-name="T2">pète</text:span><text:span text:style-name="T3"> </text:span><text:span text:style-name="T2">sur</text:span><text:span text:style-name="T3"> </text:span><text:span text:style-name="T2">mon</text:span><text:span text:style-name="T3"> </text:span><text:span text:style-name="T2">téléphone</text:span><text:span text:style-name="T3"> </text:span><text:span text:style-name="T2">quand</text:span><text:span text:style-name="T3"> </text:span><text:span text:style-name="T2">tu</text:span><text:span text:style-name="T3"> </text:span><text:span text:style-name="T2">dis</text:span><text:span text:style-name="T3"> </text:span><text:span text:style-name="T2">"meuh"</text:span><text:span text:style-name="T3"> </text:span><text:span text:style-name="T2">c'est</text:span><text:span text:style-name="T3"> </text:span><text:span text:style-name="T2">trop</text:span><text:span text:style-name="T3"> </text:span><text:span text:style-name="T2">cool).</text:span><text:span text:style-name="T3"> </text:span><text:span text:style-name="T2">Pros</text:span><text:span text:style-name="T3"> </text:span><text:span text:style-name="T2">:</text:span><text:span text:style-name="T3"> </text:span><text:span text:style-name="T2">une</text:span><text:span text:style-name="T3"> </text:span><text:span text:style-name="T2">fois</text:span><text:span text:style-name="T3"> </text:span><text:span text:style-name="T2">converti,</text:span><text:span text:style-name="T3"> </text:span><text:span text:style-name="T2">l'ado</text:span><text:span text:style-name="T3"> </text:span><text:span text:style-name="T2">addict</text:span><text:span text:style-name="T3"> </text:span><text:span text:style-name="T2">est</text:span><text:span text:style-name="T3"> </text:span><text:span text:style-name="T2">un</text:span><text:span text:style-name="T3"> </text:span><text:span text:style-name="T2">consommateur</text:span><text:span text:style-name="T3"> </text:span><text:span text:style-name="T2">régulier</text:span><text:span text:style-name="T3"> </text:span><text:span text:style-name="T2">et</text:span><text:span text:style-name="T3"> </text:span><text:span text:style-name="T2">très</text:span><text:span text:style-name="T3"> </text:span><text:soft-page-break/><text:span text:style-name="T2">rentable.</text:span><text:span text:style-name="T3"> </text:span><text:span text:style-name="T2">Cons</text:span><text:span text:style-name="T3"> </text:span><text:span text:style-name="T2">:</text:span><text:span text:style-name="T3"> </text:span><text:span text:style-name="T2">l'ado</text:span><text:span text:style-name="T3"> </text:span><text:span text:style-name="T2">aime</text:span><text:span text:style-name="T3"> </text:span><text:span text:style-name="T2">ce</text:span><text:span text:style-name="T3"> </text:span><text:span text:style-name="T2">qui</text:span><text:span text:style-name="T3"> </text:span><text:span text:style-name="T2">brille,</text:span><text:span text:style-name="T3"> </text:span><text:span text:style-name="T2">qui</text:span><text:span text:style-name="T3"> </text:span><text:span text:style-name="T2">a</text:span><text:span text:style-name="T3"> </text:span><text:span text:style-name="T2">la</text:span><text:span text:style-name="T3"> </text:span><text:span text:style-name="T2">classe</text:span><text:span text:style-name="T3"> </text:span><text:span text:style-name="T2">(les</text:span><text:span text:style-name="T3"> </text:span><text:span text:style-name="T2">beaux</text:span><text:span text:style-name="T3"> </text:span><text:span text:style-name="T2">et</text:span><text:span text:style-name="T3"> </text:span><text:span text:style-name="T2">bons</text:span><text:span text:style-name="T3"> </text:span><text:span text:style-name="T2">jeux</text:span><text:span text:style-name="T3"> </text:span><text:span text:style-name="T2">qui</text:span><text:span text:style-name="T3"> </text:span><text:span text:style-name="T2">ont</text:span><text:span text:style-name="T3"> </text:span><text:span text:style-name="T2">suffisamment</text:span><text:span text:style-name="T3"> </text:span><text:span text:style-name="T2">de</text:span><text:span text:style-name="T3"> </text:span><text:span text:style-name="T2">fonds</text:span><text:span text:style-name="T3"> </text:span><text:span text:style-name="T2">pour</text:span><text:span text:style-name="T3"> </text:span><text:span text:style-name="T2">apparaitre</text:span><text:span text:style-name="T3"> </text:span><text:span text:style-name="T2">en</text:span><text:span text:style-name="T3"> </text:span><text:span text:style-name="T2">affiche</text:span><text:span text:style-name="T3"> </text:span><text:span text:style-name="T2">dans</text:span><text:span text:style-name="T3"> </text:span><text:span text:style-name="T2">les</text:span><text:span text:style-name="T3"> </text:span><text:span text:style-name="T2">mags</text:span><text:span text:style-name="T3"> </text:span><text:span text:style-name="T2">ou</text:span><text:span text:style-name="T3"> </text:span><text:span text:style-name="T2">le</text:span><text:span text:style-name="T3"> </text:span><text:span text:style-name="T2">métro).</text:span><text:span text:style-name="T3"> </text:span><text:span text:style-name="T2">Il</text:span><text:span text:style-name="T3"> </text:span><text:span text:style-name="T2">aime</text:span><text:span text:style-name="T3"> </text:span><text:span text:style-name="T2">les</text:span><text:span text:style-name="T3"> </text:span><text:span text:style-name="T2">trucs</text:span><text:span text:style-name="T3"> </text:span><text:span text:style-name="T2">un</text:span><text:span text:style-name="T3"> </text:span><text:span text:style-name="T2">peu</text:span><text:span text:style-name="T3"> </text:span><text:span text:style-name="T2">cons,</text:span><text:span text:style-name="T3"> </text:span><text:span text:style-name="T2">simples</text:span><text:span text:style-name="T3"> </text:span><text:span text:style-name="T2">ou</text:span><text:span text:style-name="T3"> </text:span><text:span text:style-name="T2">juste</text:span><text:span text:style-name="T3"> </text:span><text:span text:style-name="T2">trop</text:span><text:span text:style-name="T3"> </text:span><text:span text:style-name="T2">cools,</text:span><text:span text:style-name="T3"> </text:span><text:span text:style-name="T2">mais</text:span><text:span text:style-name="T3"> </text:span><text:span text:style-name="T2">s'en</text:span><text:span text:style-name="T3"> </text:span><text:span text:style-name="T2">désintéresse</text:span><text:span text:style-name="T3"> </text:span><text:span text:style-name="T2">rapidement</text:span><text:span text:style-name="T3"> </text:span><text:span text:style-name="T2">s'ils</text:span><text:span text:style-name="T3"> </text:span><text:span text:style-name="T2">ne</text:span><text:span text:style-name="T3"> </text:span><text:span text:style-name="T2">sont</text:span><text:span text:style-name="T3"> </text:span><text:span text:style-name="T2">pas</text:span><text:span text:style-name="T3"> </text:span><text:span text:style-name="T2">addictifs.</text:span><text:span text:style-name="T3"> </text:span><text:span text:style-name="T2">Conclusion</text:span><text:span text:style-name="T3"> </text:span><text:span text:style-name="T2">-&gt;</text:span><text:span text:style-name="T3"> </text:span><text:span text:style-name="T2">groupe</text:span><text:span text:style-name="T3"> </text:span><text:span text:style-name="T2">difficile</text:span><text:span text:style-name="T3"> </text:span><text:span text:style-name="T2">à</text:span><text:span text:style-name="T3"> </text:span><text:span text:style-name="T2">capter</text:span><text:span text:style-name="T3"> </text:span><text:span text:style-name="T2">directement</text:span><text:span text:style-name="T3"> </text:span><text:span text:style-name="T2">et</text:span><text:span text:style-name="T3"> </text:span><text:span text:style-name="T2">efficacement</text:span><text:span text:style-name="T3"> </text:span><text:span text:style-name="T2">avec</text:span><text:span text:style-name="T3"> </text:span><text:span text:style-name="T2">nos</text:span><text:span text:style-name="T3"> </text:span><text:span text:style-name="T2">moyens.</text:span><text:span text:style-name="T3"> </text:span><text:span text:style-name="T2">Gros</text:span><text:span text:style-name="T3"> </text:span><text:span text:style-name="T2">challenge...</text:span></text:p>
        <text:p text:style-name="P16"><text:span text:style-name="T2">-Les</text:span><text:span text:style-name="T3"> </text:span><text:span text:style-name="T4">vieux</text:span><text:span text:style-name="T5"> </text:span><text:span text:style-name="T4">loosers</text:span><text:span text:style-name="T3"> </text:span><text:span text:style-name="T2">:</text:span><text:span text:style-name="T3"> </text:span><text:span text:style-name="T2">grande</text:span><text:span text:style-name="T3"> </text:span><text:span text:style-name="T2">catégorie</text:span><text:span text:style-name="T3"> </text:span><text:span text:style-name="T2">qui</text:span><text:span text:style-name="T3"> </text:span><text:span text:style-name="T2">regroupe</text:span><text:span text:style-name="T3"> </text:span><text:span text:style-name="T2">les</text:span><text:span text:style-name="T3"> </text:span><text:span text:style-name="T2">secrétaires</text:span><text:span text:style-name="T3"> </text:span><text:span text:style-name="T2">qui</text:span><text:span text:style-name="T3"> </text:span><text:span text:style-name="T2">vont</text:span><text:span text:style-name="T3"> </text:span><text:span text:style-name="T2">sur</text:span><text:span text:style-name="T3"> </text:span><text:span text:style-name="T2">facebook</text:span><text:span text:style-name="T3"> </text:span><text:span text:style-name="T2">quand</text:span><text:span text:style-name="T3"> </text:span><text:span text:style-name="T2">elles</text:span><text:span text:style-name="T3"> </text:span><text:span text:style-name="T2">s'emmerdent</text:span><text:span text:style-name="T3"> </text:span><text:span text:style-name="T2">au</text:span><text:span text:style-name="T3"> </text:span><text:span text:style-name="T2">boulot,</text:span><text:span text:style-name="T3"> </text:span><text:span text:style-name="T2">ceux</text:span><text:span text:style-name="T3"> </text:span><text:span text:style-name="T2">qui</text:span><text:span text:style-name="T3"> </text:span><text:span text:style-name="T2">jouent</text:span><text:span text:style-name="T3"> </text:span><text:span text:style-name="T2">dans</text:span><text:span text:style-name="T3"> </text:span><text:span text:style-name="T2">les</text:span><text:span text:style-name="T3"> </text:span><text:span text:style-name="T2">transports</text:span><text:span text:style-name="T3"> </text:span><text:span text:style-name="T2">avant</text:span><text:span text:style-name="T3"> </text:span><text:span text:style-name="T2">de</text:span><text:span text:style-name="T3"> </text:span><text:span text:style-name="T2">rentrer</text:span><text:span text:style-name="T3"> </text:span><text:span text:style-name="T2">chez</text:span><text:span text:style-name="T3"> </text:span><text:span text:style-name="T2">eux,</text:span><text:span text:style-name="T3"> </text:span><text:span text:style-name="T2">ceux</text:span><text:span text:style-name="T3"> </text:span><text:span text:style-name="T2">qui</text:span><text:span text:style-name="T3"> </text:span><text:span text:style-name="T2">ont</text:span><text:span text:style-name="T3"> </text:span><text:span text:style-name="T2">des</text:span><text:span text:style-name="T3"> </text:span><text:span text:style-name="T2">gosses</text:span><text:span text:style-name="T3"> </text:span><text:span text:style-name="T2">à</text:span><text:span text:style-name="T3"> </text:span><text:span text:style-name="T2">garder</text:span><text:span text:style-name="T3"> </text:span><text:span text:style-name="T2">et</text:span><text:span text:style-name="T3"> </text:span><text:span text:style-name="T2">qui</text:span><text:span text:style-name="T3"> </text:span><text:span text:style-name="T2">s'ouvrent</text:span><text:span text:style-name="T3"> </text:span><text:span text:style-name="T2">une</text:span><text:span text:style-name="T3"> </text:span><text:span text:style-name="T2">petite</text:span><text:span text:style-name="T3"> </text:span><text:span text:style-name="T2">session</text:span><text:span text:style-name="T3"> </text:span><text:span text:style-name="T2">pour</text:span><text:span text:style-name="T3"> </text:span><text:span text:style-name="T2">passer</text:span><text:span text:style-name="T3"> </text:span><text:span text:style-name="T2">le</text:span><text:span text:style-name="T3"> </text:span><text:span text:style-name="T2">temps,</text:span><text:span text:style-name="T3"> </text:span><text:span text:style-name="T2">etc.</text:span></text:p>
        <text:p text:style-name="P16"><text:span text:style-name="T2">Ils</text:span><text:span text:style-name="T3"> </text:span><text:span text:style-name="T2">ont</text:span><text:span text:style-name="T3"> </text:span><text:span text:style-name="T2">des</text:span><text:span text:style-name="T3"> </text:span><text:span text:style-name="T2">mailing-listes</text:span><text:span text:style-name="T3"> </text:span><text:span text:style-name="T2">où</text:span><text:span text:style-name="T3"> </text:span><text:span text:style-name="T2">ils</text:span><text:span text:style-name="T3"> </text:span><text:span text:style-name="T2">s'envoient</text:span><text:span text:style-name="T3"> </text:span><text:span text:style-name="T2">des</text:span><text:span text:style-name="T3"> </text:span><text:span text:style-name="T2">liens</text:span><text:span text:style-name="T3"> </text:span><text:span text:style-name="T2">à</text:span><text:span text:style-name="T3"> </text:span><text:span text:style-name="T2">la</text:span><text:span text:style-name="T3"> </text:span><text:span text:style-name="T2">con</text:span><text:span text:style-name="T3"> </text:span><text:span text:style-name="T2">et</text:span><text:span text:style-name="T3"> </text:span><text:span text:style-name="T2">aiment</text:span><text:span text:style-name="T3"> </text:span><text:span text:style-name="T2">bien</text:span><text:span text:style-name="T3"> </text:span><text:span text:style-name="T2">les</text:span><text:span text:style-name="T3"> </text:span><text:span text:style-name="T2">jeux</text:span><text:span text:style-name="T3"> </text:span><text:span text:style-name="T2">idiots</text:span><text:span text:style-name="T3"> </text:span><text:span text:style-name="T2">et</text:span><text:span text:style-name="T3"> </text:span><text:span text:style-name="T2">bien</text:span><text:span text:style-name="T3"> </text:span><text:span text:style-name="T2">funs.</text:span><text:span text:style-name="T3"> </text:span><text:span text:style-name="T2">Très</text:span><text:span text:style-name="T3"> </text:span><text:span text:style-name="T2">sensibles</text:span><text:span text:style-name="T3"> </text:span><text:span text:style-name="T2">aux</text:span><text:span text:style-name="T3"> </text:span><text:span text:style-name="T2">buzz,</text:span><text:span text:style-name="T3"> </text:span><text:span text:style-name="T2">je</text:span><text:span text:style-name="T3"> </text:span><text:span text:style-name="T2">pense</text:span><text:span text:style-name="T3"> </text:span><text:span text:style-name="T2">que</text:span><text:span text:style-name="T3"> </text:span><text:span text:style-name="T2">ce</text:span><text:span text:style-name="T3"> </text:span><text:span text:style-name="T2">sera</text:span><text:span text:style-name="T3"> </text:span><text:span text:style-name="T2">la</text:span><text:span text:style-name="T3"> </text:span><text:span text:style-name="T2">clientelle</text:span><text:span text:style-name="T3"> </text:span><text:span text:style-name="T2">la</text:span><text:span text:style-name="T3"> </text:span><text:span text:style-name="T2">plus</text:span><text:span text:style-name="T3"> </text:span><text:span text:style-name="T2">simple</text:span><text:span text:style-name="T3"> </text:span><text:span text:style-name="T2">à</text:span><text:span text:style-name="T3"> </text:span><text:span text:style-name="T2">capter</text:span><text:span text:style-name="T3"> </text:span><text:span text:style-name="T2">dans</text:span><text:span text:style-name="T3"> </text:span><text:span text:style-name="T2">un</text:span><text:span text:style-name="T3"> </text:span><text:span text:style-name="T2">premier</text:span><text:span text:style-name="T3"> </text:span><text:span text:style-name="T2">temps.</text:span><text:span text:style-name="T3"> </text:span><text:span text:style-name="T2">Pros</text:span><text:span text:style-name="T3"> </text:span><text:span text:style-name="T2">:</text:span><text:span text:style-name="T3"> </text:span><text:span text:style-name="T2">fréquentent</text:span><text:span text:style-name="T3"> </text:span><text:span text:style-name="T2">souvent</text:span><text:span text:style-name="T3"> </text:span><text:span text:style-name="T2">les</text:span><text:span text:style-name="T3"> </text:span><text:span text:style-name="T2">mêmes</text:span><text:span text:style-name="T3"> </text:span><text:span text:style-name="T2">médias</text:span><text:span text:style-name="T3"> </text:span><text:span text:style-name="T2">de</text:span><text:span text:style-name="T3"> </text:span><text:span text:style-name="T2">diffusion</text:span><text:span text:style-name="T3"> </text:span><text:span text:style-name="T2">et</text:span><text:span text:style-name="T3"> </text:span><text:span text:style-name="T2">les</text:span><text:span text:style-name="T3"> </text:span><text:span text:style-name="T2">memes</text:span><text:span text:style-name="T3"> </text:span><text:span text:style-name="T2">réseaux</text:span><text:span text:style-name="T3"> </text:span><text:span text:style-name="T2">sociaux</text:span><text:span text:style-name="T3"> </text:span><text:span text:style-name="T2">(iphone,</text:span><text:span text:style-name="T3"> </text:span><text:span text:style-name="T2">ipad,</text:span><text:span text:style-name="T3"> </text:span><text:span text:style-name="T2">facebook,</text:span><text:span text:style-name="T3"> </text:span><text:span text:style-name="T2">etc.).</text:span><text:span text:style-name="T3"> </text:span><text:span text:style-name="T2">S'emmerdent</text:span><text:span text:style-name="T3"> </text:span><text:span text:style-name="T2">suffisamment</text:span><text:span text:style-name="T3"> </text:span><text:span text:style-name="T2">pour</text:span><text:span text:style-name="T3"> </text:span><text:span text:style-name="T2">lancer</text:span><text:span text:style-name="T3"> </text:span><text:span text:style-name="T2">une</text:span><text:span text:style-name="T3"> </text:span><text:span text:style-name="T2">appli</text:span><text:span text:style-name="T3"> </text:span><text:span text:style-name="T2">qui</text:span><text:span text:style-name="T3"> </text:span><text:span text:style-name="T2">a</text:span><text:span text:style-name="T3"> </text:span><text:span text:style-name="T2">l'air</text:span><text:span text:style-name="T3"> </text:span><text:span text:style-name="T2">sympa</text:span><text:span text:style-name="T3"> </text:span><text:span text:style-name="T2">ou</text:span><text:span text:style-name="T3"> </text:span><text:span text:style-name="T2">qu'un</text:span><text:span text:style-name="T3"> </text:span><text:span text:style-name="T2">pote</text:span><text:span text:style-name="T3"> </text:span><text:span text:style-name="T2">leur</text:span><text:span text:style-name="T3"> </text:span><text:span text:style-name="T2">envoie.</text:span><text:span text:style-name="T3"> </text:span><text:span text:style-name="T2">Cons</text:span><text:span text:style-name="T3"> </text:span><text:span text:style-name="T2">:</text:span><text:span text:style-name="T3"> </text:span><text:span text:style-name="T2">très</text:span><text:span text:style-name="T3"> </text:span><text:span text:style-name="T2">faible</text:span><text:span text:style-name="T3"> </text:span><text:span text:style-name="T2">tendance</text:span><text:span text:style-name="T3"> </text:span><text:span text:style-name="T2">à</text:span><text:span text:style-name="T3"> </text:span><text:span text:style-name="T2">l'addiction.</text:span><text:span text:style-name="T3"> </text:span><text:span text:style-name="T2">Conclusion</text:span><text:span text:style-name="T3"> </text:span><text:span text:style-name="T2">-&gt;</text:span><text:span text:style-name="T3"> </text:span><text:span text:style-name="T2">ils</text:span><text:span text:style-name="T3"> </text:span><text:span text:style-name="T2">doivent</text:span><text:span text:style-name="T3"> </text:span><text:span text:style-name="T2">être</text:span><text:span text:style-name="T3"> </text:span><text:span text:style-name="T2">notre</text:span><text:span text:style-name="T3"> </text:span><text:span text:style-name="T2">outil</text:span><text:span text:style-name="T3"> </text:span><text:span text:style-name="T2">de</text:span><text:span text:style-name="T3"> </text:span><text:span text:style-name="T2">buzz,</text:span><text:span text:style-name="T3"> </text:span><text:span text:style-name="T2">ceux</text:span><text:span text:style-name="T3"> </text:span><text:span text:style-name="T2">qui</text:span><text:span text:style-name="T3"> </text:span><text:span text:style-name="T2">vont</text:span><text:span text:style-name="T3"> </text:span><text:span text:style-name="T2">parler</text:span><text:span text:style-name="T3"> </text:span><text:span text:style-name="T2">de</text:span><text:span text:style-name="T3"> </text:span><text:span text:style-name="T2">notre</text:span><text:span text:style-name="T3"> </text:span><text:span text:style-name="T2">jeu</text:span><text:span text:style-name="T3"> </text:span><text:span text:style-name="T2">à</text:span><text:span text:style-name="T3"> </text:span><text:span text:style-name="T2">suffisamment</text:span><text:span text:style-name="T3"> </text:span><text:span text:style-name="T2">de</text:span><text:span text:style-name="T3"> </text:span><text:span text:style-name="T2">personnes</text:span><text:span text:style-name="T3"> </text:span><text:span text:style-name="T2">pour</text:span><text:span text:style-name="T3"> </text:span><text:span text:style-name="T2">ramener</text:span><text:span text:style-name="T3"> </text:span><text:span text:style-name="T2">quelques</text:span><text:span text:style-name="T3"> </text:span><text:span text:style-name="T2">profils</text:span><text:span text:style-name="T3"> </text:span><text:span text:style-name="T2">à</text:span><text:span text:style-name="T3"> </text:span><text:span text:style-name="T2">tendance</text:span><text:span text:style-name="T3"> </text:span><text:span text:style-name="T2">addictive.</text:span></text:p>
        <text:p text:style-name="P3"/>
        <text:p text:style-name="P16"><text:span text:style-name="T2">Pour</text:span><text:span text:style-name="T3"> </text:span><text:span text:style-name="T2">compléter</text:span><text:span text:style-name="T3"> </text:span><text:span text:style-name="T2">cette</text:span><text:span text:style-name="T3"> </text:span><text:span text:style-name="T2">réflexion</text:span><text:span text:style-name="T3"> </text:span><text:span text:style-name="T2">(qui</text:span><text:span text:style-name="T3"> </text:span><text:span text:style-name="T2">souffre</text:span><text:span text:style-name="T3"> </text:span><text:span text:style-name="T2">énormément</text:span><text:span text:style-name="T3"> </text:span><text:span text:style-name="T2">de</text:span><text:span text:style-name="T3"> </text:span><text:span text:style-name="T2">l'absence</text:span><text:span text:style-name="T3"> </text:span><text:span text:style-name="T2">d'un</text:span><text:span text:style-name="T3"> </text:span><text:span text:style-name="T2">véritable</text:span><text:span text:style-name="T3"> </text:span><text:span text:style-name="T2">sondage/audit</text:span><text:span text:style-name="T3"> </text:span><text:span text:style-name="T2">des</text:span><text:span text:style-name="T3"> </text:span><text:span text:style-name="T2">profils</text:span><text:span text:style-name="T3"> </text:span><text:span text:style-name="T2">sus-cités),</text:span><text:span text:style-name="T3"> </text:span><text:span text:style-name="T2">je</text:span><text:span text:style-name="T3"> </text:span><text:span text:style-name="T2">propose</text:span><text:span text:style-name="T3"> </text:span><text:span text:style-name="T2">un</text:span><text:span text:style-name="T3"> </text:span><text:span text:style-name="T2">petit</text:span><text:span text:style-name="T3"> </text:span><text:span text:style-name="T2">tableau</text:span><text:span text:style-name="T3"> </text:span><text:span text:style-name="T2">de</text:span><text:span text:style-name="T3"> </text:span><text:span text:style-name="T2">synthèse</text:span></text:p>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0"><text:span text:style-name="T2">Type</text:span><text:span text:style-name="T3"> </text:span><text:span text:style-name="T2">de</text:span><text:span text:style-name="T3"> </text:span><text:span text:style-name="T2">profils</text:span></text:p>
            </table:table-cell>
            <table:table-cell table:style-name="Tableau2.A1" office:value-type="string">
              <text:p text:style-name="P20"><text:span text:style-name="T2">Potentiel</text:span><text:span text:style-name="T3"> </text:span><text:span text:style-name="T2">de</text:span><text:span text:style-name="T3"> </text:span><text:span text:style-name="T2">communication</text:span></text:p>
            </table:table-cell>
            <table:table-cell table:style-name="Tableau2.A1" office:value-type="string">
              <text:p text:style-name="P20"><text:span text:style-name="T2">Potentiel</text:span><text:span text:style-name="T3"> </text:span><text:span text:style-name="T2">d'addiction</text:span></text:p>
            </table:table-cell>
            <table:table-cell table:style-name="Tableau2.D1" office:value-type="string">
              <text:p text:style-name="P20"><text:span text:style-name="T2">Potentiel</text:span><text:span text:style-name="T3"> </text:span><text:span text:style-name="T2">financier</text:span></text:p>
            </table:table-cell>
          </table:table-row>
          <table:table-row table:style-name="Tableau2.1">
            <table:table-cell table:style-name="Tableau2.A2" office:value-type="string">
              <text:p text:style-name="P21">Elitistes</text:p>
            </table:table-cell>
            <table:table-cell table:style-name="Tableau2.B2" office:value-type="string">
              <text:p text:style-name="P20"><text:span text:style-name="T2">Excellent</text:span><text:span text:style-name="T3"> </text:span><text:span text:style-name="T2">pouvoir</text:span><text:span text:style-name="T3"> </text:span><text:span text:style-name="T2">de</text:span><text:span text:style-name="T3"> </text:span><text:span text:style-name="T2">propagation</text:span><text:span text:style-name="T3"> </text:span><text:span text:style-name="T2">d'un</text:span><text:span text:style-name="T3"> </text:span><text:span text:style-name="T2">produit</text:span><text:span text:style-name="T3"> </text:span><text:span text:style-name="T2">de</text:span><text:span text:style-name="T3"> </text:span><text:span text:style-name="T2">haute</text:span><text:span text:style-name="T3"> </text:span><text:span text:style-name="T2">qualité,</text:span><text:span text:style-name="T3"> </text:span><text:span text:style-name="T2">mais</text:span><text:span text:style-name="T3"> </text:span><text:span text:style-name="T2">limité</text:span><text:span text:style-name="T3"> </text:span><text:span text:style-name="T2">à</text:span><text:span text:style-name="T3"> </text:span><text:span text:style-name="T2">son</text:span><text:span text:style-name="T3"> </text:span><text:span text:style-name="T2">réseau</text:span><text:span text:style-name="T3"> </text:span><text:span text:style-name="T2">social</text:span><text:span text:style-name="T3"> </text:span><text:span text:style-name="T2">proche</text:span></text:p>
            </table:table-cell>
            <table:table-cell table:style-name="Tableau2.C2" office:value-type="string">
              <text:p text:style-name="P20"><text:span text:style-name="T2">Très</text:span><text:span text:style-name="T3"> </text:span><text:span text:style-name="T2">elevé</text:span></text:p>
            </table:table-cell>
            <table:table-cell table:style-name="Tableau2.D2" office:value-type="string">
              <text:p text:style-name="P21">Elevé</text:p>
            </table:table-cell>
          </table:table-row>
          <table:table-row table:style-name="Tableau2.1">
            <table:table-cell table:style-name="Tableau2.A3" office:value-type="string">
              <text:p text:style-name="P21">Boutonneux</text:p>
            </table:table-cell>
            <table:table-cell table:style-name="Tableau2.B3" office:value-type="string">
              <text:p text:style-name="P20"><text:span text:style-name="T2">Bon</text:span><text:span text:style-name="T3"> </text:span><text:span text:style-name="T2">pouvoir</text:span><text:span text:style-name="T3"> </text:span><text:span text:style-name="T2">de</text:span><text:span text:style-name="T3"> </text:span><text:span text:style-name="T2">propagation</text:span><text:span text:style-name="T3"> </text:span><text:span text:style-name="T2">d'un</text:span><text:span text:style-name="T3"> </text:span><text:span text:style-name="T2">produit</text:span><text:span text:style-name="T3"> </text:span><text:span text:style-name="T2">même</text:span><text:span text:style-name="T3"> </text:span><text:span text:style-name="T2">de</text:span><text:span text:style-name="T3"> </text:span><text:span text:style-name="T2">qualité</text:span><text:span text:style-name="T3"> </text:span><text:span text:style-name="T2">moyenne,</text:span><text:span text:style-name="T3"> </text:span><text:span text:style-name="T2">mais</text:span><text:span text:style-name="T3"> </text:span><text:span text:style-name="T2">limité</text:span><text:span text:style-name="T3"> </text:span><text:span text:style-name="T2">aux</text:span><text:span text:style-name="T3"> </text:span><text:span text:style-name="T2">membres</text:span><text:span text:style-name="T3"> </text:span><text:span text:style-name="T2">de</text:span><text:span text:style-name="T3"> </text:span><text:span text:style-name="T2">sa</text:span><text:span text:style-name="T3"> </text:span><text:span text:style-name="T2">horde...</text:span></text:p>
            </table:table-cell>
            <table:table-cell table:style-name="Tableau2.C3" office:value-type="string">
              <text:p text:style-name="P21">Elevé</text:p>
            </table:table-cell>
            <table:table-cell table:style-name="Tableau2.D3" office:value-type="string">
              <text:p text:style-name="P20"><text:span text:style-name="T2">Moyen</text:span><text:span text:style-name="T3"> </text:span><text:span text:style-name="T2">-</text:span></text:p>
            </table:table-cell>
          </table:table-row>
          <table:table-row table:style-name="Tableau2.1">
            <table:table-cell table:style-name="Tableau2.A4" office:value-type="string">
              <text:p text:style-name="P21">Ados</text:p>
            </table:table-cell>
            <table:table-cell table:style-name="Tableau2.B4" office:value-type="string">
              <text:p text:style-name="P20"><text:span text:style-name="T2">Pouvoir</text:span><text:span text:style-name="T3"> </text:span><text:span text:style-name="T2">de</text:span><text:span text:style-name="T3"> </text:span><text:span text:style-name="T2">propagation</text:span><text:span text:style-name="T3"> </text:span><text:span text:style-name="T2">gigantesque</text:span><text:span text:style-name="T3"> </text:span><text:span text:style-name="T2">d'un</text:span><text:span text:style-name="T3"> </text:span><text:span text:style-name="T2">produit</text:span><text:span text:style-name="T3"> </text:span><text:span text:style-name="T2">de</text:span><text:span text:style-name="T3"> </text:span><text:span text:style-name="T2">qualité</text:span><text:span text:style-name="T3"> </text:span><text:span text:style-name="T2">très</text:span><text:span text:style-name="T3"> </text:span><text:span text:style-name="T2">relative</text:span><text:span text:style-name="T3"> </text:span><text:span text:style-name="T2">(l'ado</text:span><text:span text:style-name="T3"> </text:span><text:span text:style-name="T2">accroche</text:span><text:span text:style-name="T3"> </text:span><text:span text:style-name="T2">ou</text:span><text:span text:style-name="T3"> </text:span><text:span text:style-name="T2">pas),</text:span><text:span text:style-name="T3"> </text:span><text:span text:style-name="T2">à</text:span><text:span text:style-name="T3"> </text:span><text:span text:style-name="T2">un</text:span><text:span text:style-name="T3"> </text:span><text:span text:style-name="T2">vaste</text:span><text:span text:style-name="T3"> </text:span><text:span text:style-name="T2">réseau</text:span><text:span text:style-name="T3"> </text:span><text:span text:style-name="T2">social</text:span></text:p>
            </table:table-cell>
            <table:table-cell table:style-name="Tableau2.C4" office:value-type="string">
              <text:p text:style-name="P21">Moyen</text:p>
            </table:table-cell>
            <table:table-cell table:style-name="Tableau2.D4" office:value-type="string">
              <text:p text:style-name="P20"><text:span text:style-name="T2">Moyen</text:span><text:span text:style-name="T3"> </text:span><text:span text:style-name="T2">+</text:span></text:p>
            </table:table-cell>
          </table:table-row>
          <table:table-row table:style-name="Tableau2.1">
            <table:table-cell table:style-name="Tableau2.A5" office:value-type="string">
              <text:p text:style-name="P20"><text:span text:style-name="T2">Vieux</text:span><text:span text:style-name="T3"> </text:span><text:span text:style-name="T2">loosers</text:span></text:p>
            </table:table-cell>
            <table:table-cell table:style-name="Tableau2.B5" office:value-type="string">
              <text:p text:style-name="P20"><text:span text:style-name="T2">Pouvoir</text:span><text:span text:style-name="T3"> </text:span><text:span text:style-name="T2">de</text:span><text:span text:style-name="T3"> </text:span><text:span text:style-name="T2">propagation</text:span><text:span text:style-name="T3"> </text:span><text:span text:style-name="T2">gigantesque</text:span><text:span text:style-name="T3"> </text:span><text:span text:style-name="T2">d'un</text:span><text:span text:style-name="T3"> </text:span><text:span text:style-name="T2">produit</text:span><text:span text:style-name="T3"> </text:span><text:span text:style-name="T2">indépendamment</text:span><text:span text:style-name="T3"> </text:span><text:span text:style-name="T2">de</text:span><text:span text:style-name="T3"> </text:span><text:span text:style-name="T2">sa</text:span><text:span text:style-name="T3"> </text:span><text:span text:style-name="T2">qualité,</text:span><text:span text:style-name="T3"> </text:span><text:span text:style-name="T2">à</text:span><text:span text:style-name="T3"> </text:span><text:span text:style-name="T2">un</text:span><text:span text:style-name="T3"> </text:span><text:span text:style-name="T2">vaste</text:span><text:span text:style-name="T3"> </text:span><text:span text:style-name="T2">réseau</text:span><text:span text:style-name="T3"> </text:span><text:span text:style-name="T2">social.</text:span><text:span text:style-name="T3"> </text:span><text:span text:style-name="T2">[Bémol</text:span><text:span text:style-name="T3"> </text:span><text:span text:style-name="T2">:</text:span><text:span text:style-name="T3"> </text:span><text:span text:style-name="T2">noyage</text:span><text:span text:style-name="T3"> </text:span><text:span text:style-name="T2">de</text:span><text:span text:style-name="T3"> </text:span><text:span text:style-name="T2">l'info</text:span><text:span text:style-name="T3"> </text:span><text:span text:style-name="T2">dans</text:span><text:span text:style-name="T3"> </text:span><text:span text:style-name="T2">le</text:span><text:span text:style-name="T3"> </text:span><text:span text:style-name="T2">bruit</text:span><text:span text:style-name="T3"> </text:span><text:span text:style-name="T2">informationnel]</text:span></text:p>
            </table:table-cell>
            <table:table-cell table:style-name="Tableau2.C5" office:value-type="string">
              <text:p text:style-name="P21">Faible</text:p>
            </table:table-cell>
            <table:table-cell table:style-name="Tableau2.D5" office:value-type="string">
              <text:p text:style-name="P21">Faible</text:p>
            </table:table-cell>
          </table:table-row>
        </table:table>
        <text:p text:style-name="P16"/>
        <text:p text:style-name="P16"><text:span text:style-name="T2">En</text:span><text:span text:style-name="T3"> </text:span><text:span text:style-name="T2">somme</text:span><text:span text:style-name="T3"> </text:span><text:span text:style-name="T2">(dites-moi</text:span><text:span text:style-name="T3"> </text:span><text:span text:style-name="T2">si</text:span><text:span text:style-name="T3"> </text:span><text:span text:style-name="T2">je</text:span><text:span text:style-name="T3"> </text:span><text:span text:style-name="T2">me</text:span><text:span text:style-name="T3"> </text:span><text:span text:style-name="T2">trompe)</text:span><text:span text:style-name="T3"> </text:span><text:span text:style-name="T2">vu</text:span><text:span text:style-name="T3"> </text:span><text:span text:style-name="T2">nos</text:span><text:span text:style-name="T3"> </text:span><text:span text:style-name="T2">moyens</text:span><text:span text:style-name="T3"> </text:span><text:span text:style-name="T2">de</text:span><text:span text:style-name="T3"> </text:span><text:span text:style-name="T2">départ</text:span><text:span text:style-name="T3"> </text:span><text:span text:style-name="T2">limités,</text:span><text:span text:style-name="T3"> </text:span><text:span text:style-name="T2">on</text:span><text:span text:style-name="T3"> </text:span><text:span text:style-name="T2">devra</text:span><text:span text:style-name="T3"> </text:span><text:span text:style-name="T2">faire</text:span><text:span text:style-name="T3"> </text:span><text:span text:style-name="T2">de</text:span><text:span text:style-name="T3"> </text:span><text:span text:style-name="T2">la</text:span><text:span text:style-name="T3"> </text:span><text:span text:style-name="T2">diffusion</text:span><text:span text:style-name="T3"> </text:span><text:span text:style-name="T2">de</text:span><text:span text:style-name="T3"> </text:span><text:span text:style-name="T2">masse</text:span><text:span text:style-name="T3"> </text:span><text:span text:style-name="T2">sur</text:span><text:span text:style-name="T3"> </text:span><text:span text:style-name="T2">les</text:span><text:span text:style-name="T3"> </text:span><text:span text:style-name="T2">réseaux</text:span><text:span text:style-name="T3"> </text:span><text:span text:style-name="T2">sociaux</text:span><text:span text:style-name="T3"> </text:span><text:span text:style-name="T2">ou</text:span><text:span text:style-name="T3"> </text:span><text:span text:style-name="T2">com</text:span><text:span text:style-name="T3"> </text:span><text:span text:style-name="T2">sur</text:span><text:span text:style-name="T3"> </text:span><text:span text:style-name="T2">big</text:span><text:span text:style-name="T3"> </text:span><text:span text:style-name="T2">médias</text:span><text:span text:style-name="T3"> </text:span><text:span text:style-name="T2">(facebook,</text:span><text:span text:style-name="T3"> </text:span><text:span text:style-name="T2">youtube,</text:span><text:span text:style-name="T3"> </text:span><text:span text:style-name="T2">etc.)</text:span><text:span text:style-name="T3"> </text:span><text:span text:style-name="T2">en</text:span><text:span text:style-name="T3"> </text:span><text:span text:style-name="T2">prenant</text:span><text:span text:style-name="T3"> </text:span><text:span text:style-name="T2">le</text:span><text:span text:style-name="T3"> </text:span><text:span text:style-name="T2">risque</text:span><text:span text:style-name="T3"> </text:span><text:span text:style-name="T2">que</text:span><text:span text:style-name="T3"> </text:span><text:span text:style-name="T2">notre</text:span><text:span text:style-name="T3"> </text:span><text:span text:style-name="T2">info</text:span><text:span text:style-name="T3"> </text:span><text:span text:style-name="T2">soit</text:span><text:span text:style-name="T3"> </text:span><text:span text:style-name="T2">dilluée</text:span><text:span text:style-name="T3"> </text:span><text:span text:style-name="T2">dans</text:span><text:span text:style-name="T3"> </text:span><text:span text:style-name="T2">le</text:span><text:span text:style-name="T3"> </text:span><text:span text:style-name="T2">bouillon</text:span><text:span text:style-name="T3"> </text:span><text:span text:style-name="T2">quotidien,</text:span><text:span text:style-name="T3"> </text:span><text:span text:style-name="T2">afin</text:span><text:span text:style-name="T3"> </text:span><text:span text:style-name="T2">de</text:span><text:span text:style-name="T3"> </text:span><text:span text:style-name="T2">toucher</text:span><text:span text:style-name="T3"> </text:span><text:span text:style-name="T2">le</text:span><text:span text:style-name="T3"> </text:span><text:span text:style-name="T2">plus</text:span><text:span text:style-name="T3"> </text:span><text:span text:style-name="T2">de</text:span><text:span text:style-name="T3"> </text:span><text:span text:style-name="T2">profils</text:span><text:span text:style-name="T3"> </text:span><text:span text:style-name="T2">prossibles.</text:span><text:span text:style-name="T3"> </text:span><text:span text:style-name="T2">Ensuite,</text:span><text:span text:style-name="T3"> </text:span><text:span text:style-name="T2">nous</text:span><text:span text:style-name="T3"> </text:span><text:span text:style-name="T2">devrons</text:span><text:span text:style-name="T3"> </text:span><text:span text:style-name="T2">espérer</text:span><text:span text:style-name="T3"> </text:span><text:span text:style-name="T2">que</text:span><text:span text:style-name="T3"> </text:span><text:span text:style-name="T2">l'info</text:span><text:span text:style-name="T3"> </text:span><text:span text:style-name="T2">soit</text:span><text:span text:style-name="T3"> </text:span><text:span text:style-name="T2">relayée</text:span><text:span text:style-name="T3"> </text:span><text:span text:style-name="T2">par</text:span><text:span text:style-name="T3"> </text:span><text:span text:style-name="T2">des</text:span><text:span text:style-name="T3"> </text:span><text:span text:style-name="T2">groupes</text:span><text:span text:style-name="T3"> </text:span><text:span text:style-name="T2">à</text:span><text:span text:style-name="T3"> </text:span><text:span text:style-name="T2">potentiel</text:span><text:span text:style-name="T3"> </text:span><text:span text:style-name="T2">de</text:span><text:span text:style-name="T3"> </text:span><text:span text:style-name="T2">com</text:span><text:span text:style-name="T3"> </text:span><text:span text:style-name="T2">efficace</text:span><text:span text:style-name="T3"> </text:span><text:span text:style-name="T2">et</text:span><text:span text:style-name="T3"> </text:span><text:span text:style-name="T2">ciblé</text:span><text:span text:style-name="T3"> </text:span><text:span text:style-name="T2">et,</text:span><text:span text:style-name="T3"> </text:span><text:span text:style-name="T2">à</text:span><text:span text:style-name="T3"> </text:span><text:span text:style-name="T2">terme,</text:span><text:span text:style-name="T3"> </text:span><text:span text:style-name="T2">à</text:span><text:span text:style-name="T3"> </text:span><text:span text:style-name="T2">fort</text:span><text:span text:style-name="T3"> </text:span><text:span text:style-name="T2">potentiel</text:span><text:span text:style-name="T3"> </text:span><text:span text:style-name="T2">d'addiction</text:span><text:span text:style-name="T3"> </text:span><text:span text:style-name="T2">et</text:span><text:span text:style-name="T3"> </text:span><text:span text:style-name="T2">financer...</text:span></text:p>
        <text:p text:style-name="P3"/>
        <text:p text:style-name="P16"><text:soft-page-break/><text:span text:style-name="T2">Nous</text:span><text:span text:style-name="T3"> </text:span><text:span text:style-name="T2">avons</text:span><text:span text:style-name="T3"> </text:span><text:span text:style-name="T2">donc</text:span><text:span text:style-name="T3"> </text:span><text:span text:style-name="T2">une</text:span><text:span text:style-name="T3"> </text:span><text:span text:style-name="T2">contractiction</text:span><text:span text:style-name="T3"> </text:span><text:span text:style-name="T2">évidente</text:span><text:span text:style-name="T3"> </text:span><text:span text:style-name="T2">entre</text:span><text:span text:style-name="T3"> </text:span><text:span text:style-name="T2">les</text:span><text:span text:style-name="T3"> </text:span><text:span text:style-name="T2">objectifs</text:span><text:span text:style-name="T3"> </text:span><text:span text:style-name="T2">de</text:span><text:span text:style-name="T3"> </text:span><text:span text:style-name="T2">départ</text:span><text:span text:style-name="T3"> </text:span><text:span text:style-name="T2">et</text:span><text:span text:style-name="T3"> </text:span><text:span text:style-name="T2">les</text:span><text:span text:style-name="T3"> </text:span><text:span text:style-name="T2">objectifs</text:span><text:span text:style-name="T3"> </text:span><text:span text:style-name="T2">à</text:span><text:span text:style-name="T3"> </text:span><text:span text:style-name="T2">terme</text:span><text:span text:style-name="T3"> </text:span><text:span text:style-name="T2">:</text:span></text:p>
        <text:list xml:id="list31661210" text:style-name="WW8Num5">
          <text:list-item>
            <text:p text:style-name="P40"><text:span text:style-name="T2">DEPART=</text:span><text:span text:style-name="T3"> </text:span><text:span text:style-name="T2">toucher</text:span><text:span text:style-name="T3"> </text:span><text:span text:style-name="T2">le</text:span><text:span text:style-name="T3"> </text:span><text:span text:style-name="T2">plus</text:span><text:span text:style-name="T3"> </text:span><text:span text:style-name="T2">de</text:span><text:span text:style-name="T3"> </text:span><text:span text:style-name="T2">monde</text:span><text:span text:style-name="T3"> </text:span><text:span text:style-name="T2">:</text:span><text:span text:style-name="T3"> </text:span><text:span text:style-name="T2">jeu</text:span><text:span text:style-name="T3"> </text:span><text:span text:style-name="T2">simple,</text:span><text:span text:style-name="T3"> </text:span><text:span text:style-name="T2">très</text:span><text:span text:style-name="T3"> </text:span><text:span text:style-name="T2">accessible,</text:span><text:span text:style-name="T3"> </text:span><text:span text:style-name="T2">fun</text:span><text:span text:style-name="T3"> </text:span><text:span text:style-name="T2">et</text:span><text:span text:style-name="T3"> </text:span><text:span text:style-name="T2">sexy.</text:span><text:span text:style-name="T3"> </text:span><text:span text:style-name="T2">Ici,</text:span><text:span text:style-name="T3"> </text:span><text:span text:style-name="T2">on</text:span><text:span text:style-name="T3"> </text:span><text:span text:style-name="T2">cible</text:span><text:span text:style-name="T3"> </text:span><text:span text:style-name="T2">principalement</text:span><text:span text:style-name="T3"> </text:span><text:span text:style-name="T2">les</text:span><text:span text:style-name="T3"> </text:span><text:span text:style-name="T2">ados</text:span><text:span text:style-name="T3"> </text:span><text:span text:style-name="T2">et</text:span><text:span text:style-name="T3"> </text:span><text:span text:style-name="T2">les</text:span><text:span text:style-name="T3"> </text:span><text:span text:style-name="T2">vieux</text:span><text:span text:style-name="T3"> </text:span><text:span text:style-name="T2">loosers</text:span><text:span text:style-name="T3"> </text:span><text:span text:style-name="T2">-&gt;</text:span><text:span text:style-name="T3"> </text:span><text:span text:style-name="T2">les</text:span><text:span text:style-name="T3"> </text:span><text:span text:style-name="T2">plus</text:span><text:span text:style-name="T3"> </text:span><text:span text:style-name="T2">faibles</text:span><text:span text:style-name="T3"> </text:span><text:span text:style-name="T2">potentiels</text:span><text:span text:style-name="T3"> </text:span><text:span text:style-name="T2">addictifs</text:span><text:span text:style-name="T3"> </text:span><text:span text:style-name="T2">et</text:span><text:span text:style-name="T3"> </text:span><text:span text:style-name="T2">financiers.</text:span></text:p>
          </text:list-item>
          <text:list-item>
            <text:p text:style-name="P40"><text:span text:style-name="T2">FIN</text:span><text:span text:style-name="T3"> </text:span><text:span text:style-name="T2">=</text:span><text:span text:style-name="T3"> </text:span><text:span text:style-name="T2">toucher</text:span><text:span text:style-name="T3"> </text:span><text:span text:style-name="T2">les</text:span><text:span text:style-name="T3"> </text:span><text:span text:style-name="T2">profils</text:span><text:span text:style-name="T3"> </text:span><text:span text:style-name="T2">les</text:span><text:span text:style-name="T3"> </text:span><text:span text:style-name="T2">plus</text:span><text:span text:style-name="T3"> </text:span><text:span text:style-name="T2">lucratifs</text:span><text:span text:style-name="T3"> </text:span><text:span text:style-name="T2">-&gt;</text:span><text:span text:style-name="T3"> </text:span><text:span text:style-name="T2">les</text:span><text:span text:style-name="T3"> </text:span><text:span text:style-name="T2">élitistes</text:span><text:span text:style-name="T3"> </text:span><text:span text:style-name="T2">qui</text:span><text:span text:style-name="T3"> </text:span><text:span text:style-name="T2">n'ont</text:span><text:span text:style-name="T3"> </text:span><text:span text:style-name="T2">d'intérêt</text:span><text:span text:style-name="T3"> </text:span><text:span text:style-name="T2">que</text:span><text:span text:style-name="T3"> </text:span><text:span text:style-name="T2">pour</text:span><text:span text:style-name="T3"> </text:span><text:span text:style-name="T2">les</text:span><text:span text:style-name="T3"> </text:span><text:span text:style-name="T2">jeux</text:span><text:span text:style-name="T3"> </text:span><text:span text:style-name="T2">de</text:span><text:span text:style-name="T3"> </text:span><text:span text:style-name="T2">grande</text:span><text:span text:style-name="T3"> </text:span><text:span text:style-name="T2">qualité</text:span></text:p>
          </text:list-item>
        </text:list>
        <text:p text:style-name="P3"/>
        <text:p text:style-name="P16"><text:span text:style-name="T2">Conclusion</text:span><text:span text:style-name="T3"> </text:span><text:span text:style-name="T2">:</text:span><text:span text:style-name="T3"> </text:span><text:span text:style-name="T2">avec</text:span><text:span text:style-name="T3"> </text:span><text:span text:style-name="T2">nos</text:span><text:span text:style-name="T3"> </text:span><text:span text:style-name="T2">moyens,</text:span><text:span text:style-name="T3"> </text:span><text:span text:style-name="T2">nous</text:span><text:span text:style-name="T3"> </text:span><text:span text:style-name="T2">sommes</text:span><text:span text:style-name="T3"> </text:span><text:span text:style-name="T2">obligés</text:span><text:span text:style-name="T3"> </text:span><text:span text:style-name="T2">de</text:span><text:span text:style-name="T3"> </text:span><text:span text:style-name="T2">faire</text:span><text:span text:style-name="T3"> </text:span><text:span text:style-name="T2">un</text:span><text:span text:style-name="T3"> </text:span><text:span text:style-name="T2">jeu</text:span><text:span text:style-name="T3"> </text:span><text:span text:style-name="T2">simple,</text:span><text:span text:style-name="T3"> </text:span><text:span text:style-name="T2">accessible,</text:span><text:span text:style-name="T3"> </text:span><text:span text:style-name="T2">sexy,</text:span><text:span text:style-name="T3"> </text:span><text:span text:style-name="T2">etc.</text:span><text:span text:style-name="T3"> </text:span><text:span text:style-name="T2">Et</text:span><text:span text:style-name="T3"> </text:span><text:span text:style-name="T2">de</text:span><text:span text:style-name="T3"> </text:span><text:span text:style-name="T2">compter</text:span><text:span text:style-name="T3"> </text:span><text:span text:style-name="T2">sur</text:span><text:span text:style-name="T3"> </text:span><text:span text:style-name="T2">la</text:span><text:span text:style-name="T3"> </text:span><text:span text:style-name="T2">propagation</text:span><text:span text:style-name="T3"> </text:span><text:span text:style-name="T2">la</text:span><text:span text:style-name="T3"> </text:span><text:span text:style-name="T2">plus</text:span><text:span text:style-name="T3"> </text:span><text:span text:style-name="T2">massive</text:span><text:span text:style-name="T3"> </text:span><text:span text:style-name="T2">possible</text:span><text:span text:style-name="T3"> </text:span><text:span text:style-name="T2">pour</text:span><text:span text:style-name="T3"> </text:span><text:span text:style-name="T2">faire</text:span><text:span text:style-name="T3"> </text:span><text:span text:style-name="T2">du</text:span><text:span text:style-name="T3"> </text:span><text:span text:style-name="T2">blé.</text:span><text:span text:style-name="T3"> </text:span><text:span text:style-name="T2">Cela</text:span><text:span text:style-name="T3"> </text:span><text:span text:style-name="T2">oriente</text:span><text:span text:style-name="T3"> </text:span><text:span text:style-name="T2">automatiquement</text:span><text:span text:style-name="T3"> </text:span><text:span text:style-name="T2">le</text:span><text:span text:style-name="T3"> </text:span><text:span text:style-name="T2">business</text:span><text:span text:style-name="T3"> </text:span><text:span text:style-name="T2">model</text:span><text:span text:style-name="T3"> </text:span><text:span text:style-name="T2">vers</text:span><text:span text:style-name="T3"> </text:span><text:span text:style-name="T2">:</text:span></text:p>
        <text:list xml:id="list31649039" text:style-name="WW8Num6">
          <text:list-item>
            <text:p text:style-name="P41"><text:span text:style-name="T2">pub</text:span><text:span text:style-name="T3"> </text:span><text:span text:style-name="T2">sur</text:span><text:span text:style-name="T3"> </text:span><text:span text:style-name="T2">page</text:span><text:span text:style-name="T3"> </text:span><text:span text:style-name="T2">d'accueil</text:span><text:span text:style-name="T3"> </text:span><text:span text:style-name="T2">et</text:span><text:span text:style-name="T3"> </text:span><text:span text:style-name="T2">écrans</text:span><text:span text:style-name="T3"> </text:span><text:span text:style-name="T2">de</text:span><text:span text:style-name="T3"> </text:span><text:span text:style-name="T2">chargement</text:span></text:p>
          </text:list-item>
          <text:list-item>
            <text:p text:style-name="P41"><text:span text:style-name="T2">monétisation</text:span><text:span text:style-name="T3"> </text:span><text:span text:style-name="T2">discrète</text:span><text:span text:style-name="T3"> </text:span><text:span text:style-name="T2">et</text:span><text:span text:style-name="T3"> </text:span><text:span text:style-name="T2">progressive.</text:span><text:span text:style-name="T3"> </text:span><text:span text:style-name="T2">Ex:</text:span><text:span text:style-name="T3"> </text:span><text:span text:style-name="T2">aucune</text:span><text:span text:style-name="T3"> </text:span><text:span text:style-name="T2">référence</text:span><text:span text:style-name="T3"> </text:span><text:span text:style-name="T2">à</text:span><text:span text:style-name="T3"> </text:span><text:span text:style-name="T2">la</text:span><text:span text:style-name="T3"> </text:span><text:span text:style-name="T2">monétisation</text:span><text:span text:style-name="T3"> </text:span><text:span text:style-name="T2">pour</text:span><text:span text:style-name="T3"> </text:span><text:span text:style-name="T2">les</text:span><text:span text:style-name="T3"> </text:span><text:span text:style-name="T2">5</text:span><text:span text:style-name="T3"> </text:span><text:span text:style-name="T2">premières</text:span><text:span text:style-name="T3"> </text:span><text:span text:style-name="T2">parties.</text:span><text:span text:style-name="T3"> </text:span><text:span text:style-name="T2">Une</text:span><text:span text:style-name="T3"> </text:span><text:span text:style-name="T2">fois</text:span><text:span text:style-name="T3"> </text:span><text:span text:style-name="T2">que</text:span><text:span text:style-name="T3"> </text:span><text:span text:style-name="T2">le</text:span><text:span text:style-name="T3"> </text:span><text:span text:style-name="T2">joueur</text:span><text:span text:style-name="T3"> </text:span><text:span text:style-name="T2">a</text:span><text:span text:style-name="T3"> </text:span><text:span text:style-name="T2">la</text:span><text:span text:style-name="T3"> </text:span><text:span text:style-name="T2">possibilité</text:span><text:span text:style-name="T3"> </text:span><text:span text:style-name="T2">de</text:span><text:span text:style-name="T3"> </text:span><text:span text:style-name="T2">construire</text:span><text:span text:style-name="T3"> </text:span><text:span text:style-name="T2">son</text:span><text:span text:style-name="T3"> </text:span><text:span text:style-name="T2">premier</text:span><text:span text:style-name="T3"> </text:span><text:span text:style-name="T2">lab,</text:span><text:span text:style-name="T3"> </text:span><text:span text:style-name="T2">il</text:span><text:span text:style-name="T3"> </text:span><text:span text:style-name="T2">peut</text:span><text:span text:style-name="T3"> </text:span><text:span text:style-name="T2">acheter</text:span><text:span text:style-name="T3"> </text:span><text:span text:style-name="T2">des</text:span><text:span text:style-name="T3"> </text:span><text:span text:style-name="T2">objets</text:span><text:span text:style-name="T3"> </text:span><text:span text:style-name="T2">pour</text:span><text:span text:style-name="T3"> </text:span><text:span text:style-name="T2">aller</text:span><text:span text:style-name="T3"> </text:span><text:span text:style-name="T2">un</text:span><text:span text:style-name="T3"> </text:span><text:span text:style-name="T2">peu</text:span><text:span text:style-name="T3"> </text:span><text:span text:style-name="T2">plus</text:span><text:span text:style-name="T3"> </text:span><text:span text:style-name="T2">vite.</text:span><text:span text:style-name="T3"> </text:span><text:span text:style-name="T2">Enfin,</text:span><text:span text:style-name="T3"> </text:span><text:span text:style-name="T2">système</text:span><text:span text:style-name="T3"> </text:span><text:span text:style-name="T2">de</text:span><text:span text:style-name="T3"> </text:span><text:span text:style-name="T2">boutique</text:span><text:span text:style-name="T3"> </text:span><text:span text:style-name="T2">pour</text:span><text:span text:style-name="T3"> </text:span><text:span text:style-name="T2">les</text:span><text:span text:style-name="T3"> </text:span><text:span text:style-name="T2">joueurs</text:span><text:span text:style-name="T3"> </text:span><text:span text:style-name="T2">confirmés.</text:span></text:p>
          </text:list-item>
          <text:list-item>
            <text:p text:style-name="P41"><text:span text:style-name="T2">Création</text:span><text:span text:style-name="T3"> </text:span><text:span text:style-name="T2">d'applis</text:span><text:span text:style-name="T3"> </text:span><text:span text:style-name="T2">payantes</text:span><text:span text:style-name="T3"> </text:span><text:span text:style-name="T2">sur</text:span><text:span text:style-name="T3"> </text:span><text:span text:style-name="T2">l'apple</text:span><text:span text:style-name="T3"> </text:span><text:span text:style-name="T2">store</text:span><text:span text:style-name="T3"> </text:span><text:span text:style-name="T2">pour</text:span><text:span text:style-name="T3"> </text:span><text:span text:style-name="T2">iphone</text:span><text:span text:style-name="T3"> </text:span><text:span text:style-name="T2">et</text:span><text:span text:style-name="T3"> </text:span><text:span text:style-name="T2">ipad</text:span><text:span text:style-name="T3"> </text:span><text:span text:style-name="T2">(meme</text:span><text:span text:style-name="T3"> </text:span><text:span text:style-name="T2">si</text:span><text:span text:style-name="T3"> </text:span><text:span text:style-name="T2">tu</text:span><text:span text:style-name="T3"> </text:span><text:span text:style-name="T2">peux</text:span><text:span text:style-name="T3"> </text:span><text:span text:style-name="T2">jouer</text:span><text:span text:style-name="T3"> </text:span><text:span text:style-name="T2">sur</text:span><text:span text:style-name="T3"> </text:span><text:span text:style-name="T2">le</text:span><text:span text:style-name="T3"> </text:span><text:span text:style-name="T2">browser,</text:span><text:span text:style-name="T3"> </text:span><text:span text:style-name="T2">t'as</text:span><text:span text:style-name="T3"> </text:span><text:span text:style-name="T2">tjrs</text:span><text:span text:style-name="T3"> </text:span><text:span text:style-name="T2">un</text:span><text:span text:style-name="T3"> </text:span><text:span text:style-name="T2">con</text:span><text:span text:style-name="T3"> </text:span><text:span text:style-name="T2">qui</text:span><text:span text:style-name="T3"> </text:span><text:span text:style-name="T2">ira</text:span><text:span text:style-name="T3"> </text:span><text:span text:style-name="T2">acheter</text:span><text:span text:style-name="T3"> </text:span><text:span text:style-name="T2">l'appli</text:span><text:span text:style-name="T3"> </text:span><text:span text:style-name="T2">:D)</text:span></text:p>
          </text:list-item>
        </text:list>
        <text:p text:style-name="P3"/>
        <text:p text:style-name="P16"><text:span text:style-name="T2">Et</text:span><text:span text:style-name="T3"> </text:span><text:span text:style-name="T2">cela</text:span><text:span text:style-name="T3"> </text:span><text:span text:style-name="T2">oriente</text:span><text:span text:style-name="T3"> </text:span><text:span text:style-name="T2">le</text:span><text:span text:style-name="T3"> </text:span><text:span text:style-name="T2">jeu</text:span><text:span text:style-name="T3"> </text:span><text:span text:style-name="T2">vers:</text:span></text:p>
        <text:p text:style-name="P3"/>
        <text:list xml:id="list31662920" text:style-name="WW8Num7">
          <text:list-item>
            <text:p text:style-name="P42"><text:span text:style-name="T2">Un</text:span><text:span text:style-name="T3"> </text:span><text:span text:style-name="T2">style</text:span><text:span text:style-name="T3"> </text:span><text:span text:style-name="T2">graphique</text:span><text:span text:style-name="T3"> </text:span><text:span text:style-name="T2">hyper</text:span><text:span text:style-name="T3"> </text:span><text:span text:style-name="T2">original</text:span><text:span text:style-name="T3"> </text:span><text:span text:style-name="T2">(amusant,</text:span><text:span text:style-name="T3"> </text:span><text:span text:style-name="T2">extra-stylé,</text:span><text:span text:style-name="T3"> </text:span><text:span text:style-name="T2">etc.).</text:span><text:span text:style-name="T3"> </text:span><text:span text:style-name="T2">Ex:</text:span><text:span text:style-name="T3"> </text:span><text:span text:style-name="T2">panda</text:span><text:span text:style-name="T3"> </text:span><text:span text:style-name="T2">gay</text:span><text:span text:style-name="T3"> </text:span><text:span text:style-name="T2">de</text:span><text:span text:style-name="T3"> </text:span><text:span text:style-name="T2">l'espace</text:span></text:p>
          </text:list-item>
          <text:list-item>
            <text:p text:style-name="P42"><text:span text:style-name="T2">Une</text:span><text:span text:style-name="T3"> </text:span><text:span text:style-name="T2">animation</text:span><text:span text:style-name="T3"> </text:span><text:span text:style-name="T2">irréprochable</text:span><text:span text:style-name="T3"> </text:span><text:span text:style-name="T2">(fluide,</text:span><text:span text:style-name="T3"> </text:span><text:span text:style-name="T2">drôle,</text:span><text:span text:style-name="T3"> </text:span><text:span text:style-name="T2">ou</text:span><text:span text:style-name="T3"> </text:span><text:span text:style-name="T2">ultra</text:span><text:span text:style-name="T3"> </text:span><text:span text:style-name="T2">futuriste)</text:span></text:p>
          </text:list-item>
          <text:list-item>
            <text:p text:style-name="P42"><text:span text:style-name="T2">Un</text:span><text:span text:style-name="T3"> </text:span><text:span text:style-name="T2">gameplay</text:span><text:span text:style-name="T3"> </text:span><text:span text:style-name="T2">intuitif</text:span><text:span text:style-name="T3"> </text:span><text:span text:style-name="T2">et</text:span><text:span text:style-name="T3"> </text:span><text:span text:style-name="T2">des</text:span><text:span text:style-name="T3"> </text:span><text:span text:style-name="T2">règles</text:span><text:span text:style-name="T3"> </text:span><text:span text:style-name="T2">simples</text:span></text:p>
          </text:list-item>
          <text:list-item>
            <text:p text:style-name="P42"><text:span text:style-name="T2">Un</text:span><text:span text:style-name="T3"> </text:span><text:span text:style-name="T2">bon</text:span><text:span text:style-name="T3"> </text:span><text:span text:style-name="T2">équilibrage</text:span><text:span text:style-name="T3"> </text:span><text:span text:style-name="T2">de</text:span><text:span text:style-name="T3"> </text:span><text:span text:style-name="T2">la</text:span><text:span text:style-name="T3"> </text:span><text:span text:style-name="T2">difficulté,</text:span><text:span text:style-name="T3"> </text:span><text:span text:style-name="T2">de</text:span><text:span text:style-name="T3"> </text:span><text:span text:style-name="T2">son</text:span><text:span text:style-name="T3"> </text:span><text:span text:style-name="T2">évolution</text:span><text:span text:style-name="T3"> </text:span><text:span text:style-name="T2">et</text:span><text:span text:style-name="T3"> </text:span><text:span text:style-name="T2">du</text:span><text:span text:style-name="T3"> </text:span><text:span text:style-name="T2">temps</text:span><text:span text:style-name="T3"> </text:span><text:span text:style-name="T2">des</text:span><text:span text:style-name="T3"> </text:span><text:span text:style-name="T2">parties</text:span></text:p>
          </text:list-item>
          <text:list-item>
            <text:p text:style-name="P47">etc.</text:p>
          </text:list-item>
        </text:list>
        <text:p text:style-name="P3"/>
        <text:p text:style-name="P16"><text:span text:style-name="T2">Bref,</text:span><text:span text:style-name="T3"> </text:span><text:span text:style-name="T2">nous</text:span><text:span text:style-name="T3"> </text:span><text:span text:style-name="T2">devrons</text:span><text:span text:style-name="T3"> </text:span><text:span text:style-name="T2">faire</text:span><text:span text:style-name="T3"> </text:span><text:span text:style-name="T2">beau,</text:span><text:span text:style-name="T3"> </text:span><text:span text:style-name="T2">simple,</text:span><text:span text:style-name="T3"> </text:span><text:span text:style-name="T2">intéressant</text:span><text:span text:style-name="T3"> </text:span><text:span text:style-name="T2">et</text:span><text:span text:style-name="T3"> </text:span><text:span text:style-name="T2">irréprochable</text:span><text:span text:style-name="T3"> </text:span><text:span text:style-name="T2">!</text:span><text:span text:style-name="T3"> </text:span><text:span text:style-name="T2">Ce</text:span><text:span text:style-name="T3"> </text:span><text:span text:style-name="T2">qui</text:span><text:span text:style-name="T3"> </text:span><text:span text:style-name="T2">n'est</text:span><text:span text:style-name="T3"> </text:span><text:span text:style-name="T2">pas</text:span><text:span text:style-name="T3"> </text:span><text:span text:style-name="T2">simple</text:span><text:span text:style-name="T3"> </text:span><text:span text:style-name="T2">du</text:span><text:span text:style-name="T3"> </text:span><text:span text:style-name="T2">tout</text:span><text:span text:style-name="T3"> </text:span><text:span text:style-name="T2">!</text:span></text:p>
        <text:p text:style-name="P3"/>
        <text:h text:style-name="Heading_20_1" text:outline-level="1"><text:bookmark-start text:name="__RefHeading__13197_67689606"/><text:span text:style-name="T4">Description</text:span><text:span text:style-name="T5"> </text:span><text:span text:style-name="T4">fonctionnelle</text:span><text:bookmark-end text:name="__RefHeading__13197_67689606"/></text:h>
        <text:h text:style-name="Heading_20_2" text:outline-level="2"><text:bookmark-start text:name="__RefHeading__13199_67689606"/>Description générale du jeu<text:bookmark-end text:name="__RefHeading__13199_67689606"/></text:h>
        <text:p text:style-name="P10">Nous avons décidé de nous orienter vers un jeu de <text:span text:style-name="T1">labyrinthes</text:span>.</text:p>
        <text:p text:style-name="P10"/>
        <text:p text:style-name="P10">Le jeu se compose de <text:span text:style-name="T1">2 volets</text:span> principaux qui sont :</text:p>
        <text:list xml:id="list31639604" text:style-name="L1">
          <text:list-item>
            <text:p text:style-name="P49">la <text:span text:style-name="T1">résolution</text:span> de labyrinthes</text:p>
          </text:list-item>
          <text:list-item>
            <text:p text:style-name="P51"><text:span text:style-name="T29">la </text:span><text:span text:style-name="T30">construction</text:span><text:span text:style-name="T29"> de labyrinthes</text:span></text:p>
          </text:list-item>
        </text:list>
        <text:p text:style-name="P10"/>
        <text:p text:style-name="P10">La première perception du jeu par le gamer se fait par le biais de la résolution de labyrinthes. C'est l'aspect majeur du jeu, car rien ne sert de construire un labyrinthe s'il n'y a personne pour tenter de le résoudre.</text:p>
        <text:p text:style-name="P10"/>
        <text:p text:style-name="P10">Un pool limité de labyrinthes créés par les gamemasters pré-existera pour permettre aux joueurs de débuter et progresser dans le jeu jusqu'à l'étape de création de labyrinthes. Une fois cette étape atteinte, les joueurs pourront enrichir eux-même le jeu en créant leurs propres labyrinthes. En considérant qu'il y a moins de joueurs qui créent des labyrinthes que de joueurs qui les jouent, le jeu pourra ainsi s'auto-alimenter (le challenge étant <text:soft-page-break/>d'atteindre un nombre de joueurs suffisant).</text:p>
        <text:p text:style-name="P10"/>
        <text:p text:style-name="P10">Outre ces challenges de résolution et de construction, l'intérêt majeur du jeu est de permettre aux participants de continuer à jouer ...sans jouer ! Effectivement, une fois leur(s) labyrinthe(s) soumis à la communauté des (autres) joueurs, les constructeurs continueront à évoluer PASSIVEMENT dans le jeu, car chaque défaite d'un challenger dans leur(s) labyrinthe(s) leur rapportera des points (="tiles", dont le concept sera développé plus loin).</text:p>
        <text:p text:style-name="P10">Ce principe est un amplificateur d'addiction extrêmement puissant, puisque le joueur sera tenté d'aller consulter en permanence ses gains et la note/classement de son labyrinthe. Ainsi, il sera tenté de se connecter au jeu en permanence...et donc de jouer en permanence !</text:p>
        <text:p text:style-name="P10"/>
        <text:h text:style-name="Heading_20_2" text:outline-level="2"><text:bookmark-start text:name="__RefHeading__13201_67689606"/>Challenges clés du jeu<text:bookmark-end text:name="__RefHeading__13201_67689606"/></text:h>
        <text:p text:style-name="P10"/>
        <text:list xml:id="list31660790" text:style-name="L2">
          <text:list-item>
            <text:p text:style-name="P52">Proposer à chacun un niveau de difficulté adapté (volet résolution)</text:p>
          </text:list-item>
        </text:list>
        <text:p text:style-name="P14">Cela implique d'avoir une population de labyrinthes suffisamment diversifiée et convenablement catégorisée en niveaux de difficulté. Une fois l'initiation achevée, les joueurs devront être libres de choisir leur niveau de difficulté en terme de résolution de labyrinthes. De même pour les niveaux supérieurs, il devront en baver pour résoudre les labyrinthes de difficulté 'insane'. Et IMPERATIVEMENT, AUCUN LABYRINTHE NE DEVRA ETRE INCASSABLE.</text:p>
        <text:p text:style-name="P14"/>
        <text:p text:style-name="P14">Le graphe ci-dessous représente grossièrement la répartition idéale des labs par niveau de difficulté:</text:p>
        <text:p text:style-name="P14"/>
        <text:p text:style-name="P14"><draw:frame text:anchor-type="paragraph" draw:z-index="10" draw:style-name="gr2" svg:width="3.493cm" svg:height="0.976cm" svg:x="3.433cm" svg:y="1.517cm"><draw:text-box><text:p>Ventre mou de bons labyrinthes</text:p></draw:text-box></draw:frame><draw:frame text:anchor-type="paragraph" draw:z-index="9" draw:style-name="gr8" svg:width="2.303cm" svg:height="0.556cm" svg:x="7.481cm" svg:y="4.424cm"><draw:text-box><text:p>légendaire</text:p></draw:text-box></draw:frame><draw:frame text:anchor-type="paragraph" draw:z-index="8" draw:style-name="gr7" svg:width="1.826cm" svg:height="0.976cm" svg:x="6.184cm" svg:y="3.263cm"><draw:text-box><text:p>Tableau d'honneur</text:p></draw:text-box></draw:frame><draw:frame text:anchor-type="paragraph" draw:z-index="7" draw:style-name="gr6" svg:width="1.721cm" svg:height="0.583cm" svg:x="2.189cm" svg:y="3.925cm"><draw:text-box><text:p>À risque</text:p></draw:text-box></draw:frame><draw:frame text:anchor-type="paragraph" draw:z-index="6" draw:style-name="gr5" svg:width="2.038cm" svg:height="0.489cm" svg:x="1.078cm" svg:y="4.507cm"><draw:text-box><text:p>éliminé</text:p></draw:text-box></draw:frame><draw:frame text:anchor-type="paragraph" draw:z-index="5" draw:style-name="gr4" draw:text-style-name="P66" svg:width="2.012cm" svg:height="0.636cm" svg:x="1.131cm" svg:y="0cm"><draw:text-box><text:p><text:span text:style-name="T19">population</text:span></text:p></draw:text-box></draw:frame><draw:frame text:anchor-type="paragraph" draw:z-index="4" draw:style-name="gr3" svg:width="1.271cm" svg:height="0.53cm" svg:x="4.253cm" svg:y="5.532cm"><draw:text-box><text:p>Moyen</text:p></draw:text-box></draw:frame><draw:frame text:anchor-type="paragraph" draw:z-index="3" draw:style-name="gr2" svg:width="2.382cm" svg:height="0.609cm" svg:x="6.846cm" svg:y="5.592cm"><draw:text-box><text:p>Très difficile</text:p></draw:text-box></draw:frame><draw:frame text:anchor-type="paragraph" draw:z-index="2" draw:style-name="gr1" svg:width="2.197cm" svg:height="0.489cm" svg:x="0.39cm" svg:y="5.572cm"><draw:text-box><text:p>Très Facile</text:p></draw:text-box></draw:frame><draw:frame draw:style-name="fr1" draw:name="graphics1" text:anchor-type="as-char" svg:width="9.043cm" svg:height="6.062cm" draw:z-index="1"><draw:image xlink:href="http://upload.wikimedia.org/wikipedia/commons/thumb/f/f7/IQ_curve.svg/600px-IQ_curve.svg.png" xlink:type="simple" xlink:show="embed" xlink:actuate="onLoad"/></draw:frame><text:span text:style-name="T19"> <text:s text:c="2"/>Niveau du lab</text:span></text:p>
        <text:p text:style-name="P15"/>
        <text:list xml:id="list31640246" text:style-name="L3">
          <text:list-item>
            <text:p text:style-name="P53">Trouver le bon rythme d'actualisation (modification/reconstruction) et de montée en niveau des labs (volet construction de labyrinthes)</text:p>
          </text:list-item>
        </text:list>
        <text:p text:style-name="P14">Lorsqu'un joueur postera un labyrinthe, il faudra que ce dernier reste un minimum de temps dans la liste, afin d'être suffisamment joué. Même si le labyrinthe est mauvais, il faudra qu'il rapporte un minimum de gains pour ne pas décourager le joueur débutant de construire un nouveau labyrinthe. Les joueurs débutants devront pouvoir modifier leurs premiers labyrinthes plusieurs fois, afin de ne pas avoir à repartir de 0 trop souvent et d'accélérer un peu leur progression. Afin de ne pas pénaliser un joueur par rapport à un autre, un mécanisme devra assurer que tous les labyrinthes sont joués de manière équitable. Les joueurs ne devront pas être en mesure de créer des labyrinthes compliqués trop tôt dans le jeu sous peine de nuire à la diversité de la population de labyrinthes : leurs <text:soft-page-break/>gains devront donc être progressifs, pour une montée en puissance raisonnable.</text:p>
        <text:p text:style-name="P14"/>
        <text:list xml:id="list31645710" text:style-name="L4">
          <text:list-item>
            <text:p text:style-name="P54">Garantir l'équilibre entre le nombre de joueurs et le nombre de labyrinthes disponibles</text:p>
          </text:list-item>
        </text:list>
        <text:p text:style-name="P14">Le plus gros risque d'effondrement sur lui-même de ce jeu est de proposer un trop grand nombre de labyrinthes. Plus il y a de labyrinthes et moins ils seront joués unitairement en moyenne (si un mécanisme de répartition équitable des parties est en place, sachant que sans ce mécanisme, seuls quelques labyrinthes seront un peu joués et beaucoup d'autres pas du tout... ce qui n'est pas envisageable pour peu que l'on respecte un peu les joueurs). Il faut donc restreindre le nombre de labyrinthes à 1 par joueur (donc orienter le jeu vers la qualité/difficulté des labs plutôt que leur quantité), contrôler la bonne répartition des parties afin que tous les labyrinthes soient joués équitablement, et développer un mécanisme efficace de destruction de labyrinthe afin de réguler leur nombre par catégories de difficulté. Cela implique de créer un environnement de jeu suffisamment riche pour que les joueurs ne s'ennuient pas avec un labyrinthe chacun. Cette idée vient donc recroiser la nécessité d'avoir des tiles hautement personnalisables et évolutives.</text:p>
        <text:p text:style-name="P14">D'autre part, pour insister sur cette idée de qualité, les joueurs auront la possibilité de noter les labs une fois qu'ils les auront joués (pour leur côté FUN). Les labyrinthes ayant les meilleures notes pourront être proposés dans une liste à part (50 max). Pour ne pas qu'ils nuisent à l'autre volet (compétitif) du jeu, chaque joueur ne pourra pas jouer plus d'un labyrinthe fun par jour.</text:p>
        <text:p text:style-name="P14"/>
        <text:list xml:id="list31661389" text:style-name="L5">
          <text:list-item>
            <text:p text:style-name="P55">Proposer un volet compétitif capable de conserver durablement les (meilleurs) joueurs</text:p>
          </text:list-item>
        </text:list>
        <text:p text:style-name="P14">Il faut proposer différents challenges aux joueurs pour qu'à défaut d'être compétitifs dans une catégorie de défis, ils puissent se battre pour briller dans une autre.</text:p>
        <text:p text:style-name="P14">J'ai identifié les challenges suivants : proposer le plus de labyrinthes (très compliqués, ou par catégorie, ou au total), maintenir un labyrinthe légendaire le plus longtemps en vie, posséder le plus de tiles en réserve, acquérir des objets légendaires (qui ne devront cependant pas déséquilibrer le jeu), etc. Chaque défi découlera d'un gaming-style différent (renouveler beaucoup de fois son lab en faisant en sorte qu'il ait un niveau de difficulté suffisant pour gagner les bonnes tiles qui composeront le suivant, ne proposer que des labyrinthes compliqués, trader ses tiles contre des objets en prenant le risque d'en avoir des merdiques pour son prochain labyrinthe, accumuler les tiles et donc construire le moins de labyrinthes possibles, etc.)</text:p>
        <text:p text:style-name="P14">Ces défis seront rythmés par celui du renouvellement des labyrinthes. Les conditions de leur destruction doivent donc être finement étudiées.</text:p>
        <text:p text:style-name="P10"/>
        <text:h text:style-name="Heading_20_2" text:outline-level="2"><text:bookmark-start text:name="__RefHeading__13203_67689606"/>Progression du joueur<text:bookmark-end text:name="__RefHeading__13203_67689606"/></text:h>
        <text:p text:style-name="P10"/>
        <text:p text:style-name="P10">Le jeu propose aux joueurs plusieurs phases allant de l'apprentissage à la compétition, en passant par le divertissement casual. Les joueurs sont totalement libres de ne pas s'intéresser à l'aspect compétition s'ils le souhaitent.</text:p>
        <text:p text:style-name="P10"><text:span text:style-name="T23">L'apprentissage</text:span><text:span text:style-name="T43"> est exclusivement orienté vers la </text:span><text:span text:style-name="T23">résolution</text:span><text:span text:style-name="T43"> de</text:span> labyrinthes. Les joueurs peuvent ainsi se familiariser avec l'environnement du jeu (menus, capacités des Champions, éléments du labyrinthe, monstres, pièges, objets, etc.) tout en comprenant progressivement qu'il existe une autre facette (la construction de labyrinthes) car leurs victoires leur rapportent des "tiles" (ou portions de labyrinthe).</text:p>
        <text:p text:style-name="P10">Une fois l'<text:span text:style-name="T22">apprentissage terminé</text:span> (= un certain nombre de labyrinthes, implémentés par les créateurs du jeu, résolus) le joueur a la possibilité de <text:span text:style-name="T22">construire</text:span> son premier labyrinthe avec les tiles dont il dispose. Il peut aussi choisir de continuer à résoudre d'autres <text:soft-page-break/>labyrinthes sans s'intéresser à l'aspect construction pour enrichir son pool de tiles (et ainsi proposer de meilleurs labyrinthes) ou parce que la construction ne l'intéresse pas.</text:p>
        <text:p text:style-name="P10">Afin de ne pas décourager les joueurs novices, nous les encourageons à tenter la résolution de labyrinthes classés "facile"et leur donnons la possibilité d'updater la construction de leur premier labyrinthe, en vue d'accélérer sa montée en complexité (ce qui permet d'éviter le déclassement trop rapide du premier labyrinthe et donc d'améliorer sa rentabilité en termes de tiles rapportées).</text:p>
        <text:p text:style-name="P10"/>
        <text:p text:style-name="P10">Une fois un certain nombre de "tiles / victoires / classement de labyrinthe" atteint, les joueurs perdent leur statut de "<text:span text:style-name="T1">novice</text:span>" pour passer "<text:span text:style-name="T1">apprenti</text:span>".</text:p>
        <text:p text:style-name="P10">A partir de ce moment, ils sont avertis que les prochaines modifications apportées à leur labyrinthe seront les dernières et qu'ils auront dès lors 3 possibilités :</text:p>
        <text:list xml:id="list31649220" text:style-name="L6">
          <text:list-item>
            <text:p text:style-name="P56">Si leur labyrinthe est trop vaincu, il sera progressivement déclassé et finalement détruit au bout d'un certain nombre de défaites, un certain temps, ou un paramètre calculé en fonction de son ratio victoires/défaites. Ces joueurs ont alors la possibilité de construire un nouveau labyrinthe avec les tiles déjà gagnées (et donc en réserve) ou de continuer à gagner des tiles en terminant d'autres labyrinthes.</text:p>
          </text:list-item>
          <text:list-item>
            <text:p text:style-name="P56">Si leur labyrinthe a un ratio victoires/défaites convenable, il persistera plus longtemps dans la liste des labyrinthes jouables (et sera détruit à partir d'un certain nombre de parties jouées contre). Ces joueurs pourront alors construire un second labyrinthe à partir d'un certain nombre de parties jouées contre leur premier labyrinthe (victoires+ défaites) ou d'un certain nombre de tiles en réserve. Cette règle vaut également pour les labyrinthes suivants (des paliers sont définis, notamment par rapport au ratio 'nombre de labs/nombre moyen de parties quotidiennes')</text:p>
          </text:list-item>
          <text:list-item>
            <text:p text:style-name="P56">Si leur labyrinthe n'est presque jamais vaincu, ils est proposé en tableau d'honneur au bout d'un certain nombre de parties. Le tableau d'honneur liste les labyrinthes les plus compliqués que les challengers peuvent défier sans miser énormément de tiles et rapportant de bonnes récompenses en cas de victoire. Si ces labyrinthes conservent un ratio de victoires/défaites (et un nombre de parties jouées contre) suffisamment à leur avantage dans un délai (et/ou nombre de parties) donné, ils sont promus au rang de labyrinthes légendaires. Sinon, ils sont détruits. Il y a 100 labyrinthes légendaires classés par puissance : les labyrinthes de cette liste sont ceux qui ont les meilleurs ratios victoire/défaites et le plus grand nombre de parties jouées contre. Ils peuvent être défiés en permanence par n'importe (pe à nuancer/détailler) quel joueur pour une mise raisonnable et rapportent d'excellents gains si vaincus. Ils peuvent sortir de la liste à tout moment pour être remplacés par des labyrinthes du tableau d'honneur qui ont de meilleurs ratios victoire/défaite ou un plus grand nombre de parties jouées contre à ratio V/D équivalent. La sortie de cette liste entraîne automatiquement la destruction du labyrinthe. Une autre liste, le «Hall des Champions » listera le nom des 1000 meilleurs constructeurs de labyrinthes de tous les temps (ceux dont le labyrinthe sera resté le plus longtemps en tête des labyrinthes légendaires). Ce mécanisme élitiste incitera les joueurs de haut niveau à essayer de casser les meilleurs labyrinthes légendaires pour se faire une bonne place dans le classement. Notre challenge de développeur sera de faire en sorte qu'aucun labyrinthe ne soit « incassable ».</text:p>
          </text:list-item>
        </text:list>
        <text:p text:style-name="P10"/>
        <text:p text:style-name="P10">Le niveau d'un joueur passe de «<text:span text:style-name="T1"> apprenti </text:span>» à «<text:span text:style-name="T1"> expert </text:span>» lorsque ce dernier possède un labyrinthe qui passe en tableau d'honneur. Il garde son statut d'expert si son labyrinthe ne devient pas légendaire.</text:p>
        <text:p text:style-name="P10">Le classement expert liste les joueurs qui ont proposé le plus de labyrinthes en tableau d'honneur.</text:p>
        <text:p text:style-name="P10"><text:soft-page-break/>Un joueur passe au niveau «<text:span text:style-name="T1"> maître </text:span>» si un des ses labyrinthes devient légendaire. Il garde son statut si son labyrinthe sort de la liste.</text:p>
        <text:p text:style-name="P10">Aucun labyrinthe légendaire ne devra être incassable : il faudra avoir les bonnes armes, les bons objets, du talent et de la persévérance pour en venir à bout.</text:p>
        <text:p text:style-name="P10"/>
        <text:p text:style-name="P7">Pour résumer, il y aura 4 niveaux de progression dans le jeu (<text:span text:style-name="T1">novice, apprenti, expert, maître</text:span>) correspondant chacun à une approche spécifique du jeu.</text:p>
        <text:p text:style-name="P7"/>
        <text:p text:style-name="P7">Le niveau novice correspond à celui où le joueur découvre le jeu. Si seul l'aspect résolution de labyrinthe intéresse le joueur novice, il pourra rester à ce niveau et trader ses tiles pour défier des labyrinthes (tiles qui lui reviendront en plus grand nombre s'il gagne, ou pas s'il perd). La puissance des tiles gagnées par un joueur qui ne possède pas de labyrinthe devra être limitée.</text:p>
        <text:p text:style-name="P7">Le joueur qui ne possède pas de labyrinthe sera en mesure de défier n'importe que type (= niveau de difficulté) de labyrinthe. En revanche, il devra miser beaucoup plus qu'un apprenti pour affronter des labyrinthes en tableau d'honneur ou légendaires (à discuter).</text:p>
        <text:p text:style-name="P7"/>
        <text:p text:style-name="P7">Le niveau apprenti correspond à celui où le joueur décide de se lancer dans la construction de labyrinthe. Arrivé à ce niveau, le joueur dispose d'un labyrinthe de niveau compris entre moyen faible et moyen fort. Son labyrinthe lui rapporte un nombre raisonnable de tiles/monstres/objets qu'il peut soit utiliser pour construire un nouveau labyrinthe (mieux ou pas), soit trader contre des tiles/monstre/objets plus puissants en vue de se constituer un labyrinthe de niveau nettement supérieur (il aura alors moins de tiles en réserve). S'il prend ce « risque » qui n'en est pas vraiment un, il pourra éventuellement prétendre au tableau d'honneur (puis lab légendaire ou pas-&gt;destruction ; dans tous les cas, il gagnera de bonnes récompenses). Sinon, son labyrinthe compliqué mourra de sa belle mort, lui rapportant de bonnes tiles qu'il pourra réutiliser pour son prochain labyrinthe. Ici, différentes stratégies seront possibles en fonction du fait que le joueur veuille accumuler les tiles, gagner de bons objets, etc. (cf. les différents challenges compétitifs proposés par le jeu).</text:p>
        <text:p text:style-name="P7"/>
        <text:p text:style-name="P7">Si le joueur a décidé de s'orienter vers la construction de labyrinthe compliqués, il pourra, avec un peu de chance et de mérite, être lauréat du tableau d'honneur ! Si son labyrinthe tient ses promesses, il pourra même détrôner un labyrinthe légendaire. Sinon il sera détruit...mais le joueur sera passé en niveau expert, lui ouvrant éventuellement (à discuter) droit à d'autres conditions/niveaux pour les échanges de tiles et les mises de défi de labyrinthe.</text:p>
        <text:p text:style-name="P7"/>
        <text:p text:style-name="P7">Si le joueur a construit un labyrinthe du feu de dieu et a passé avec succès l'épreuve du tableau d'honneur, il deviendra MAITRE et son labyrinthe LEGENDAIRE. A partir de ce moment, il a la possibilité de construire un second labyrinthe.</text:p>
        <text:p text:style-name="P7"/>
        <text:h text:style-name="Heading_20_2" text:outline-level="2"><text:bookmark-start text:name="__RefHeading__13205_67689606"/>Mécanismes du jeu<text:bookmark-end text:name="__RefHeading__13205_67689606"/></text:h>
        <text:p text:style-name="P7"/>
        <text:h text:style-name="Heading_20_3" text:outline-level="3"><text:bookmark-start text:name="__RefHeading__13207_67689606"/>Les tiles<text:bookmark-end text:name="__RefHeading__13207_67689606"/></text:h>
        <text:p text:style-name="P7">Les labyrinthes seront composés de « tiles » (ce nom peut être éventuellement changé pour être plus familier aux joueurs). Une tile est une portion, une unité de labyrinthe. Un labyrinthe pourra contenir un maximum de 64 tiles ce qui correspond à une grille de 8x8 tiles.</text:p>
        <text:p text:style-name="P7"><text:soft-page-break/></text:p>
        <text:p text:style-name="P7"><draw:frame draw:style-name="fr2" draw:name="graphics2" text:anchor-type="paragraph" svg:width="3.865cm" svg:height="4.262cm" draw:z-index="11"><draw:image xlink:href="Pictures/2000000700000F18000010A58E7E49C5.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Les labyrinthes pourront être construits librement dans les contraintes de dimension de cette grille.</text:p>
        <text:p text:style-name="P7">Il faudra qu'au moins un chemin relie l'entrée à la sortie : Entrée et sortie, uniques, pouvant être positionnées sur n'importe quelle tile. Le positionnement de ces flags « entrée » et « sortie » sur une tile annulera les capacités et les éléments (obstacles, objets, monstres, etc.) préalablement placés sur cette tile.</text:p>
        <text:p text:style-name="P7"/>
        <text:p text:style-name="P7">Les tiles seront composées de 9 cases et éventuellement munies de murs extérieurs (de 0 à 4) :</text:p>
        <text:p text:style-name="P8"/>
        <table:table table:name="Tableau7" table:style-name="Tableau7">
          <table:table-column table:style-name="Tableau7.A" table:number-columns-repeated="2"/>
          <table:table-column table:style-name="Tableau7.C"/>
          <table:table-row>
            <table:table-cell table:style-name="Tableau7.A1" office:value-type="float" office:value="1">
              <text:p text:style-name="P25">1</text:p>
            </table:table-cell>
            <table:table-cell table:style-name="Tableau7.A1" office:value-type="float" office:value="2">
              <text:p text:style-name="P25">2</text:p>
            </table:table-cell>
            <table:table-cell table:style-name="Tableau7.A1" office:value-type="float" office:value="3">
              <text:p text:style-name="P25">3</text:p>
            </table:table-cell>
          </table:table-row>
          <table:table-row>
            <table:table-cell table:style-name="Tableau7.A2" office:value-type="float" office:value="4">
              <text:p text:style-name="P25">4</text:p>
            </table:table-cell>
            <table:table-cell table:style-name="Tableau7.A2" office:value-type="float" office:value="5">
              <text:p text:style-name="P25">5</text:p>
            </table:table-cell>
            <table:table-cell table:style-name="Tableau7.A2" office:value-type="float" office:value="6">
              <text:p text:style-name="P25">6</text:p>
            </table:table-cell>
          </table:table-row>
          <table:table-row>
            <table:table-cell table:style-name="Tableau7.A3" office:value-type="float" office:value="7">
              <text:p text:style-name="P25">7</text:p>
            </table:table-cell>
            <table:table-cell table:style-name="Tableau7.A3" office:value-type="float" office:value="8">
              <text:p text:style-name="P25">8</text:p>
            </table:table-cell>
            <table:table-cell table:style-name="Tableau7.A3" office:value-type="float" office:value="9">
              <text:p text:style-name="P25">9</text:p>
            </table:table-cell>
          </table:table-row>
        </table:table>
        <text:p text:style-name="P8"/>
        <table:table table:name="Tableau8" table:style-name="Tableau8">
          <table:table-column table:style-name="Tableau8.A" table:number-columns-repeated="2"/>
          <table:table-column table:style-name="Tableau8.C"/>
          <table:table-row>
            <table:table-cell table:style-name="Tableau8.A1" office:value-type="float" office:value="1">
              <text:p text:style-name="P25">1</text:p>
            </table:table-cell>
            <table:table-cell table:style-name="Tableau8.B1" office:value-type="float" office:value="2">
              <text:p text:style-name="P25">2</text:p>
            </table:table-cell>
            <table:table-cell table:style-name="Tableau8.B1" office:value-type="float" office:value="3">
              <text:p text:style-name="P25">3</text:p>
            </table:table-cell>
          </table:table-row>
          <table:table-row>
            <table:table-cell table:style-name="Tableau8.A2" office:value-type="float" office:value="4">
              <text:p text:style-name="P25">4</text:p>
            </table:table-cell>
            <table:table-cell table:style-name="Tableau8.B2" office:value-type="float" office:value="5">
              <text:p text:style-name="P25">5</text:p>
            </table:table-cell>
            <table:table-cell table:style-name="Tableau8.B2" office:value-type="float" office:value="6">
              <text:p text:style-name="P25">6</text:p>
            </table:table-cell>
          </table:table-row>
          <table:table-row>
            <table:table-cell table:style-name="Tableau8.A3" office:value-type="float" office:value="7">
              <text:p text:style-name="P25">7</text:p>
            </table:table-cell>
            <table:table-cell table:style-name="Tableau8.B3" office:value-type="float" office:value="8">
              <text:p text:style-name="P25">8</text:p>
            </table:table-cell>
            <table:table-cell table:style-name="Tableau8.B3" office:value-type="float" office:value="9">
              <text:p text:style-name="P25">9</text:p>
            </table:table-cell>
          </table:table-row>
        </table:table>
        <text:p text:style-name="P8"/>
        <text:p text:style-name="P8"/>
        <table:table table:name="Tableau9" table:style-name="Tableau9">
          <table:table-column table:style-name="Tableau9.A" table:number-columns-repeated="2"/>
          <table:table-column table:style-name="Tableau9.C"/>
          <table:table-row>
            <table:table-cell table:style-name="Tableau9.A1" office:value-type="float" office:value="1">
              <text:p text:style-name="P25">1</text:p>
            </table:table-cell>
            <table:table-cell table:style-name="Tableau9.A1" office:value-type="float" office:value="2">
              <text:p text:style-name="P25">2</text:p>
            </table:table-cell>
            <table:table-cell table:style-name="Tableau9.C1" office:value-type="float" office:value="3">
              <text:p text:style-name="P25">3</text:p>
            </table:table-cell>
          </table:table-row>
          <table:table-row>
            <table:table-cell table:style-name="Tableau9.A1" office:value-type="float" office:value="4">
              <text:p text:style-name="P25">4</text:p>
            </table:table-cell>
            <table:table-cell table:style-name="Tableau9.A1" office:value-type="float" office:value="5">
              <text:p text:style-name="P25">5</text:p>
            </table:table-cell>
            <table:table-cell table:style-name="Tableau9.C1" office:value-type="float" office:value="6">
              <text:p text:style-name="P25">6</text:p>
            </table:table-cell>
          </table:table-row>
          <table:table-row>
            <table:table-cell table:style-name="Tableau9.A3" office:value-type="float" office:value="7">
              <text:p text:style-name="P25">7</text:p>
            </table:table-cell>
            <table:table-cell table:style-name="Tableau9.A3" office:value-type="float" office:value="8">
              <text:p text:style-name="P25">8</text:p>
            </table:table-cell>
            <table:table-cell table:style-name="Tableau9.C3" office:value-type="float" office:value="9">
              <text:p text:style-name="P25">9</text:p>
            </table:table-cell>
          </table:table-row>
        </table:table>
        <text:p text:style-name="P8"/>
        <text:p text:style-name="P10"/>
        <text:p text:style-name="P9">Sur chacune de ces cases (ou ensemble de cases), des éléments (monstres, objets, obstacles, pièges, etc.) pourront être placés.</text:p>
        <text:p text:style-name="P11"/>
        <table:table table:name="Tableau12" table:style-name="Tableau12">
          <table:table-column table:style-name="Tableau12.A" table:number-columns-repeated="2"/>
          <table:table-column table:style-name="Tableau12.C"/>
          <table:table-row>
            <table:table-cell table:style-name="Tableau12.A1" office:value-type="float" office:value="1">
              <text:p text:style-name="P25">1</text:p>
            </table:table-cell>
            <table:table-cell table:style-name="Tableau12.B1" office:value-type="string">
              <text:p text:style-name="P26">Piege</text:p>
            </table:table-cell>
            <table:table-cell table:style-name="Tableau12.C1" office:value-type="float" office:value="3">
              <text:p text:style-name="P25">3</text:p>
            </table:table-cell>
          </table:table-row>
          <table:table-row>
            <table:table-cell table:style-name="Tableau12.A1" office:value-type="float" office:value="4">
              <text:p text:style-name="P25">4</text:p>
            </table:table-cell>
            <table:table-cell table:style-name="Tableau12.B2" office:value-type="string">
              <text:p text:style-name="P26">Mstr</text:p>
            </table:table-cell>
            <table:table-cell table:style-name="Tableau12.C2" office:value-type="float" office:value="6">
              <text:p text:style-name="P25">6</text:p>
            </table:table-cell>
          </table:table-row>
          <table:table-row>
            <table:table-cell table:style-name="Tableau12.A3" office:value-type="string">
              <text:p text:style-name="P26">Objet</text:p>
            </table:table-cell>
            <table:table-cell table:style-name="Tableau12.B3" table:number-columns-spanned="2" office:value-type="string">
              <text:p text:style-name="P26">Obstacle</text:p>
            </table:table-cell>
            <table:covered-table-cell/>
          </table:table-row>
        </table:table>
        <text:p text:style-name="P11"/>
        <text:p text:style-name="P9">Certaines tiles peuvent avoir des emplacements verrouillés : il est impossible d'y placer des éléments (objets, monstres, etc.)</text:p>
        <text:p text:style-name="P11"/>
        <table:table table:name="Tableau13" table:style-name="Tableau13">
          <table:table-column table:style-name="Tableau13.A" table:number-columns-repeated="2"/>
          <table:table-column table:style-name="Tableau13.C"/>
          <text:soft-page-break/>
          <table:table-row>
            <table:table-cell table:style-name="Tableau13.A1" office:value-type="float" office:value="1">
              <text:p text:style-name="P25"><draw:line text:anchor-type="paragraph" draw:z-index="12" draw:style-name="gr9" draw:text-style-name="P67" svg:x1="1.087cm" svg:y1="1.245cm" svg:x2="2.119cm" svg:y2="0.61cm"><text:p/></draw:line>1</text:p>
            </table:table-cell>
            <table:table-cell table:style-name="Tableau13.A1" office:value-type="float" office:value="2">
              <text:p text:style-name="P25">2</text:p>
            </table:table-cell>
            <table:table-cell table:style-name="Tableau13.C1" office:value-type="string">
              <text:p text:style-name="P25"><draw:line text:anchor-type="paragraph" draw:z-index="13" draw:style-name="gr9" draw:text-style-name="P67" svg:x1="-1.189cm" svg:y1="0.61cm" svg:x2="-0.157cm" svg:y2="1.245cm"><text:p/></draw:line>3</text:p>
            </table:table-cell>
          </table:table-row>
          <table:table-row>
            <table:table-cell table:style-name="Tableau13.A2" office:value-type="string">
              <text:p text:style-name="P25">4</text:p>
            </table:table-cell>
            <table:table-cell table:style-name="Tableau13.B2" office:value-type="float" office:value="5">
              <text:p text:style-name="P25">5</text:p>
            </table:table-cell>
            <table:table-cell table:style-name="Tableau13.C2" office:value-type="string">
              <text:p text:style-name="P25">6</text:p>
            </table:table-cell>
          </table:table-row>
          <table:table-row>
            <table:table-cell table:style-name="Tableau13.A3" office:value-type="float" office:value="7">
              <text:p text:style-name="P25">7</text:p>
            </table:table-cell>
            <table:table-cell table:style-name="Tableau13.B3" office:value-type="float" office:value="8">
              <text:p text:style-name="P25">8</text:p>
            </table:table-cell>
            <table:table-cell table:style-name="Tableau13.C3" office:value-type="float" office:value="9">
              <text:p text:style-name="P25">9</text:p>
            </table:table-cell>
          </table:table-row>
        </table:table>
        <text:p text:style-name="P11"/>
        <text:p text:style-name="P9">Toutes les configurations existantes de tiles sont détaillées dans le fichier<text:span text:style-name="T26"> Lab_Project Design.</text:span></text:p>
        <text:p text:style-name="P9"/>
        <text:p text:style-name="P9">Les tiles ont également des niveaux (indépendants de leur configuration) traduisant la puissance des éléments pouvant y êtres placés.</text:p>
        <text:p text:style-name="P9">Le niveau des tiles sera exprimé en nombre de points allant de 1 à 100.</text:p>
        <text:p text:style-name="P9">La répartition des tiles par niveau sera la suivante :</text:p>
        <text:list xml:id="list31663110" text:style-name="L7">
          <text:list-item>
            <text:p text:style-name="P57">0 à 9 : basic tiles</text:p>
          </text:list-item>
          <text:list-item>
            <text:p text:style-name="P57">10 à 24 : common tiles</text:p>
          </text:list-item>
          <text:list-item>
            <text:p text:style-name="P57">25 à 49 : uncommon tiles </text:p>
          </text:list-item>
          <text:list-item>
            <text:p text:style-name="P57">50 à 74 : rare tiles</text:p>
          </text:list-item>
          <text:list-item>
            <text:p text:style-name="P57">75 à 89 : sublime tiles</text:p>
          </text:list-item>
          <text:list-item>
            <text:p text:style-name="P57">90 à 100 : mythic tiles</text:p>
          </text:list-item>
        </text:list>
        <text:p text:style-name="P9"/>
        <text:p text:style-name="P9">Les tiles de haut niveau sont plus rares et plus difficiles à gagner que les tiles de faible niveau.</text:p>
        <text:p text:style-name="P9">Chaque tile d'un niveau donné pourra être gagnée dans des conditions bien particulières. Ces conditions sont détaillées dans le fichier <text:span text:style-name="T26">Lab_Project Design.</text:span></text:p>
        <text:p text:style-name="P9"/>
        <text:h text:style-name="P65" text:outline-level="3">Les Labyrinthes</text:h>
        <text:p text:style-name="P1">Les labyrinthes sont composés de tiles.</text:p>
        <text:p text:style-name="P1">Afin de constituer des labyrinthes cohérents, les contraintes suivantes devront être respectées :</text:p>
        <text:list xml:id="list31656450" text:style-name="L8">
          <text:list-item>
            <text:p text:style-name="P59"><text:span text:style-name="T18">Le périmètre extérieur d'un labyrinthe devra impérativement être muré et le constructeur devra donc choisir le placement de ses tiles en fonction </text:span>de cette contrainte</text:p>
          </text:list-item>
          <text:list-item>
            <text:p text:style-name="P59">Chaque labyrinthe devra disposer d'au moins un chemin reliant l'entrée à la sortie, qu'aucun mur ne viendra interrompre et sur lequel aucun obstacle ne sera placé</text:p>
          </text:list-item>
        </text:list>
        <text:p text:style-name="P9"/>
        <text:p text:style-name="P9">Les labyrinthes ont différents niveaux de difficulté allant de 1 à 10.</text:p>
        <text:p text:style-name="P9">Le niveau de difficulté est évalué automatiquement à la création du labyrinthe. Il tient compte du niveau des tiles et des éléments (objets, monstres, etc.) placés sur ces dernières.</text:p>
        <text:p text:style-name="P9">Une fois que le labyrinthe a été défié 20 fois. Son niveau est reévalué en fonction de son ratio victoires/défaites.</text:p>
        <text:p text:style-name="P9">La correspondance entre le ratio victoires/défaites et le niveau de difficulté est exprimée dans un tableau du fichier <text:span text:style-name="T26">Lab_Project Design.</text:span></text:p>
        <text:p text:style-name="P9">Ce mécanime présente l'intérêt de privilégier le défi des labyrinthes récents, notamment pour les labyrinthes annoncés très difficiles, car le niveau annoncé par le calculateur automatique ne sera jamais parfaitement équivalent à la réalité, qui dépend de facteurs humains...</text:p>
        <text:p text:style-name="P9"/>
        <text:p text:style-name="P9">Un joueur n'aura pas la possibilité de jouer n'importe quel niveau de labyrinthe d'entrée de jeu. Au fur et à mesure de sa progression, les niveaux successifs se débloqueront.</text:p>
        <text:p text:style-name="P9"><text:soft-page-break/>Les conditions de débloquage d'un niveau de difficulté sont détaillées dans le fichier <text:span text:style-name="T26">Lab_Project Design</text:span>.</text:p>
        <text:p text:style-name="P9"/>
        <text:p text:style-name="P9">Ce mécanisme présente les avantages suivants:</text:p>
        <text:list xml:id="list31653845" text:style-name="L9">
          <text:list-item>
            <text:p text:style-name="P58">Les joueurs débutants ne sont pas tentés de défier un labyrinthe trop dur pour leur niveau, dont ils ignorent la puissance et la capacité des monstres et des obstacles et pour lequel leur inventaire d'objets de départ est insuffisamment puissant. Cette règle leur évite donc de perdre un gros pool de tiles qu'ils auraient dû miser pour défier un tel niveau de labyrinthe et leur permet de capitaliser les tiles plus facilement dans le cadre de la construction de leur premier labyrinthe. Pour résumer, les noobs évitent de se faire plumer par les gros et donc d'être dégoûtés.</text:p>
          </text:list-item>
          <text:list-item>
            <text:p text:style-name="P58">Rejoignant l'argument précedemment évoqué, les jeunes joueurs pourront se familiariser progressivement avec les éléments du jeu, sans grosse rupture et ainsi évaluer plus justement leur niveau. Ainsi, pour un joueur qui gravit rapidement les échelons, il se rendra peut être compte que les labyrinthes de niveau 7 sont trop compliqués pour son niveau et qu'il faut capitaliser sur le niveau 6 pour passer plus confortablement à l'étape suivante.</text:p>
          </text:list-item>
          <text:list-item>
            <text:p text:style-name="P58">Les labyrinthes des noobs seront plus joués (par les noobs) que ceux des autres, par ordre de noobitude. Cela permet une évolution plus rapide de la base de la pyramide des joueurs. En effet, plus un labyrinthe est joué et plus il rapporte de tiles. De ce fait, cela augmente l'effet addictif pour les nouveaux joueurs (les plus difficiles à garder) puisqu'ils sont plus stimulés.</text:p>
          </text:list-item>
          <text:list-item>
            <text:p text:style-name="P58">Il permet de proposer des objectifs de jeu aux jeunes joueurs après l'étape d'initiation. Ce mécanisme est très prisé pour accroitre l'addiction chez les débutants (ex: avant de pouvoir entrer dans la compétition des parties classées à LOL, il faut passer 30 niveaux où tu rencontres des joueurs de ton niveau, et gagner des runes...).</text:p>
          </text:list-item>
        </text:list>
        <text:p text:style-name="P9"/>
        <text:p text:style-name="P9"/>
        <text:h text:style-name="Heading_20_3" text:outline-level="3"><text:bookmark-start text:name="__RefHeading__13209_67689606"/>Les éléments<text:bookmark-end text:name="__RefHeading__13209_67689606"/></text:h>
        <text:p text:style-name="P9">Un constructeur de labyrinthe aura la possibilité de placer des éléments sur des tiles ou ensembles de tiles.</text:p>
        <text:p text:style-name="P9">Les éléments peuvent être de différente nature, dans la mesure où ils peuvent soit handicaper soit aider le joueur qui tente de résoudre le labyrinthe.</text:p>
        <text:p text:style-name="P9">Parmi les éléments handicapants, nous avons les entités suivantes : Monstres, Pièges, Obstacles, et certains Objets.</text:p>
        <text:p text:style-name="P9">Parmi les éléments venant en aide au joueur, nous avons les entités suivantes : Équipements (Armes, Armures, Accessoires), certains monstres (dans certaines conditions) et certains objets.</text:p>
        <text:p text:style-name="P9"/>
        <text:p text:style-name="P9">Tout comme les tiles, les éléments sont dotés de points. Ces points peuvent être négatifs ou positifs suivant que l'élément ait des effets négatifs ou positifs sur le joueut défiant le labyrinthe. Lorsque les éléments sont positionnés sur une tile, leurs points viennent s'ajouter à ceux de la tile. Le résultat obtenu doit être compris entre 0 et le nombre de points initial de la tile. Le calcul de la difficulté du labyrinthe sera basé sur une opération tenant compte des points de chaque tile après le placement des éléments.</text:p>
        <text:p text:style-name="P9"/>
        <text:p text:style-name="P9">Un mécanisme de gestion de la pertinence des points en fonction des combinaisons d'éléments pourra être mis en place à l'aide de tags. A titre d'exemple, si un joueur met une fiole de régénération de mana sur une tile où les monstres ont des attaques empoisonnées elle ne compensera que +5 points au lieu de +10. Si le constructeur met en <text:soft-page-break/>revanche une fiole d'antidote poison, l'objet antidote, qui vaut également +10 points à la base compensera +15, +20 ou plus de points suivant le nombre de monstres empoisonnés placés sur la tile. Le tag « poison » pourra être associé aux monstres venimeux et à l'objet antidote afin de permettre ces ajustements de valeur en points sur la tile.</text:p>
        <text:p text:style-name="P9"/>
        <text:p text:style-name="P9">La liste des éléments avec leurs effets, leur niveau, leur condition d'acquisition et leurs points est détaillée dans le fichier <text:span text:style-name="T26">Lab_Project Design</text:span></text:p>
        <text:h text:style-name="Heading_20_3" text:outline-level="3"><text:bookmark-start text:name="__RefHeading__13211_67689606"/>Les Champions<text:bookmark-end text:name="__RefHeading__13211_67689606"/></text:h>
        <text:p text:style-name="P12">5 Champions, correspondant à 5 play-styles différents, sont proposés aux joueurs en quête de victoire dans les labyrinthes.</text:p>
        <text:p text:style-name="P12">La complexité d'équilibrage de ces Champions afin qu'aucun d'entre eux n'ait le dessus sur un autre dans les labyrinthes est extrêmement élevée. Dans un premier temps, un seul Champion sera implémenté.</text:p>
        <text:p text:style-name="P12">En revanche, il est réaliste de considérer que le choix du Champion sera juste une question de goût du joueur dans les faibles niveaux de difficulté, et qu'il devienne plus important dans les hauts.</text:p>
        <text:p text:style-name="P12"/>
        <text:p text:style-name="P12">Chaque Champion représentera une couleur de blason et aura des compétences bien précises.</text:p>
        <text:p text:style-name="P13"><text:span text:style-name="T29">La liste des Champions et de leurs capacités est détaillée dans le fichier </text:span><text:span text:style-name="T31">Lab_Project Design</text:span><text:span text:style-name="T29">.</text:span></text:p>
        <text:p text:style-name="P12"/>
        <text:p text:style-name="P12">Les Champions commencent les labyrinthes sous leur forme brute (sans armes, ni objets, etc.). Ils peuvent récupérer des objets et des équipements durant leur quête (résolution de labyrinthe). Ils ont alors le choix d'utiliser ces éléments pour résoudre le labyrinthe en cours (les objets sont consommés et les équipements détruits en cours ou en fin de partie) ou des les garder en stock (le placement d'un objet dans le stock est irréversible). Dans le cas où ils ont mis l'objet en stock, ce dernier est disponible dans le volet construction de labyrinthe : il peut être placé sur des tiles, pour influencer leur complexité et donc leur valeur en points. Certains éléments parmi les objets et les équipements échapperont à la règle et pourront être utilisés pour débuter un labyrinthe (le labyrinthe devra être de niveau élevé). Dans ce cas, ces éléments seront détruits en fin de partie. Ce mécanisme permettra aux joueurs de défier les labyrinthes légendaires, trop compliqués pour être terminés sans coup de main en début de partie.</text:p>
        <text:p text:style-name="P12"/>
        <text:p text:style-name="P12">Les Champions ont les caractéristiques suivantes :</text:p>
        <text:list xml:id="list31662604" text:style-name="L10">
          <text:list-item>
            <text:p text:style-name="P50">Points de vie</text:p>
          </text:list-item>
          <text:list-item>
            <text:p text:style-name="P50">Mana : énergie magique (sert à activer les compétences magiques du Champion)</text:p>
          </text:list-item>
          <text:list-item>
            <text:p text:style-name="P50">Force : dégats d'attaque physique</text:p>
          </text:list-item>
          <text:list-item>
            <text:p text:style-name="P50">Magie: dégats d'attaque magique</text:p>
          </text:list-item>
          <text:list-item>
            <text:p text:style-name="P50">Armure : résistance aux attaques physiques</text:p>
          </text:list-item>
          <text:list-item>
            <text:p text:style-name="P50">Résistance magique</text:p>
          </text:list-item>
          <text:list-item>
            <text:p text:style-name="P50">Vitesse d'attaque</text:p>
          </text:list-item>
          <text:list-item>
            <text:p text:style-name="P50">Vitesse de déplacement</text:p>
          </text:list-item>
          <text:list-item>
            <text:p text:style-name="P50">Nourriture : autonomie dans le labyrinthe qui diminue au fur et à mesure que le temps passe et que le Champion parcours de la distance dans le labyrinthe.</text:p>
          </text:list-item>
        </text:list>
        <text:p text:style-name="P12"/>
        <text:p text:style-name="P12">Ces caractéristiques peuvent être affectées par les éléments. Ex : un heaume donnera +3 points d'armure au Champion. Un monstre animal vaincu laissera derrière lui un rôti, <text:soft-page-break/>permettant au Champion de récupérer +20 points de nourriture.</text:p>
        <text:p text:style-name="P12"/>
        <text:p text:style-name="P12">Conditions de mort du Champion : un Champion meurt s'il atteint 0 points de vie ou moins, ou 0 points de nourriture ou moins. </text:p>
        <text:h text:style-name="Heading_20_2" text:outline-level="2"><text:bookmark-start text:name="__RefHeading__13213_67689606"/>Menus du jeu<text:bookmark-end text:name="__RefHeading__13213_67689606"/></text:h>
        <text:p text:style-name="P60">Les menus du jeu sont décrits dans le fichier <text:span text:style-name="T26">Lab_Project_GameMenusDesign</text:span>.</text:p>
        <text:h text:style-name="P64" text:outline-level="2">Gameplay</text:h>
        <text:p text:style-name="P63"><text:span text:style-name="T44">Les informations concernant le Gameplay sont dans le fichier </text:span><text:span text:style-name="T45">Lab_Project_GamePlayDesign.</text:span></text:p>
        <text:h text:style-name="Heading_20_1" text:outline-level="1"><text:bookmark-start text:name="__RefHeading__13215_67689606"/><text:span text:style-name="T4">Description</text:span><text:span text:style-name="T5"> </text:span><text:span text:style-name="T4">Technique</text:span><text:span text:style-name="T5"> </text:span><text:span text:style-name="T4">du</text:span><text:span text:style-name="T5"> </text:span><text:span text:style-name="T4">site</text:span><text:bookmark-end text:name="__RefHeading__13215_67689606"/></text:h>
        <text:p text:style-name="P3"/>
        <text:h text:style-name="Heading_20_2" text:outline-level="2"><text:bookmark-start text:name="__RefHeading__13217_67689606"/><text:span text:style-name="T2">Back</text:span><text:span text:style-name="T3"> </text:span><text:span text:style-name="T2">end</text:span><text:bookmark-end text:name="__RefHeading__13217_67689606"/></text:h>
        <text:p text:style-name="P3"/>
        <text:p text:style-name="P16"><text:span text:style-name="T12"><text:tab/>Ici</text:span><text:span text:style-name="T13"> </text:span><text:span text:style-name="T12">Flo,</text:span><text:span text:style-name="T13"> </text:span><text:span text:style-name="T12">tu</text:span><text:span text:style-name="T13"> </text:span><text:span text:style-name="T12">peux</text:span><text:span text:style-name="T13"> </text:span><text:span text:style-name="T12">mettre</text:span><text:span text:style-name="T13"> </text:span><text:span text:style-name="T12">les</text:span><text:span text:style-name="T13"> </text:span><text:span text:style-name="T12">specs</text:span><text:span text:style-name="T13"> </text:span><text:span text:style-name="T12">que</text:span><text:span text:style-name="T13"> </text:span><text:span text:style-name="T12">tu</text:span><text:span text:style-name="T13"> </text:span><text:span text:style-name="T12">envisages</text:span></text:p>
        <text:p text:style-name="P5"/>
        <text:list xml:id="list31662410" text:style-name="WW8Num10">
          <text:list-item>
            <text:list>
              <text:list-item>
                <text:p text:style-name="P43"><text:span text:style-name="T2">Pour</text:span><text:span text:style-name="T3"> </text:span><text:span text:style-name="T2">le</text:span><text:span text:style-name="T3"> </text:span><text:span text:style-name="T2">stockage</text:span><text:span text:style-name="T3"> </text:span><text:span text:style-name="T2">Jerome</text:span><text:span text:style-name="T3"> </text:span><text:span text:style-name="T2">et</text:span><text:span text:style-name="T3"> </text:span><text:span text:style-name="T2">moi</text:span><text:span text:style-name="T3"> </text:span><text:span text:style-name="T2">sommes</text:span><text:span text:style-name="T3"> </text:span><text:span text:style-name="T2">interesses</text:span><text:span text:style-name="T3"> </text:span><text:span text:style-name="T2">pour</text:span><text:span text:style-name="T3"> </text:span><text:span text:style-name="T2">utiliser</text:span><text:span text:style-name="T3"> </text:span><text:span text:style-name="T2">Git.</text:span><text:span text:style-name="T3"> </text:span><text:span text:style-name="T2">L'hebergement</text:span><text:span text:style-name="T3"> </text:span><text:span text:style-name="T2">n'est</text:span><text:span text:style-name="T3"> </text:span><text:span text:style-name="T2">pas</text:span><text:span text:style-name="T3"> </text:span><text:span text:style-name="T2">encore</text:span><text:span text:style-name="T3"> </text:span><text:span text:style-name="T2">trouve.</text:span></text:p>
              </text:list-item>
            </text:list>
          </text:list-item>
        </text:list>
        <text:p text:style-name="P3"/>
        <text:h text:style-name="Heading_20_2" text:outline-level="2"><text:bookmark-start text:name="__RefHeading__13219_67689606"/><text:span text:style-name="T2">Front</text:span><text:span text:style-name="T3"> </text:span><text:span text:style-name="T2">end</text:span><text:bookmark-end text:name="__RefHeading__13219_67689606"/></text:h>
        <text:p text:style-name="P3"><text:tab/></text:p>
        <text:p text:style-name="P16"><text:span text:style-name="T2"><text:tab/>Je</text:span><text:span text:style-name="T3"> </text:span><text:span text:style-name="T2">me</text:span><text:span text:style-name="T3"> </text:span><text:span text:style-name="T2">presente,</text:span><text:span text:style-name="T3"> </text:span><text:span text:style-name="T2">je</text:span><text:span text:style-name="T3"> </text:span><text:span text:style-name="T2">m'appelle</text:span><text:span text:style-name="T3"> </text:span><text:span text:style-name="T2">David,</text:span><text:span text:style-name="T3"> </text:span><text:span text:style-name="T2">j'aimerais</text:span><text:span text:style-name="T3"> </text:span><text:span text:style-name="T2">bien</text:span><text:span text:style-name="T3"> </text:span><text:span text:style-name="T2">reussir</text:span><text:span text:style-name="T3"> </text:span><text:span text:style-name="T2">ma</text:span><text:span text:style-name="T3"> </text:span><text:span text:style-name="T2">vie,</text:span><text:span text:style-name="T3"> </text:span><text:span text:style-name="T2">etre</text:span><text:span text:style-name="T3"> </text:span><text:span text:style-name="T2">aime.</text:span><text:span text:style-name="T3"> </text:span><text:span text:style-name="T2">J'ai</text:span><text:span text:style-name="T3"> </text:span><text:span text:style-name="T2">5</text:span><text:span text:style-name="T3"> </text:span><text:span text:style-name="T2">ans</text:span><text:span text:style-name="T3"> </text:span><text:span text:style-name="T2">de</text:span><text:span text:style-name="T3"> </text:span><text:span text:style-name="T2">dev</text:span><text:span text:style-name="T3"> </text:span><text:span text:style-name="T2">web</text:span><text:span text:style-name="T3"> </text:span><text:span text:style-name="T2">derriere</text:span><text:span text:style-name="T3"> </text:span><text:span text:style-name="T2">et</text:span><text:span text:style-name="T3"> </text:span><text:span text:style-name="T2">la</text:span><text:span text:style-name="T3"> </text:span><text:span text:style-name="T2">responsabilite</text:span><text:span text:style-name="T3"> </text:span><text:span text:style-name="T2">de</text:span><text:span text:style-name="T3"> </text:span><text:span text:style-name="T2">faire</text:span><text:span text:style-name="T3"> </text:span><text:span text:style-name="T2">le</text:span><text:span text:style-name="T3"> </text:span><text:span text:style-name="T2">site,</text:span><text:span text:style-name="T3"> </text:span><text:span text:style-name="T2">je</text:span><text:span text:style-name="T3"> </text:span><text:span text:style-name="T2">choisis</text:span><text:span text:style-name="T3"> </text:span><text:span text:style-name="T2">donc</text:span><text:span text:style-name="T3"> </text:span><text:span text:style-name="T2">les</text:span><text:span text:style-name="T3"> </text:span><text:span text:style-name="T2">technos</text:span><text:span text:style-name="T3"> </text:span><text:span text:style-name="T2">suivantes.</text:span></text:p>
        <text:p text:style-name="P3"><text:tab/></text:p>
        <text:list xml:id="list31656259" text:style-name="WW8Num8">
          <text:list-item>
            <text:list>
              <text:list-item>
                <text:p text:style-name="P44"><text:span text:style-name="T2">html5</text:span><text:span text:style-name="T3"> </text:span><text:span text:style-name="T2">pour</text:span><text:span text:style-name="T3"> </text:span><text:span text:style-name="T2">le</text:span><text:span text:style-name="T3"> </text:span><text:span text:style-name="T2">layout</text:span></text:p>
              </text:list-item>
              <text:list-item>
                <text:p text:style-name="P44"><text:span text:style-name="T2">css</text:span><text:span text:style-name="T3"> </text:span><text:span text:style-name="T2">pour</text:span><text:span text:style-name="T3"> </text:span><text:span text:style-name="T2">le</text:span><text:span text:style-name="T3"> </text:span><text:span text:style-name="T2">rendu,</text:span><text:span text:style-name="T3"> </text:span><text:span text:style-name="T2">avec</text:span><text:span text:style-name="T3"> </text:span><text:span text:style-name="T2">un</text:span><text:span text:style-name="T3"> </text:span><text:span text:style-name="T2">reset.</text:span></text:p>
              </text:list-item>
              <text:list-item>
                <text:p text:style-name="P44"><text:span text:style-name="T2">javascript</text:span><text:span text:style-name="T3"> </text:span><text:span text:style-name="T2">sans</text:span><text:span text:style-name="T3"> </text:span><text:span text:style-name="T2">framework</text:span><text:span text:style-name="T3"> </text:span><text:span text:style-name="T2">dedie</text:span><text:span text:style-name="T3"> </text:span><text:span text:style-name="T2">au</text:span><text:span text:style-name="T3"> </text:span><text:span text:style-name="T2">site.</text:span><text:span text:style-name="T3"> </text:span><text:span text:style-name="T2">Je</text:span><text:span text:style-name="T3"> </text:span><text:span text:style-name="T2">veux</text:span><text:span text:style-name="T3"> </text:span><text:span text:style-name="T2">eviter</text:span><text:span text:style-name="T3"> </text:span><text:span text:style-name="T2">tout</text:span><text:span text:style-name="T3"> </text:span><text:span text:style-name="T2">conflict</text:span><text:span text:style-name="T3"> </text:span><text:span text:style-name="T2">entre</text:span><text:span text:style-name="T3"> </text:span><text:span text:style-name="T2">les</text:span><text:span text:style-name="T3"> </text:span><text:span text:style-name="T2">librairies</text:span><text:span text:style-name="T3"> </text:span><text:span text:style-name="T2">utilisees</text:span><text:span text:style-name="T3"> </text:span><text:span text:style-name="T2">par</text:span><text:span text:style-name="T3"> </text:span><text:span text:style-name="T2">le</text:span><text:span text:style-name="T3"> </text:span><text:span text:style-name="T2">jeu</text:span><text:span text:style-name="T3"> </text:span><text:span text:style-name="T2">et</text:span><text:span text:style-name="T3"> </text:span><text:span text:style-name="T2">le</text:span><text:span text:style-name="T3"> </text:span><text:span text:style-name="T2">site.</text:span><text:span text:style-name="T3"> </text:span><text:span text:style-name="T2">Le</text:span><text:span text:style-name="T3"> </text:span><text:span text:style-name="T2">site</text:span><text:span text:style-name="T3"> </text:span><text:span text:style-name="T2">pourra</text:span><text:span text:style-name="T3"> </text:span><text:span text:style-name="T2">neanmoins</text:span><text:span text:style-name="T3"> </text:span><text:span text:style-name="T2">utiliser</text:span><text:span text:style-name="T3"> </text:span><text:span text:style-name="T2">les</text:span><text:span text:style-name="T3"> </text:span><text:span text:style-name="T2">librairies</text:span><text:span text:style-name="T3"> </text:span><text:span text:style-name="T2">dont</text:span><text:span text:style-name="T3"> </text:span><text:span text:style-name="T2">le</text:span><text:span text:style-name="T3"> </text:span><text:span text:style-name="T2">jeu</text:span><text:span text:style-name="T3"> </text:span><text:span text:style-name="T2">depend.</text:span><text:span text:style-name="T3"> </text:span></text:p>
              </text:list-item>
            </text:list>
          </text:list-item>
        </text:list>
        <text:p text:style-name="P3"/>
        <text:p text:style-name="P16"><text:span text:style-name="T12">Lilian,</text:span><text:span text:style-name="T13"> </text:span><text:span text:style-name="T12">j'ai</text:span><text:span text:style-name="T13"> </text:span><text:span text:style-name="T12">besoin</text:span><text:span text:style-name="T13"> </text:span><text:span text:style-name="T12">de</text:span><text:span text:style-name="T13"> </text:span><text:span text:style-name="T12">connaitre</text:span><text:span text:style-name="T13"> </text:span><text:span text:style-name="T12">l'ambiance</text:span><text:span text:style-name="T13"> </text:span><text:span text:style-name="T12">generale</text:span><text:span text:style-name="T13"> </text:span><text:span text:style-name="T12">du</text:span><text:span text:style-name="T13"> </text:span><text:span text:style-name="T12">jeu</text:span><text:span text:style-name="T3"> </text:span><text:span text:style-name="T2">pour</text:span><text:span text:style-name="T3"> </text:span><text:span text:style-name="T2">pouvoir</text:span><text:span text:style-name="T3"> </text:span><text:span text:style-name="T2">accorder</text:span><text:span text:style-name="T3"> </text:span><text:span text:style-name="T2">l'apparence</text:span><text:span text:style-name="T3"> </text:span><text:span text:style-name="T2">du</text:span><text:span text:style-name="T3"> </text:span><text:span text:style-name="T2">site</text:span><text:span text:style-name="T3"> </text:span><text:span text:style-name="T2">avec</text:span><text:span text:style-name="T3"> </text:span><text:span text:style-name="T2">le</text:span><text:span text:style-name="T3"> </text:span><text:span text:style-name="T2">jeu</text:span><text:span text:style-name="T3"> </text:span><text:span text:style-name="T2">(ne</text:span><text:span text:style-name="T3"> </text:span><text:span text:style-name="T2">pas</text:span><text:span text:style-name="T3"> </text:span><text:span text:style-name="T2">faire</text:span><text:span text:style-name="T3"> </text:span><text:span text:style-name="T2">un</text:span><text:span text:style-name="T3"> </text:span><text:span text:style-name="T2">site</text:span><text:span text:style-name="T3"> </text:span><text:span text:style-name="T2">bleu</text:span><text:span text:style-name="T3"> </text:span><text:span text:style-name="T2">clair</text:span><text:span text:style-name="T3"> </text:span><text:span text:style-name="T2">et</text:span><text:span text:style-name="T3"> </text:span><text:span text:style-name="T2">epure</text:span><text:span text:style-name="T3"> </text:span><text:span text:style-name="T2">si</text:span><text:span text:style-name="T3"> </text:span><text:span text:style-name="T2">notre</text:span><text:span text:style-name="T3"> </text:span><text:span text:style-name="T2">jeu</text:span><text:span text:style-name="T3"> </text:span><text:span text:style-name="T2">ressemble</text:span><text:span text:style-name="T3"> </text:span><text:span text:style-name="T2">a</text:span><text:span text:style-name="T3"> </text:span><text:span text:style-name="T2">Diablo).</text:span></text:p>
        <text:p text:style-name="P3"/>
        <text:h text:style-name="Heading_20_1" text:outline-level="1"><text:bookmark-start text:name="__RefHeading__13221_67689606"/><text:span text:style-name="T4">Description</text:span><text:span text:style-name="T5"> </text:span><text:span text:style-name="T4">technique</text:span><text:span text:style-name="T5"> </text:span><text:span text:style-name="T4">du</text:span><text:span text:style-name="T5"> </text:span><text:span text:style-name="T4">jeu</text:span><text:bookmark-end text:name="__RefHeading__13221_67689606"/></text:h>
        <text:p text:style-name="P6"/>
        <text:h text:style-name="Heading_20_2" text:outline-level="2"><text:bookmark-start text:name="__RefHeading__13223_67689606"/>Generalites<text:bookmark-end text:name="__RefHeading__13223_67689606"/></text:h>
        <text:p text:style-name="P6"/>
        <text:p text:style-name="P16"><text:span text:style-name="T4"><text:tab/></text:span><text:span text:style-name="T10">David:</text:span><text:span text:style-name="T11"> </text:span><text:span text:style-name="T10">J'ai</text:span><text:span text:style-name="T11"> </text:span><text:span text:style-name="T10">fait</text:span><text:span text:style-name="T11"> </text:span><text:span text:style-name="T10">le</text:span><text:span text:style-name="T11"> </text:span><text:span text:style-name="T10">tour</text:span><text:span text:style-name="T11"> </text:span><text:span text:style-name="T10">des</text:span><text:span text:style-name="T11"> </text:span><text:span text:style-name="T10">moteurs</text:span><text:span text:style-name="T11"> </text:span><text:span text:style-name="T10">proposes</text:span><text:span text:style-name="T11"> </text:span><text:span text:style-name="T10">pour</text:span><text:span text:style-name="T11"> </text:span><text:span text:style-name="T10">faire</text:span><text:span text:style-name="T11"> </text:span><text:span text:style-name="T10">un</text:span><text:span text:style-name="T11"> </text:span><text:span text:style-name="T10">jeu</text:span><text:span text:style-name="T11"> </text:span><text:span text:style-name="T10">sur</text:span><text:span text:style-name="T11"> </text:span><text:span text:style-name="T10">browser.</text:span><text:span text:style-name="T11"> </text:span><text:span text:style-name="T10">Je</text:span><text:span text:style-name="T11"> </text:span><text:span text:style-name="T10">vous</text:span><text:span text:style-name="T11"> </text:span><text:soft-page-break/><text:span text:style-name="T10">laisse</text:span><text:span text:style-name="T11"> </text:span><text:span text:style-name="T10">parcourir</text:span><text:span text:style-name="T11"> </text:span><text:span text:style-name="T10">la</text:span><text:span text:style-name="T11"> </text:span><text:span text:style-name="T10">liste</text:span><text:span text:style-name="T11"> </text:span><text:span text:style-name="T10">suivante:</text:span></text:p>
        <text:p text:style-name="P6"/>
        <text:p text:style-name="P16"><text:a xlink:type="simple" xlink:href="https://github.com/bebraw/jswiki/wiki/Game-Engines"><text:span text:style-name="Internet_20_link"><text:span text:style-name="T2">https://github.com/bebraw/jswiki/wiki/Game-Engines</text:span></text:span></text:a></text:p>
        <text:p text:style-name="P16"/>
        <text:p text:style-name="P16"><text:span text:style-name="Internet_20_link"><text:span text:style-name="T27">J'ai</text:span></text:span><text:span text:style-name="Internet_20_link"><text:span text:style-name="T28"> </text:span></text:span><text:span text:style-name="Internet_20_link"><text:span text:style-name="T27">fait</text:span></text:span><text:span text:style-name="Internet_20_link"><text:span text:style-name="T28"> </text:span></text:span><text:span text:style-name="Internet_20_link"><text:span text:style-name="T27">un</text:span></text:span><text:span text:style-name="Internet_20_link"><text:span text:style-name="T28"> </text:span></text:span><text:span text:style-name="Internet_20_link"><text:span text:style-name="T27">tour</text:span></text:span><text:span text:style-name="Internet_20_link"><text:span text:style-name="T28"> </text:span></text:span><text:span text:style-name="Internet_20_link"><text:span text:style-name="T27">des</text:span></text:span><text:span text:style-name="Internet_20_link"><text:span text:style-name="T28"> </text:span></text:span><text:span text:style-name="Internet_20_link"><text:span text:style-name="T27">moteurs</text:span></text:span><text:span text:style-name="Internet_20_link"><text:span text:style-name="T28"> </text:span></text:span><text:span text:style-name="Internet_20_link"><text:span text:style-name="T27">qui</text:span></text:span><text:span text:style-name="Internet_20_link"><text:span text:style-name="T28"> </text:span></text:span><text:span text:style-name="Internet_20_link"><text:span text:style-name="T27">peuvent</text:span></text:span><text:span text:style-name="Internet_20_link"><text:span text:style-name="T28"> </text:span></text:span><text:span text:style-name="Internet_20_link"><text:span text:style-name="T27">nous</text:span></text:span><text:span text:style-name="Internet_20_link"><text:span text:style-name="T28"> </text:span></text:span><text:span text:style-name="Internet_20_link"><text:span text:style-name="T27">interesser.</text:span></text:span><text:span text:style-name="Internet_20_link"><text:span text:style-name="T28"> </text:span></text:span><text:span text:style-name="Internet_20_link"><text:span text:style-name="T27">Nous</text:span></text:span><text:span text:style-name="Internet_20_link"><text:span text:style-name="T28"> </text:span></text:span><text:span text:style-name="Internet_20_link"><text:span text:style-name="T27">avons</text:span></text:span><text:span text:style-name="Internet_20_link"><text:span text:style-name="T28"> </text:span></text:span><text:span text:style-name="Internet_20_link"><text:span text:style-name="T27">besoin</text:span></text:span><text:span text:style-name="Internet_20_link"><text:span text:style-name="T28"> </text:span></text:span><text:span text:style-name="Internet_20_link"><text:span text:style-name="T27">d'un</text:span></text:span><text:span text:style-name="Internet_20_link"><text:span text:style-name="T28"> </text:span></text:span><text:span text:style-name="Internet_20_link"><text:span text:style-name="T27">moteur</text:span></text:span><text:span text:style-name="Internet_20_link"><text:span text:style-name="T28"> </text:span></text:span><text:span text:style-name="Internet_20_link"><text:span text:style-name="T27">souys</text:span></text:span><text:span text:style-name="Internet_20_link"><text:span text:style-name="T28"> </text:span></text:span><text:span text:style-name="Internet_20_link"><text:span text:style-name="T27">license</text:span></text:span><text:span text:style-name="Internet_20_link"><text:span text:style-name="T28"> </text:span></text:span><text:span text:style-name="Internet_20_link"><text:span text:style-name="T27">MIT</text:span></text:span><text:span text:style-name="Internet_20_link"><text:span text:style-name="T28"> </text:span></text:span><text:span text:style-name="Internet_20_link"><text:span text:style-name="T27">car</text:span></text:span><text:span text:style-name="Internet_20_link"><text:span text:style-name="T28"> </text:span></text:span><text:span text:style-name="Internet_20_link"><text:span text:style-name="T27">elle</text:span></text:span><text:span text:style-name="Internet_20_link"><text:span text:style-name="T28"> </text:span></text:span><text:span text:style-name="Internet_20_link"><text:span text:style-name="T27">permet</text:span></text:span><text:span text:style-name="Internet_20_link"><text:span text:style-name="T28"> </text:span></text:span><text:span text:style-name="Internet_20_link"><text:span text:style-name="T27">un</text:span></text:span><text:span text:style-name="Internet_20_link"><text:span text:style-name="T28"> </text:span></text:span><text:span text:style-name="Internet_20_link"><text:span text:style-name="T27">usage</text:span></text:span><text:span text:style-name="Internet_20_link"><text:span text:style-name="T28"> </text:span></text:span><text:span text:style-name="Internet_20_link"><text:span text:style-name="T27">commercial.</text:span></text:span><text:span text:style-name="Internet_20_link"><text:span text:style-name="T28"> </text:span></text:span><text:span text:style-name="Internet_20_link"><text:span text:style-name="T27">Ils</text:span></text:span><text:span text:style-name="Internet_20_link"><text:span text:style-name="T28"> </text:span></text:span><text:span text:style-name="Internet_20_link"><text:span text:style-name="T27">sont</text:span></text:span><text:span text:style-name="Internet_20_link"><text:span text:style-name="T28"> </text:span></text:span><text:span text:style-name="Internet_20_link"><text:span text:style-name="T27">a</text:span></text:span><text:span text:style-name="Internet_20_link"><text:span text:style-name="T28"> </text:span></text:span><text:span text:style-name="Internet_20_link"><text:span text:style-name="T27">l'exception</text:span></text:span><text:span text:style-name="Internet_20_link"><text:span text:style-name="T28"> </text:span></text:span><text:span text:style-name="Internet_20_link"><text:span text:style-name="T27">pres</text:span></text:span><text:span text:style-name="Internet_20_link"><text:span text:style-name="T28"> </text:span></text:span><text:span text:style-name="Internet_20_link"><text:span text:style-name="T27">tous</text:span></text:span><text:span text:style-name="Internet_20_link"><text:span text:style-name="T28"> </text:span></text:span><text:span text:style-name="Internet_20_link"><text:span text:style-name="T27">dedies</text:span></text:span><text:span text:style-name="Internet_20_link"><text:span text:style-name="T28"> </text:span></text:span><text:span text:style-name="Internet_20_link"><text:span text:style-name="T27">au</text:span></text:span><text:span text:style-name="Internet_20_link"><text:span text:style-name="T28"> </text:span></text:span><text:span text:style-name="Internet_20_link"><text:span text:style-name="T27">canvas.</text:span></text:span><text:span text:style-name="Internet_20_link"><text:span text:style-name="T28"> </text:span></text:span><text:span text:style-name="Internet_20_link"><text:span text:style-name="T27">Les</text:span></text:span><text:span text:style-name="Internet_20_link"><text:span text:style-name="T28"> </text:span></text:span><text:span text:style-name="Internet_20_link"><text:span text:style-name="T27">alternatives</text:span></text:span><text:span text:style-name="Internet_20_link"><text:span text:style-name="T28"> </text:span></text:span><text:span text:style-name="Internet_20_link"><text:span text:style-name="T27">etant</text:span></text:span><text:span text:style-name="Internet_20_link"><text:span text:style-name="T28"> </text:span></text:span><text:span text:style-name="Internet_20_link"><text:span text:style-name="T27">le</text:span></text:span><text:span text:style-name="Internet_20_link"><text:span text:style-name="T28"> </text:span></text:span><text:span text:style-name="Internet_20_link"><text:span text:style-name="T27">flash</text:span></text:span><text:span text:style-name="Internet_20_link"><text:span text:style-name="T28"> </text:span></text:span><text:span text:style-name="Internet_20_link"><text:span text:style-name="T27">(qui</text:span></text:span><text:span text:style-name="Internet_20_link"><text:span text:style-name="T28"> </text:span></text:span><text:span text:style-name="Internet_20_link"><text:span text:style-name="T27">ne</text:span></text:span><text:span text:style-name="Internet_20_link"><text:span text:style-name="T28"> </text:span></text:span><text:span text:style-name="Internet_20_link"><text:span text:style-name="T27">nous</text:span></text:span><text:span text:style-name="Internet_20_link"><text:span text:style-name="T28"> </text:span></text:span><text:span text:style-name="Internet_20_link"><text:span text:style-name="T27">interesse</text:span></text:span><text:span text:style-name="Internet_20_link"><text:span text:style-name="T28"> </text:span></text:span><text:span text:style-name="Internet_20_link"><text:span text:style-name="T27">pas</text:span></text:span><text:span text:style-name="Internet_20_link"><text:span text:style-name="T28"> </text:span></text:span><text:span text:style-name="Internet_20_link"><text:span text:style-name="T27">techniquement</text:span></text:span><text:span text:style-name="Internet_20_link"><text:span text:style-name="T28"> </text:span></text:span><text:span text:style-name="Internet_20_link"><text:span text:style-name="T27">pour</text:span></text:span><text:span text:style-name="Internet_20_link"><text:span text:style-name="T28"> </text:span></text:span><text:span text:style-name="Internet_20_link"><text:span text:style-name="T27">des</text:span></text:span><text:span text:style-name="Internet_20_link"><text:span text:style-name="T28"> </text:span></text:span><text:span text:style-name="Internet_20_link"><text:span text:style-name="T27">raisons</text:span></text:span><text:span text:style-name="Internet_20_link"><text:span text:style-name="T28"> </text:span></text:span><text:span text:style-name="Internet_20_link"><text:span text:style-name="T27">de</text:span></text:span><text:span text:style-name="Internet_20_link"><text:span text:style-name="T28"> </text:span></text:span><text:span text:style-name="Internet_20_link"><text:span text:style-name="T27">plugin,</text:span></text:span><text:span text:style-name="Internet_20_link"><text:span text:style-name="T28"> </text:span></text:span><text:span text:style-name="Internet_20_link"><text:span text:style-name="T27">consommation</text:span></text:span><text:span text:style-name="Internet_20_link"><text:span text:style-name="T28"> </text:span></text:span><text:span text:style-name="Internet_20_link"><text:span text:style-name="T27">processeur,</text:span></text:span><text:span text:style-name="Internet_20_link"><text:span text:style-name="T28"> </text:span></text:span><text:span text:style-name="Internet_20_link"><text:span text:style-name="T27">et</text:span></text:span><text:span text:style-name="Internet_20_link"><text:span text:style-name="T28"> </text:span></text:span><text:span text:style-name="Internet_20_link"><text:span text:style-name="T27">programmation</text:span></text:span><text:span text:style-name="Internet_20_link"><text:span text:style-name="T28"> </text:span></text:span><text:span text:style-name="Internet_20_link"><text:span text:style-name="T27">en</text:span></text:span><text:span text:style-name="Internet_20_link"><text:span text:style-name="T28"> </text:span></text:span><text:span text:style-name="Internet_20_link"><text:span text:style-name="T27">actionscript</text:span></text:span><text:span text:style-name="Internet_20_link"><text:span text:style-name="T28"> </text:span></text:span><text:span text:style-name="Internet_20_link"><text:span text:style-name="T27">principalement)</text:span></text:span><text:span text:style-name="Internet_20_link"><text:span text:style-name="T28"> </text:span></text:span><text:span text:style-name="Internet_20_link"><text:span text:style-name="T27">et</text:span></text:span><text:span text:style-name="Internet_20_link"><text:span text:style-name="T28"> </text:span></text:span><text:span text:style-name="Internet_20_link"><text:span text:style-name="T27">le</text:span></text:span><text:span text:style-name="Internet_20_link"><text:span text:style-name="T28"> </text:span></text:span><text:span text:style-name="Internet_20_link"><text:span text:style-name="T27">SVG</text:span></text:span><text:span text:style-name="Internet_20_link"><text:span text:style-name="T28"> </text:span></text:span><text:span text:style-name="Internet_20_link"><text:span text:style-name="T27">(beaucoup</text:span></text:span><text:span text:style-name="Internet_20_link"><text:span text:style-name="T28"> </text:span></text:span><text:span text:style-name="Internet_20_link"><text:span text:style-name="T27">trop</text:span></text:span><text:span text:style-name="Internet_20_link"><text:span text:style-name="T28"> </text:span></text:span><text:span text:style-name="Internet_20_link"><text:span text:style-name="T27">limite;</text:span></text:span><text:span text:style-name="Internet_20_link"><text:span text:style-name="T28"> </text:span></text:span><text:span text:style-name="Internet_20_link"><text:span text:style-name="T27">j'ai</text:span></text:span><text:span text:style-name="Internet_20_link"><text:span text:style-name="T28"> </text:span></text:span><text:span text:style-name="Internet_20_link"><text:span text:style-name="T27">fait</text:span></text:span><text:span text:style-name="Internet_20_link"><text:span text:style-name="T28"> </text:span></text:span><text:span text:style-name="Internet_20_link"><text:span text:style-name="T27">un</text:span></text:span><text:span text:style-name="Internet_20_link"><text:span text:style-name="T28"> </text:span></text:span><text:span text:style-name="Internet_20_link"><text:span text:style-name="T27">editeur</text:span></text:span><text:span text:style-name="Internet_20_link"><text:span text:style-name="T28"> </text:span></text:span><text:span text:style-name="Internet_20_link"><text:span text:style-name="T27">SVG,</text:span></text:span><text:span text:style-name="Internet_20_link"><text:span text:style-name="T28"> </text:span></text:span><text:span text:style-name="Internet_20_link"><text:span text:style-name="T27">faites</text:span></text:span><text:span text:style-name="Internet_20_link"><text:span text:style-name="T28"> </text:span></text:span><text:span text:style-name="Internet_20_link"><text:span text:style-name="T27">moi</text:span></text:span><text:span text:style-name="Internet_20_link"><text:span text:style-name="T28"> </text:span></text:span><text:span text:style-name="Internet_20_link"><text:span text:style-name="T27">confiance</text:span></text:span><text:span text:style-name="Internet_20_link"><text:span text:style-name="T28"> </text:span></text:span><text:span text:style-name="Internet_20_link"><text:span text:style-name="T27">sur</text:span></text:span><text:span text:style-name="Internet_20_link"><text:span text:style-name="T28"> </text:span></text:span><text:span text:style-name="Internet_20_link"><text:span text:style-name="T27">ce</text:span></text:span><text:span text:style-name="Internet_20_link"><text:span text:style-name="T28"> </text:span></text:span><text:span text:style-name="Internet_20_link"><text:span text:style-name="T27">coup,</text:span></text:span><text:span text:style-name="Internet_20_link"><text:span text:style-name="T28"> </text:span></text:span><text:span text:style-name="Internet_20_link"><text:span text:style-name="T27">sans</text:span></text:span><text:span text:style-name="Internet_20_link"><text:span text:style-name="T28"> </text:span></text:span><text:span text:style-name="Internet_20_link"><text:span text:style-name="T27">parler</text:span></text:span><text:span text:style-name="Internet_20_link"><text:span text:style-name="T28"> </text:span></text:span><text:span text:style-name="Internet_20_link"><text:span text:style-name="T27">que</text:span></text:span><text:span text:style-name="Internet_20_link"><text:span text:style-name="T28"> </text:span></text:span><text:span text:style-name="Internet_20_link"><text:span text:style-name="T27">le</text:span></text:span><text:span text:style-name="Internet_20_link"><text:span text:style-name="T28"> </text:span></text:span><text:span text:style-name="Internet_20_link"><text:span text:style-name="T27">navigateur</text:span></text:span><text:span text:style-name="Internet_20_link"><text:span text:style-name="T28"> </text:span></text:span><text:span text:style-name="Internet_20_link"><text:span text:style-name="T27">le</text:span></text:span><text:span text:style-name="Internet_20_link"><text:span text:style-name="T28"> </text:span></text:span><text:span text:style-name="Internet_20_link"><text:span text:style-name="T27">plus</text:span></text:span><text:span text:style-name="Internet_20_link"><text:span text:style-name="T28"> </text:span></text:span><text:span text:style-name="Internet_20_link"><text:span text:style-name="T27">utilise</text:span></text:span><text:span text:style-name="Internet_20_link"><text:span text:style-name="T28"> </text:span></text:span><text:span text:style-name="Internet_20_link"><text:span text:style-name="T27">au</text:span></text:span><text:span text:style-name="Internet_20_link"><text:span text:style-name="T28"> </text:span></text:span><text:span text:style-name="Internet_20_link"><text:span text:style-name="T27">monde</text:span></text:span><text:span text:style-name="Internet_20_link"><text:span text:style-name="T28"> </text:span></text:span><text:span text:style-name="Internet_20_link"><text:span text:style-name="T27">ne</text:span></text:span><text:span text:style-name="Internet_20_link"><text:span text:style-name="T28"> </text:span></text:span><text:span text:style-name="Internet_20_link"><text:span text:style-name="T27">le</text:span></text:span><text:span text:style-name="Internet_20_link"><text:span text:style-name="T28"> </text:span></text:span><text:span text:style-name="Internet_20_link"><text:span text:style-name="T27">supporte</text:span></text:span><text:span text:style-name="Internet_20_link"><text:span text:style-name="T28"> </text:span></text:span><text:span text:style-name="Internet_20_link"><text:span text:style-name="T27">pas).</text:span></text:span></text:p>
        <text:p text:style-name="P16"/>
        <text:p text:style-name="P16"><text:span text:style-name="Internet_20_link"><text:span text:style-name="T27">Pour</text:span></text:span><text:span text:style-name="Internet_20_link"><text:span text:style-name="T28"> </text:span></text:span><text:span text:style-name="Internet_20_link"><text:span text:style-name="T27">ces</text:span></text:span><text:span text:style-name="Internet_20_link"><text:span text:style-name="T28"> </text:span></text:span><text:span text:style-name="Internet_20_link"><text:span text:style-name="T27">raisons</text:span></text:span><text:span text:style-name="Internet_20_link"><text:span text:style-name="T28"> </text:span></text:span><text:span text:style-name="Internet_20_link"><text:span text:style-name="T27">il</text:span></text:span><text:span text:style-name="Internet_20_link"><text:span text:style-name="T28"> </text:span></text:span><text:span text:style-name="Internet_20_link"><text:span text:style-name="T27">me</text:span></text:span><text:span text:style-name="Internet_20_link"><text:span text:style-name="T28"> </text:span></text:span><text:span text:style-name="Internet_20_link"><text:span text:style-name="T27">parait</text:span></text:span><text:span text:style-name="Internet_20_link"><text:span text:style-name="T28"> </text:span></text:span><text:span text:style-name="Internet_20_link"><text:span text:style-name="T27">evident</text:span></text:span><text:span text:style-name="Internet_20_link"><text:span text:style-name="T28"> </text:span></text:span><text:span text:style-name="Internet_20_link"><text:span text:style-name="T27">de</text:span></text:span><text:span text:style-name="Internet_20_link"><text:span text:style-name="T28"> </text:span></text:span><text:span text:style-name="Internet_20_link"><text:span text:style-name="T27">se</text:span></text:span><text:span text:style-name="Internet_20_link"><text:span text:style-name="T28"> </text:span></text:span><text:span text:style-name="Internet_20_link"><text:span text:style-name="T27">tourner</text:span></text:span><text:span text:style-name="Internet_20_link"><text:span text:style-name="T28"> </text:span></text:span><text:span text:style-name="Internet_20_link"><text:span text:style-name="T27">vers</text:span></text:span><text:span text:style-name="Internet_20_link"><text:span text:style-name="T28"> </text:span></text:span><text:span text:style-name="Internet_20_link"><text:span text:style-name="T27">un</text:span></text:span><text:span text:style-name="Internet_20_link"><text:span text:style-name="T28"> </text:span></text:span><text:span text:style-name="Internet_20_link"><text:span text:style-name="T27">moteur</text:span></text:span><text:span text:style-name="Internet_20_link"><text:span text:style-name="T28"> </text:span></text:span><text:span text:style-name="Internet_20_link"><text:span text:style-name="T27">Canvas,</text:span></text:span><text:span text:style-name="Internet_20_link"><text:span text:style-name="T28"> </text:span></text:span><text:span text:style-name="Internet_20_link"><text:span text:style-name="T27">qui</text:span></text:span><text:span text:style-name="Internet_20_link"><text:span text:style-name="T28"> </text:span></text:span><text:span text:style-name="Internet_20_link"><text:span text:style-name="T27">nous</text:span></text:span><text:span text:style-name="Internet_20_link"><text:span text:style-name="T28"> </text:span></text:span><text:span text:style-name="Internet_20_link"><text:span text:style-name="T27">permet</text:span></text:span><text:span text:style-name="Internet_20_link"><text:span text:style-name="T28"> </text:span></text:span><text:span text:style-name="Internet_20_link"><text:span text:style-name="T27">de</text:span></text:span><text:span text:style-name="Internet_20_link"><text:span text:style-name="T28"> </text:span></text:span><text:span text:style-name="Internet_20_link"><text:span text:style-name="T27">viser</text:span></text:span><text:span text:style-name="Internet_20_link"><text:span text:style-name="T28"> </text:span></text:span><text:span text:style-name="Internet_20_link"><text:span text:style-name="T27">tous</text:span></text:span><text:span text:style-name="Internet_20_link"><text:span text:style-name="T28"> </text:span></text:span><text:span text:style-name="Internet_20_link"><text:span text:style-name="T27">les</text:span></text:span><text:span text:style-name="Internet_20_link"><text:span text:style-name="T28"> </text:span></text:span><text:span text:style-name="Internet_20_link"><text:span text:style-name="T27">navigateurs</text:span></text:span><text:span text:style-name="Internet_20_link"><text:span text:style-name="T28"> </text:span></text:span><text:span text:style-name="Internet_20_link"><text:span text:style-name="T27">et</text:span></text:span><text:span text:style-name="Internet_20_link"><text:span text:style-name="T28"> </text:span></text:span><text:span text:style-name="Internet_20_link"><text:span text:style-name="T27">les</text:span></text:span><text:span text:style-name="Internet_20_link"><text:span text:style-name="T28"> </text:span></text:span><text:span text:style-name="Internet_20_link"><text:span text:style-name="T27">terminaux</text:span></text:span><text:span text:style-name="Internet_20_link"><text:span text:style-name="T28"> </text:span></text:span><text:span text:style-name="Internet_20_link"><text:span text:style-name="T27">mobiles.</text:span></text:span><text:span text:style-name="Internet_20_link"><text:span text:style-name="T28"> </text:span></text:span><text:span text:style-name="Internet_20_link"><text:span text:style-name="T27">Sans</text:span></text:span><text:span text:style-name="Internet_20_link"><text:span text:style-name="T28"> </text:span></text:span><text:span text:style-name="Internet_20_link"><text:span text:style-name="T27">parler</text:span></text:span><text:span text:style-name="Internet_20_link"><text:span text:style-name="T28"> </text:span></text:span><text:span text:style-name="Internet_20_link"><text:span text:style-name="T27">que</text:span></text:span><text:span text:style-name="Internet_20_link"><text:span text:style-name="T28"> </text:span></text:span><text:span text:style-name="Internet_20_link"><text:span text:style-name="T27">c'est</text:span></text:span><text:span text:style-name="Internet_20_link"><text:span text:style-name="T28"> </text:span></text:span><text:span text:style-name="Internet_20_link"><text:span text:style-name="T27">ce</text:span></text:span><text:span text:style-name="Internet_20_link"><text:span text:style-name="T28"> </text:span></text:span><text:span text:style-name="Internet_20_link"><text:span text:style-name="T27">qui</text:span></text:span><text:span text:style-name="Internet_20_link"><text:span text:style-name="T28"> </text:span></text:span><text:span text:style-name="Internet_20_link"><text:span text:style-name="T27">nous</text:span></text:span><text:span text:style-name="Internet_20_link"><text:span text:style-name="T28"> </text:span></text:span><text:span text:style-name="Internet_20_link"><text:span text:style-name="T27">motive,</text:span></text:span><text:span text:style-name="Internet_20_link"><text:span text:style-name="T28"> </text:span></text:span><text:span text:style-name="Internet_20_link"><text:span text:style-name="T27">moi</text:span></text:span><text:span text:style-name="Internet_20_link"><text:span text:style-name="T28"> </text:span></text:span><text:span text:style-name="Internet_20_link"><text:span text:style-name="T27">et</text:span></text:span><text:span text:style-name="Internet_20_link"><text:span text:style-name="T28"> </text:span></text:span><text:span text:style-name="Internet_20_link"><text:span text:style-name="T27">Jerome.</text:span></text:span></text:p>
        <text:p text:style-name="P16"/>
        <text:p text:style-name="P16"><text:span text:style-name="Internet_20_link"><text:span text:style-name="T27">Le</text:span></text:span><text:span text:style-name="Internet_20_link"><text:span text:style-name="T28"> </text:span></text:span><text:span text:style-name="Internet_20_link"><text:span text:style-name="T27">moteur</text:span></text:span><text:span text:style-name="Internet_20_link"><text:span text:style-name="T28"> </text:span></text:span><text:span text:style-name="Internet_20_link"><text:span text:style-name="T27">dont</text:span></text:span><text:span text:style-name="Internet_20_link"><text:span text:style-name="T28"> </text:span></text:span><text:span text:style-name="Internet_20_link"><text:span text:style-name="T27">nous</text:span></text:span><text:span text:style-name="Internet_20_link"><text:span text:style-name="T28"> </text:span></text:span><text:span text:style-name="Internet_20_link"><text:span text:style-name="T27">avons</text:span></text:span><text:span text:style-name="Internet_20_link"><text:span text:style-name="T28"> </text:span></text:span><text:span text:style-name="Internet_20_link"><text:span text:style-name="T27">besoin</text:span></text:span><text:span text:style-name="Internet_20_link"><text:span text:style-name="T28"> </text:span></text:span><text:span text:style-name="Internet_20_link"><text:span text:style-name="T27">doit</text:span></text:span><text:span text:style-name="Internet_20_link"><text:span text:style-name="T28"> </text:span></text:span><text:span text:style-name="Internet_20_link"><text:span text:style-name="T27">aussi</text:span></text:span><text:span text:style-name="Internet_20_link"><text:span text:style-name="T28"> </text:span></text:span><text:span text:style-name="Internet_20_link"><text:span text:style-name="T27">ne</text:span></text:span><text:span text:style-name="Internet_20_link"><text:span text:style-name="T28"> </text:span></text:span><text:span text:style-name="Internet_20_link"><text:span text:style-name="T27">pas</text:span></text:span><text:span text:style-name="Internet_20_link"><text:span text:style-name="T28"> </text:span></text:span><text:span text:style-name="Internet_20_link"><text:span text:style-name="T27">s'occuper</text:span></text:span><text:span text:style-name="Internet_20_link"><text:span text:style-name="T28"> </text:span></text:span><text:span text:style-name="Internet_20_link"><text:span text:style-name="T27">de</text:span></text:span><text:span text:style-name="Internet_20_link"><text:span text:style-name="T28"> </text:span></text:span><text:span text:style-name="Internet_20_link"><text:span text:style-name="T27">la</text:span></text:span><text:span text:style-name="Internet_20_link"><text:span text:style-name="T28"> </text:span></text:span><text:span text:style-name="Internet_20_link"><text:span text:style-name="T27">partie</text:span></text:span><text:span text:style-name="Internet_20_link"><text:span text:style-name="T28"> </text:span></text:span><text:span text:style-name="Internet_20_link"><text:span text:style-name="T27">graphique.</text:span></text:span><text:span text:style-name="Internet_20_link"><text:span text:style-name="T28"> </text:span></text:span><text:span text:style-name="Internet_20_link"><text:span text:style-name="T27">La</text:span></text:span><text:span text:style-name="Internet_20_link"><text:span text:style-name="T28"> </text:span></text:span><text:span text:style-name="Internet_20_link"><text:span text:style-name="T27">grande</text:span></text:span><text:span text:style-name="Internet_20_link"><text:span text:style-name="T28"> </text:span></text:span><text:span text:style-name="Internet_20_link"><text:span text:style-name="T27">majorite</text:span></text:span><text:span text:style-name="Internet_20_link"><text:span text:style-name="T28"> </text:span></text:span><text:span text:style-name="Internet_20_link"><text:span text:style-name="T27">est</text:span></text:span><text:span text:style-name="Internet_20_link"><text:span text:style-name="T28"> </text:span></text:span><text:span text:style-name="Internet_20_link"><text:span text:style-name="T27">pensee</text:span></text:span><text:span text:style-name="Internet_20_link"><text:span text:style-name="T28"> </text:span></text:span><text:span text:style-name="Internet_20_link"><text:span text:style-name="T27">pour</text:span></text:span><text:span text:style-name="Internet_20_link"><text:span text:style-name="T28"> </text:span></text:span><text:span text:style-name="Internet_20_link"><text:span text:style-name="T27">de</text:span></text:span><text:span text:style-name="Internet_20_link"><text:span text:style-name="T28"> </text:span></text:span><text:span text:style-name="Internet_20_link"><text:span text:style-name="T27">la</text:span></text:span><text:span text:style-name="Internet_20_link"><text:span text:style-name="T28"> </text:span></text:span><text:span text:style-name="Internet_20_link"><text:span text:style-name="T27">2D</text:span></text:span><text:span text:style-name="Internet_20_link"><text:span text:style-name="T28"> </text:span></text:span><text:span text:style-name="Internet_20_link"><text:span text:style-name="T27">sur</text:span></text:span><text:span text:style-name="Internet_20_link"><text:span text:style-name="T28"> </text:span></text:span><text:span text:style-name="Internet_20_link"><text:span text:style-name="T27">un</text:span></text:span><text:span text:style-name="Internet_20_link"><text:span text:style-name="T28"> </text:span></text:span><text:span text:style-name="Internet_20_link"><text:span text:style-name="T27">damier,</text:span></text:span><text:span text:style-name="Internet_20_link"><text:span text:style-name="T28"> </text:span></text:span><text:span text:style-name="Internet_20_link"><text:span text:style-name="T27">et</text:span></text:span><text:span text:style-name="Internet_20_link"><text:span text:style-name="T28"> </text:span></text:span><text:span text:style-name="Internet_20_link"><text:span text:style-name="T27">on</text:span></text:span><text:span text:style-name="Internet_20_link"><text:span text:style-name="T28"> </text:span></text:span><text:span text:style-name="Internet_20_link"><text:span text:style-name="T27">ne</text:span></text:span><text:span text:style-name="Internet_20_link"><text:span text:style-name="T28"> </text:span></text:span><text:span text:style-name="Internet_20_link"><text:span text:style-name="T27">veut</text:span></text:span><text:span text:style-name="Internet_20_link"><text:span text:style-name="T28"> </text:span></text:span><text:span text:style-name="Internet_20_link"><text:span text:style-name="T27">pas</text:span></text:span><text:span text:style-name="Internet_20_link"><text:span text:style-name="T28"> </text:span></text:span><text:span text:style-name="Internet_20_link"><text:span text:style-name="T27">de</text:span></text:span><text:span text:style-name="Internet_20_link"><text:span text:style-name="T28"> </text:span></text:span><text:span text:style-name="Internet_20_link"><text:span text:style-name="T27">damier.</text:span></text:span></text:p>
        <text:p text:style-name="P3"><text:tab/></text:p>
        <text:p text:style-name="P16"><text:span text:style-name="T2">Je</text:span><text:span text:style-name="T3"> </text:span><text:span text:style-name="T2">propose</text:span><text:span text:style-name="T3"> </text:span><text:span text:style-name="T2">donc</text:span><text:span text:style-name="T3"> </text:span><text:span text:style-name="T2">d'utiliser</text:span><text:span text:style-name="T3"> </text:span><text:span text:style-name="T2">gamejs</text:span><text:span text:style-name="T3"> </text:span><text:span text:style-name="T2">(</text:span><text:span text:style-name="T3"> </text:span><text:a xlink:type="simple" xlink:href="http://gamejs.org/"><text:span text:style-name="Internet_20_link"><text:span text:style-name="T2">http://gamejs.org/</text:span></text:span></text:a><text:span text:style-name="T3"> </text:span><text:span text:style-name="T2">),</text:span><text:span text:style-name="T3"> </text:span><text:span text:style-name="T2">moteur</text:span><text:span text:style-name="T3"> </text:span><text:span text:style-name="T2">arrive</text:span><text:span text:style-name="T3"> </text:span><text:span text:style-name="T2">a</text:span><text:span text:style-name="T3"> </text:span><text:span text:style-name="T2">maturite</text:span><text:span text:style-name="T3"> </text:span><text:span text:style-name="T2">puisque</text:span><text:span text:style-name="T3"> </text:span><text:span text:style-name="T2">commence</text:span><text:span text:style-name="T3"> </text:span><text:span text:style-name="T2">en</text:span><text:span text:style-name="T3"> </text:span><text:span text:style-name="T2">2009</text:span><text:span text:style-name="T3"> </text:span><text:span text:style-name="T2">et</text:span><text:span text:style-name="T3"> </text:span><text:span text:style-name="T2">base</text:span><text:span text:style-name="T3"> </text:span><text:span text:style-name="T2">sur</text:span><text:span text:style-name="T3"> </text:span><text:span text:style-name="T2">pygame,</text:span><text:span text:style-name="T3"> </text:span><text:span text:style-name="T2">et</text:span><text:span text:style-name="T3"> </text:span><text:span text:style-name="T2">qui</text:span><text:span text:style-name="T3"> </text:span><text:span text:style-name="T2">ne</text:span><text:span text:style-name="T3"> </text:span><text:span text:style-name="T2">structure</text:span><text:span text:style-name="T3"> </text:span><text:span text:style-name="T2">pas</text:span><text:span text:style-name="T3"> </text:span><text:span text:style-name="T2">la</text:span><text:span text:style-name="T3"> </text:span><text:span text:style-name="T2">partie</text:span><text:span text:style-name="T3"> </text:span><text:span text:style-name="T2">graphique.</text:span><text:span text:style-name="T3"> </text:span><text:span text:style-name="T2">Il</text:span><text:span text:style-name="T3"> </text:span><text:span text:style-name="T2">dispose</text:span><text:span text:style-name="T3"> </text:span><text:span text:style-name="T2">de</text:span><text:span text:style-name="T3"> </text:span><text:span text:style-name="T2">plus</text:span><text:span text:style-name="T3"> </text:span><text:span text:style-name="T2">des</text:span><text:span text:style-name="T3"> </text:span><text:span text:style-name="T2">foncitons</text:span><text:span text:style-name="T3"> </text:span><text:span text:style-name="T2">necessaires</text:span><text:span text:style-name="T3"> </text:span><text:span text:style-name="T2">pour</text:span><text:span text:style-name="T3"> </text:span><text:span text:style-name="T2">notre</text:span><text:span text:style-name="T3"> </text:span><text:span text:style-name="T2">jeu:</text:span></text:p>
        <text:list xml:id="list31653653" text:style-name="WW8Num9">
          <text:list-item>
            <text:p text:style-name="P45"><text:span text:style-name="T14">Detection</text:span><text:span text:style-name="T3"> </text:span><text:span text:style-name="T2">des</text:span><text:span text:style-name="T3"> </text:span><text:span text:style-name="T2">collisions,</text:span><text:span text:style-name="T3"> </text:span><text:span text:style-name="T2">par</text:span><text:span text:style-name="T3"> </text:span><text:span text:style-name="T2">groupe</text:span><text:span text:style-name="T3"> </text:span><text:span text:style-name="T2">ou</text:span><text:span text:style-name="T3"> </text:span><text:span text:style-name="T2">unitairement,</text:span><text:span text:style-name="T3"> </text:span><text:span text:style-name="T2">et</text:span><text:span text:style-name="T3"> </text:span><text:span text:style-name="T2">per-pixel</text:span><text:span text:style-name="T3"> </text:span><text:span text:style-name="T2">collision</text:span><text:span text:style-name="T3"> </text:span><text:span text:style-name="T2">detection.</text:span></text:p>
          </text:list-item>
          <text:list-item>
            <text:p text:style-name="P45"><text:span text:style-name="T2">Pathfinding,</text:span><text:span text:style-name="T3"> </text:span><text:span text:style-name="T2">necessaire</text:span><text:span text:style-name="T3"> </text:span><text:span text:style-name="T2">pour</text:span><text:span text:style-name="T3"> </text:span><text:span text:style-name="T2">les</text:span><text:span text:style-name="T3"> </text:span><text:span text:style-name="T2">deplacements</text:span><text:span text:style-name="T3"> </text:span><text:span text:style-name="T2">a</text:span><text:span text:style-name="T3"> </text:span><text:span text:style-name="T2">la</text:span><text:span text:style-name="T3"> </text:span><text:span text:style-name="T2">souris</text:span></text:p>
          </text:list-item>
          <text:list-item>
            <text:p text:style-name="P45"><text:span text:style-name="T2">License</text:span><text:span text:style-name="T3"> </text:span><text:span text:style-name="T2">MIT</text:span></text:p>
          </text:list-item>
          <text:list-item>
            <text:p text:style-name="P45"><text:span text:style-name="T2">Leger</text:span><text:span text:style-name="T3"> </text:span><text:span text:style-name="T2">en</text:span><text:span text:style-name="T3"> </text:span><text:span text:style-name="T2">taille</text:span></text:p>
          </text:list-item>
        </text:list>
        <text:p text:style-name="P3"/>
        <text:p text:style-name="P16"><text:span text:style-name="T2">L'api</text:span><text:span text:style-name="T3"> </text:span><text:span text:style-name="T2">est</text:span><text:span text:style-name="T3"> </text:span><text:span text:style-name="T2">tres</text:span><text:span text:style-name="T3"> </text:span><text:span text:style-name="T2">bien</text:span><text:span text:style-name="T3"> </text:span><text:span text:style-name="T2">foutue</text:span><text:span text:style-name="T3"> </text:span><text:span text:style-name="T2">et</text:span><text:span text:style-name="T3"> </text:span><text:span text:style-name="T2">claire</text:span><text:span text:style-name="T3"> </text:span><text:span text:style-name="T2">d'approche</text:span><text:span text:style-name="T3"> </text:span><text:span text:style-name="T2">(</text:span><text:span text:style-name="T3"> </text:span><text:a xlink:type="simple" xlink:href="http://docs.gamejs.org/"><text:span text:style-name="Internet_20_link"><text:span text:style-name="T2">http://docs.gamejs.org/</text:span></text:span></text:a><text:span text:style-name="T3"> </text:span><text:span text:style-name="T2">).</text:span><text:span text:style-name="T3"> </text:span><text:span text:style-name="T2">J'aime</text:span><text:span text:style-name="T3"> </text:span><text:span text:style-name="T2">aussi</text:span><text:span text:style-name="T3"> </text:span><text:span text:style-name="T2">le</text:span><text:span text:style-name="T3"> </text:span><text:span text:style-name="T2">minimalisme</text:span><text:span text:style-name="T3"> </text:span><text:span text:style-name="T2">de</text:span><text:span text:style-name="T3"> </text:span><text:span text:style-name="T2">la</text:span><text:span text:style-name="T3"> </text:span><text:span text:style-name="T2">librairie,</text:span><text:span text:style-name="T3"> </text:span><text:span text:style-name="T2">qui</text:span><text:span text:style-name="T3"> </text:span><text:span text:style-name="T2">fait</text:span><text:span text:style-name="T3"> </text:span><text:span text:style-name="T2">tres</text:span><text:span text:style-name="T3"> </text:span><text:span text:style-name="T2">peu</text:span><text:span text:style-name="T3"> </text:span><text:span text:style-name="T2">d'overhead</text:span><text:span text:style-name="T3"> </text:span><text:span text:style-name="T2">lors</text:span><text:span text:style-name="T3"> </text:span><text:span text:style-name="T2">du</text:span><text:span text:style-name="T3"> </text:span><text:span text:style-name="T2">loading</text:span><text:span text:style-name="T3"> </text:span><text:span text:style-name="T2">des</text:span><text:span text:style-name="T3"> </text:span><text:span text:style-name="T2">donnees</text:span><text:span text:style-name="T3"> </text:span><text:span text:style-name="T2">initiales</text:span><text:span text:style-name="T3"> </text:span><text:span text:style-name="T2">(20Ko</text:span><text:span text:style-name="T3"> </text:span><text:span text:style-name="T2">a</text:span><text:span text:style-name="T3"> </text:span><text:span text:style-name="T2">80Ko).</text:span></text:p>
        <text:p text:style-name="P3"/>
        <text:p text:style-name="P16"><text:span text:style-name="T14">Les</text:span><text:span text:style-name="T3"> </text:span><text:span text:style-name="T2">moins:</text:span></text:p>
        <text:list xml:id="list31690284" text:continue-numbering="true" text:style-name="WW8Num9">
          <text:list-item>
            <text:p text:style-name="P45"><text:span text:style-name="T2">pas</text:span><text:span text:style-name="T3"> </text:span><text:span text:style-name="T2">de</text:span><text:span text:style-name="T3"> </text:span><text:span text:style-name="T2">moteur</text:span><text:span text:style-name="T3"> </text:span><text:span text:style-name="T2">physique</text:span></text:p>
          </text:list-item>
          <text:list-item>
            <text:p text:style-name="P45"><text:span text:style-name="T2">pas</text:span><text:span text:style-name="T3"> </text:span><text:span text:style-name="T2">de</text:span><text:span text:style-name="T3"> </text:span><text:span text:style-name="T2">sandboxing</text:span><text:span text:style-name="T3"> </text:span><text:span text:style-name="T2">du</text:span><text:span text:style-name="T3"> </text:span><text:span text:style-name="T2">code,</text:span><text:span text:style-name="T3"> </text:span><text:span text:style-name="T2">des</text:span><text:span text:style-name="T3"> </text:span><text:span text:style-name="T2">conflits</text:span><text:span text:style-name="T3"> </text:span><text:span text:style-name="T2">avec</text:span><text:span text:style-name="T3"> </text:span><text:span text:style-name="T2">des</text:span><text:span text:style-name="T3"> </text:span><text:span text:style-name="T2">librairies</text:span><text:span text:style-name="T3"> </text:span><text:span text:style-name="T2">tierces</text:span><text:span text:style-name="T3"> </text:span><text:span text:style-name="T2">sont</text:span><text:span text:style-name="T3"> </text:span><text:span text:style-name="T2">possibles</text:span></text:p>
          </text:list-item>
        </text:list>
        <text:p text:style-name="P3"/>
        <text:p text:style-name="P16"><text:span text:style-name="T2">Une</text:span><text:span text:style-name="T3"> </text:span><text:span text:style-name="T2">autre</text:span><text:span text:style-name="T3"> </text:span><text:span text:style-name="T2">alternative</text:span><text:span text:style-name="T3"> </text:span><text:span text:style-name="T2">est</text:span><text:span text:style-name="T3"> </text:span><text:span text:style-name="T2">CreateJS</text:span><text:span text:style-name="T3"> </text:span><text:span text:style-name="T2">(</text:span><text:span text:style-name="T3"> </text:span><text:a xlink:type="simple" xlink:href="http://www.createjs.com/#!/CreateJS"><text:span text:style-name="Internet_20_link"><text:span text:style-name="T2">http://www.createjs.com/#!/CreateJS</text:span></text:span></text:a><text:span text:style-name="T3"> </text:span><text:span text:style-name="T2">),</text:span><text:span text:style-name="T3"> </text:span><text:span text:style-name="T2">une</text:span><text:span text:style-name="T3"> </text:span><text:span text:style-name="T2">collection</text:span><text:span text:style-name="T3"> </text:span><text:span text:style-name="T2">de</text:span><text:span text:style-name="T3"> </text:span><text:span text:style-name="T2">librairies</text:span><text:span text:style-name="T3"> </text:span><text:span text:style-name="T2">qui</text:span><text:span text:style-name="T3"> </text:span><text:span text:style-name="T2">permet</text:span><text:span text:style-name="T3"> </text:span><text:span text:style-name="T2">de</text:span><text:span text:style-name="T3"> </text:span><text:span text:style-name="T2">manipuler</text:span><text:span text:style-name="T3"> </text:span><text:span text:style-name="T2">le</text:span><text:span text:style-name="T3"> </text:span><text:span text:style-name="T2">canvas.</text:span><text:span text:style-name="T3"> </text:span><text:span text:style-name="T2">Toujours</text:span><text:span text:style-name="T3"> </text:span><text:span text:style-name="T2">en</text:span><text:span text:style-name="T3"> </text:span><text:span text:style-name="T2">license</text:span><text:span text:style-name="T3"> </text:span><text:span text:style-name="T2">MIT.</text:span><text:span text:style-name="T3"> </text:span><text:span text:style-name="T2">Il</text:span><text:span text:style-name="T3"> </text:span><text:span text:style-name="T2">permet</text:span><text:span text:style-name="T3"> </text:span><text:span text:style-name="T2">lui</text:span><text:span text:style-name="T3"> </text:span><text:span text:style-name="T2">aussi</text:span><text:span text:style-name="T3"> </text:span><text:span text:style-name="T2">les</text:span><text:span text:style-name="T3"> </text:span><text:span text:style-name="T2">memes</text:span><text:span text:style-name="T3"> </text:span><text:span text:style-name="T2">features</text:span><text:span text:style-name="T3"> </text:span><text:span text:style-name="T2">sauf</text:span><text:span text:style-name="T3"> </text:span><text:span text:style-name="T2">le</text:span><text:span text:style-name="T3"> </text:span><text:span text:style-name="T2">pathfinding,</text:span><text:span text:style-name="T3"> </text:span><text:span text:style-name="T2">avec</text:span><text:span text:style-name="T3"> </text:span><text:span text:style-name="T2">les</text:span><text:span text:style-name="T3"> </text:span><text:span text:style-name="T2">memes</text:span><text:span text:style-name="T3"> </text:span><text:span text:style-name="T2">"problemes"</text:span><text:span text:style-name="T3"> </text:span><text:span text:style-name="T2">que</text:span><text:span text:style-name="T3"> </text:span><text:span text:style-name="T2">precedemment.</text:span><text:span text:style-name="T3"> </text:span><text:span text:style-name="T2">Il</text:span><text:span text:style-name="T3"> </text:span><text:span text:style-name="T2">a</text:span><text:span text:style-name="T3"> </text:span><text:span text:style-name="T2">un</text:span><text:span text:style-name="T3"> </text:span><text:span text:style-name="T2">peu</text:span><text:span text:style-name="T3"> </text:span><text:span text:style-name="T2">plus</text:span><text:span text:style-name="T3"> </text:span><text:span text:style-name="T2">de</text:span><text:span text:style-name="T3"> </text:span><text:span text:style-name="T2">features</text:span><text:span text:style-name="T3"> </text:span><text:span text:style-name="T2">par</text:span><text:span text:style-name="T3"> </text:span><text:span text:style-name="T2">ailleurs,</text:span><text:span text:style-name="T3"> </text:span><text:span text:style-name="T2">mais</text:span><text:span text:style-name="T3"> </text:span><text:span text:style-name="T2">la</text:span><text:span text:style-name="T3"> </text:span><text:span text:style-name="T2">librairie</text:span><text:span text:style-name="T3"> </text:span><text:span text:style-name="T2">est</text:span><text:span text:style-name="T3"> </text:span><text:span text:style-name="T2">eclatee</text:span><text:span text:style-name="T3"> </text:span><text:span text:style-name="T2">en</text:span><text:span text:style-name="T3"> </text:span><text:span text:style-name="T2">4</text:span><text:span text:style-name="T3"> </text:span><text:span text:style-name="T2">sous-librairies</text:span><text:span text:style-name="T3"> </text:span><text:span text:style-name="T2">(canvas,</text:span><text:span text:style-name="T3"> </text:span><text:span text:style-name="T2">animation,</text:span><text:span text:style-name="T3"> </text:span><text:span text:style-name="T2">preload</text:span><text:span text:style-name="T3"> </text:span><text:span text:style-name="T2">et</text:span><text:span text:style-name="T3"> </text:span><text:span text:style-name="T2">audio),</text:span><text:span text:style-name="T3"> </text:span><text:span text:style-name="T2">ce</text:span><text:span text:style-name="T3"> </text:span><text:span text:style-name="T2">qui</text:span><text:span text:style-name="T3"> </text:span><text:span text:style-name="T2">complexifie</text:span><text:span text:style-name="T3"> </text:span><text:span text:style-name="T2">un</text:span><text:span text:style-name="T3"> </text:span><text:span text:style-name="T2">peu</text:span><text:span text:style-name="T3"> </text:span><text:span text:style-name="T2">le</text:span><text:span text:style-name="T3"> </text:span><text:span text:style-name="T2">deploiement</text:span><text:span text:style-name="T3"> </text:span><text:span text:style-name="T2">et</text:span><text:span text:style-name="T3"> </text:span><text:span text:style-name="T2">l'apprentissage.</text:span><text:span text:style-name="T3"> </text:span><text:span text:style-name="T2">Il</text:span><text:span text:style-name="T3"> </text:span><text:span text:style-name="T2">faudrait</text:span><text:span text:style-name="T3"> </text:span><text:span text:style-name="T2">se</text:span><text:span text:style-name="T3"> </text:span><text:span text:style-name="T2">plonger</text:span><text:span text:style-name="T3"> </text:span><text:span text:style-name="T2">dans</text:span><text:span text:style-name="T3"> </text:span><text:span text:style-name="T2">le</text:span><text:span text:style-name="T3"> </text:span><text:span text:style-name="T2">code</text:span><text:span text:style-name="T3"> </text:span><text:span text:style-name="T2">source</text:span><text:span text:style-name="T3"> </text:span><text:span text:style-name="T2">pour</text:span><text:span text:style-name="T3"> </text:span><text:span text:style-name="T2">avoir</text:span><text:span text:style-name="T3"> </text:span><text:span text:style-name="T2">une</text:span><text:span text:style-name="T3"> </text:span><text:span text:style-name="T2">idee</text:span><text:span text:style-name="T3"> </text:span><text:span text:style-name="T2">des</text:span><text:span text:style-name="T3"> </text:span><text:span text:style-name="T2">differences</text:span><text:span text:style-name="T3"> </text:span><text:span text:style-name="T2">exactes</text:span><text:span text:style-name="T3"> </text:span><text:span text:style-name="T2">en</text:span><text:span text:style-name="T3"> </text:span><text:span text:style-name="T2">termes</text:span><text:span text:style-name="T3"> </text:span><text:span text:style-name="T2">de</text:span><text:span text:style-name="T3"> </text:span><text:span text:style-name="T2">possibilites</text:span><text:span text:style-name="T3"> </text:span><text:span text:style-name="T2">et</text:span><text:span text:style-name="T3"> </text:span><text:span text:style-name="T2">de</text:span><text:span text:style-name="T3"> </text:span><text:span text:style-name="T2">differences</text:span><text:span text:style-name="T3"> </text:span><text:span text:style-name="T2">d'implementation.</text:span><text:span text:style-name="T13"> </text:span><text:span text:style-name="T12">Dje:</text:span><text:span text:style-name="T13"> </text:span><text:span text:style-name="T12">quel</text:span><text:span text:style-name="T13"> </text:span><text:span text:style-name="T12">est</text:span><text:span text:style-name="T13"> </text:span><text:span text:style-name="T12">ton</text:span><text:span text:style-name="T13"> </text:span><text:span text:style-name="T12">avis?</text:span></text:p>
        <text:p text:style-name="P3"/>
        <text:p text:style-name="P16"><text:span text:style-name="T15">Le</text:span><text:span text:style-name="T16"> </text:span><text:span text:style-name="T15">manque</text:span><text:span text:style-name="T16"> </text:span><text:span text:style-name="T15">de</text:span><text:span text:style-name="T16"> </text:span><text:span text:style-name="T15">moteur</text:span><text:span text:style-name="T16"> </text:span><text:span text:style-name="T15">physique</text:span><text:span text:style-name="T16"> </text:span><text:span text:style-name="T15">est</text:span><text:span text:style-name="T16"> </text:span><text:span text:style-name="T15">une</text:span><text:span text:style-name="T16"> </text:span><text:span text:style-name="T15">contrainte</text:span><text:span text:style-name="T16"> </text:span><text:span text:style-name="T15">structurante</text:span><text:span text:style-name="T16"> </text:span><text:span text:style-name="T15">forte</text:span><text:span text:style-name="T2">.</text:span><text:span text:style-name="T3"> </text:span><text:span text:style-name="T2">Si</text:span><text:span text:style-name="T3"> </text:span><text:span text:style-name="T2">il</text:span><text:span text:style-name="T3"> </text:span><text:span text:style-name="T2">s'avere</text:span><text:span text:style-name="T3"> </text:span><text:span text:style-name="T2">que</text:span><text:span text:style-name="T3"> </text:span><text:span text:style-name="T2">nous</text:span><text:span text:style-name="T3"> </text:span><text:span text:style-name="T2">en</text:span><text:span text:style-name="T3"> </text:span><text:span text:style-name="T2">avons</text:span><text:span text:style-name="T3"> </text:span><text:span text:style-name="T2">besoin,</text:span><text:span text:style-name="T3"> </text:span><text:span text:style-name="T2">il</text:span><text:span text:style-name="T3"> </text:span><text:span text:style-name="T2">vaut</text:span><text:span text:style-name="T3"> </text:span><text:span text:style-name="T2">sans</text:span><text:span text:style-name="T3"> </text:span><text:span text:style-name="T2">doute</text:span><text:span text:style-name="T3"> </text:span><text:span text:style-name="T2">mieux</text:span><text:span text:style-name="T3"> </text:span><text:span text:style-name="T2">se</text:span><text:span text:style-name="T3"> </text:span><text:span text:style-name="T2">tourner</text:span><text:span text:style-name="T3"> </text:span><text:span text:style-name="T2">vers</text:span><text:span text:style-name="T3"> </text:span><text:span text:style-name="T2">un</text:span><text:span text:style-name="T3"> </text:span><text:span text:style-name="T2">moteur</text:span><text:span text:style-name="T3"> </text:span><text:span text:style-name="T2">l'incorporant,</text:span><text:span text:style-name="T3"> </text:span><text:span text:style-name="T2">comme</text:span><text:span text:style-name="T3"> </text:span><text:span text:style-name="T2">cocos2d,</text:span><text:span text:style-name="T3"> </text:span><text:span text:style-name="T2">mais</text:span><text:span text:style-name="T3"> </text:span><text:span text:style-name="T2">dont</text:span><text:span text:style-name="T3"> </text:span><text:span text:style-name="T2">la</text:span><text:span text:style-name="T3"> </text:span><text:span text:style-name="T2">taille</text:span><text:span text:style-name="T3"> </text:span><text:span text:style-name="T2">se</text:span><text:span text:style-name="T3"> </text:span><text:span text:style-name="T2">compte</text:span><text:span text:style-name="T3"> </text:span><text:span text:style-name="T2">en</text:span><text:span text:style-name="T3"> </text:span><text:span text:style-name="T2">Mo</text:span><text:span text:style-name="T3"> </text:span><text:span text:style-name="T2">du</text:span><text:span text:style-name="T3"> </text:span><text:span text:style-name="T2">coup,</text:span><text:span text:style-name="T3"> </text:span><text:span text:style-name="T2">et</text:span><text:span text:style-name="T3"> </text:span><text:span text:style-name="T2">beaucoup</text:span><text:span text:style-name="T3"> </text:span><text:span text:style-name="T2">moins</text:span><text:span text:style-name="T3"> </text:span><text:span text:style-name="T2">facile</text:span><text:span text:style-name="T3"> </text:span><text:span text:style-name="T2">a</text:span><text:span text:style-name="T3"> </text:span><text:span text:style-name="T2">apprehender(</text:span><text:span text:style-name="T3"> </text:span><text:span text:style-name="T2">voir</text:span><text:span text:style-name="T3"> </text:span><text:span text:style-name="T2">le</text:span><text:span text:style-name="T3"> </text:span><text:span text:style-name="T2">tutoriel</text:span><text:span text:style-name="T3"> </text:span><text:a xlink:type="simple" xlink:href="http://cocos2d-javascript.org/tutorials/breakout-clone-tutorial-part-1"><text:span text:style-name="Internet_20_link"><text:span text:style-name="T2">http://cocos2d-javascript.org/tutorials/breakout-clone-tutorial-part-1</text:span></text:span></text:a><text:span text:style-name="T3"> </text:span><text:span text:style-name="T2">).</text:span></text:p>
        <text:p text:style-name="P3"/>
        <text:p text:style-name="P16"><text:soft-page-break/><text:span text:style-name="T2">Le</text:span><text:span text:style-name="T3"> </text:span><text:span text:style-name="T2">manque</text:span><text:span text:style-name="T3"> </text:span><text:span text:style-name="T2">de</text:span><text:span text:style-name="T3"> </text:span><text:span text:style-name="T2">moteur</text:span><text:span text:style-name="T3"> </text:span><text:span text:style-name="T2">physique</text:span><text:span text:style-name="T3"> </text:span><text:span text:style-name="T2">peut</text:span><text:span text:style-name="T3"> </text:span><text:span text:style-name="T2">aussi</text:span><text:span text:style-name="T3"> </text:span><text:span text:style-name="T2">etre</text:span><text:span text:style-name="T3"> </text:span><text:span text:style-name="T2">pallie</text:span><text:span text:style-name="T3"> </text:span><text:span text:style-name="T2">en</text:span><text:span text:style-name="T3"> </text:span><text:span text:style-name="T2">integrant</text:span><text:span text:style-name="T3"> </text:span><text:span text:style-name="T2">au</text:span><text:span text:style-name="T3"> </text:span><text:span text:style-name="T2">projet</text:span><text:span text:style-name="T3"> </text:span><text:a xlink:type="simple" xlink:href="https://code.google.com/p/box2dweb/"><text:span text:style-name="Internet_20_link">box2dweb</text:span></text:a><text:span text:style-name="T32"> </text:span>,<text:span text:style-name="T3"> </text:span><text:span text:style-name="T2">la</text:span><text:span text:style-name="T3"> </text:span><text:span text:style-name="T2">aussi</text:span><text:span text:style-name="T3"> </text:span><text:span text:style-name="T2">en</text:span><text:span text:style-name="T3"> </text:span><text:span text:style-name="T2">license</text:span><text:span text:style-name="T3"> </text:span><text:span text:style-name="T2">commerciale.</text:span><text:span text:style-name="T3"> </text:span><text:span text:style-name="T2">Cela</text:span><text:span text:style-name="T3"> </text:span><text:span text:style-name="T2">comporte</text:span><text:span text:style-name="T3"> </text:span><text:span text:style-name="T2">neanmoins</text:span><text:span text:style-name="T3"> </text:span><text:span text:style-name="T2">des</text:span><text:span text:style-name="T3"> </text:span><text:span text:style-name="T2">difficultes</text:span><text:span text:style-name="T3"> </text:span><text:span text:style-name="T2">en</text:span><text:span text:style-name="T3"> </text:span><text:span text:style-name="T2">terme</text:span><text:span text:style-name="T3"> </text:span><text:span text:style-name="T2">d'integration</text:span><text:span text:style-name="T3"> </text:span><text:span text:style-name="T2">dans</text:span><text:span text:style-name="T3"> </text:span><text:span text:style-name="T2">le</text:span><text:span text:style-name="T3"> </text:span><text:span text:style-name="T2">projet</text:span><text:span text:style-name="T3"> </text:span><text:span text:style-name="T2">dont</text:span><text:span text:style-name="T3"> </text:span><text:span text:style-name="T2">le</text:span><text:span text:style-name="T3"> </text:span><text:span text:style-name="T2">scope</text:span><text:span text:style-name="T3"> </text:span><text:span text:style-name="T2">exact</text:span><text:span text:style-name="T3"> </text:span><text:span text:style-name="T2">est</text:span><text:span text:style-name="T3"> </text:span><text:span text:style-name="T2">inconnu.</text:span><text:span text:style-name="T3"> </text:span><text:span text:style-name="T2">Elle</text:span><text:span text:style-name="T3"> </text:span><text:span text:style-name="T2">est</text:span><text:span text:style-name="T3"> </text:span><text:span text:style-name="T2">neanmoins</text:span><text:span text:style-name="T3"> </text:span><text:span text:style-name="T2">contenue</text:span><text:span text:style-name="T3"> </text:span><text:span text:style-name="T2">dans</text:span><text:span text:style-name="T3"> </text:span><text:span text:style-name="T2">un</text:span><text:span text:style-name="T3"> </text:span><text:span text:style-name="T2">seul</text:span><text:span text:style-name="T3"> </text:span><text:span text:style-name="T2">fichier</text:span><text:span text:style-name="T3"> </text:span><text:span text:style-name="T2">et</text:span><text:span text:style-name="T3"> </text:span><text:span text:style-name="T2">le</text:span><text:span text:style-name="T3"> </text:span><text:span text:style-name="T2">code</text:span><text:span text:style-name="T3"> </text:span><text:span text:style-name="T2">est</text:span><text:span text:style-name="T3"> </text:span><text:span text:style-name="T2">sandboxe.</text:span><text:span text:style-name="T3"> </text:span><text:span text:style-name="T2">(Note:</text:span><text:span text:style-name="T3"> </text:span><text:span text:style-name="T2">pour</text:span><text:span text:style-name="T3"> </text:span><text:span text:style-name="T2">gamejs</text:span><text:span text:style-name="T3"> </text:span><text:span text:style-name="T2">on</text:span><text:span text:style-name="T3"> </text:span><text:span text:style-name="T2">a</text:span><text:span text:style-name="T3"> </text:span><text:span text:style-name="T2">un</text:span><text:span text:style-name="T3"> </text:span><text:span text:style-name="T2">example</text:span><text:span text:style-name="T3"> </text:span><text:span text:style-name="T2">d'integration</text:span><text:span text:style-name="T3"> </text:span><text:span text:style-name="T2">de</text:span><text:span text:style-name="T3"> </text:span><text:span text:style-name="T2">Box2d:</text:span><text:span text:style-name="T3"> </text:span><text:a xlink:type="simple" xlink:href="http://banditracer.eu/"><text:span text:style-name="Internet_20_link"><text:span text:style-name="T2">http://banditracer.eu/</text:span></text:span></text:a><text:span text:style-name="T3"> </text:span><text:span text:style-name="T2">)</text:span></text:p>
        <text:p text:style-name="P3"/>
        <text:p text:style-name="P16"><text:span text:style-name="T12">Lilian:</text:span><text:span text:style-name="T13"> </text:span><text:span text:style-name="T12">envisages-tu</text:span><text:span text:style-name="T13"> </text:span><text:span text:style-name="T12">l'utilsation</text:span><text:span text:style-name="T13"> </text:span><text:span text:style-name="T12">d'un</text:span><text:span text:style-name="T13"> </text:span><text:span text:style-name="T12">moteur</text:span><text:span text:style-name="T13"> </text:span><text:span text:style-name="T12">physique?</text:span></text:p>
        <text:p text:style-name="P5"/>
        <text:h text:style-name="Heading_20_2" text:outline-level="2"><text:bookmark-start text:name="__RefHeading__13225_67689606"/>Le<text:span text:style-name="T18"> </text:span>chargement<text:span text:style-name="T18"> </text:span>des<text:span text:style-name="T18"> </text:span>assets<text:span text:style-name="T18"> </text:span>dans<text:span text:style-name="T18"> </text:span>le<text:span text:style-name="T18"> </text:span>jeu<text:bookmark-end text:name="__RefHeading__13225_67689606"/></text:h>
        <text:p text:style-name="P3"/>
        <text:p text:style-name="P3">Pour<text:span text:style-name="T17"> </text:span>commencer<text:span text:style-name="T17"> </text:span>a<text:span text:style-name="T17"> </text:span>coder<text:span text:style-name="T17"> </text:span>un<text:span text:style-name="T17"> </text:span>jeu<text:span text:style-name="T17"> </text:span>canvas,<text:span text:style-name="T17"> </text:span>il<text:span text:style-name="T17"> </text:span>me<text:span text:style-name="T17"> </text:span>semble<text:span text:style-name="T17"> </text:span>important<text:span text:style-name="T17"> </text:span>de<text:span text:style-name="T17"> </text:span>recapituler<text:span text:style-name="T17"> </text:span>les<text:span text:style-name="T17"> </text:span>bonnes<text:span text:style-name="T17"> </text:span>pratiques<text:span text:style-name="T17"> </text:span>en<text:span text:style-name="T17"> </text:span>la<text:span text:style-name="T17"> </text:span>matiere.</text:p>
        <text:p text:style-name="P3"/>
        <text:list xml:id="list31648762" text:style-name="WW8Num12">
          <text:list-item>
            <text:p text:style-name="P48">Eviter<text:span text:style-name="T17"> </text:span>de<text:span text:style-name="T17"> </text:span>faire<text:span text:style-name="T17"> </text:span>trop<text:span text:style-name="T17"> </text:span>de<text:span text:style-name="T17"> </text:span>requetes<text:span text:style-name="T17"> </text:span>HTTP.<text:span text:style-name="T17"> </text:span>Chaque<text:span text:style-name="T17"> </text:span>handshake<text:span text:style-name="T17"> </text:span>implique<text:span text:style-name="T17"> </text:span>3<text:span text:style-name="T17"> </text:span>requetes<text:span text:style-name="T17"> </text:span>juste<text:span text:style-name="T17"> </text:span>pour<text:span text:style-name="T17"> </text:span>le<text:span text:style-name="T17"> </text:span>SYN/ACK.<text:span text:style-name="T17"> </text:span>Cela<text:span text:style-name="T17"> </text:span>fait<text:span text:style-name="T17"> </text:span>un<text:span text:style-name="T17"> </text:span>gain<text:span text:style-name="T17"> </text:span>typique<text:span text:style-name="T17"> </text:span>autour<text:span text:style-name="T17"> </text:span>de<text:span text:style-name="T17"> </text:span>20%<text:span text:style-name="T17"> </text:span>lors<text:span text:style-name="T17"> </text:span>du<text:span text:style-name="T17"> </text:span>chargement<text:span text:style-name="T17"> </text:span>des<text:span text:style-name="T17"> </text:span>donnees.</text:p>
          </text:list-item>
          <text:list-item>
            <text:p text:style-name="P48">Les<text:span text:style-name="T17"> </text:span>images<text:span text:style-name="T17"> </text:span>doivent<text:span text:style-name="T17"> </text:span>etre<text:span text:style-name="T17"> </text:span>regroupees<text:span text:style-name="T17"> </text:span>par<text:span text:style-name="T17"> </text:span>entite.<text:span text:style-name="T17"> </text:span>Par<text:span text:style-name="T17"> </text:span>exemple<text:span text:style-name="T17"> </text:span>pour<text:span text:style-name="T17"> </text:span>un<text:span text:style-name="T17"> </text:span>personnage<text:span text:style-name="T17"> </text:span>on<text:span text:style-name="T17"> </text:span>aura:<text:span text:style-name="T17"> </text:span></text:p>
          </text:list-item>
        </text:list>
        <text:p text:style-name="P3"><draw:frame draw:style-name="fr3" draw:name="images1" text:anchor-type="char" svg:x="0.034cm" svg:y="0.196cm" svg:width="16.932cm" svg:height="1.692cm" draw:z-index="0"><draw:image xlink:href="Pictures/100000000000028000000040459C42B2.png" xlink:type="simple" xlink:show="embed" xlink:actuate="onLoad"/></draw:frame>Ca<text:span text:style-name="T17"> </text:span>permet<text:span text:style-name="T17"> </text:span>de<text:span text:style-name="T17"> </text:span>simplifier<text:span text:style-name="T17"> </text:span>le<text:span text:style-name="T17"> </text:span>loading<text:span text:style-name="T17"> </text:span>des<text:span text:style-name="T17"> </text:span>assets<text:span text:style-name="T17"> </text:span>et<text:span text:style-name="T17"> </text:span>de<text:span text:style-name="T17"> </text:span>le<text:span text:style-name="T17"> </text:span>rendre<text:span text:style-name="T17"> </text:span>plus<text:span text:style-name="T17"> </text:span>rapide,<text:span text:style-name="T17"> </text:span>mais<text:span text:style-name="T17"> </text:span>surtout<text:span text:style-name="T17"> </text:span>de<text:span text:style-name="T17"> </text:span>faciliter<text:span text:style-name="T17"> </text:span>la<text:span text:style-name="T17"> </text:span>maintenance<text:span text:style-name="T17"> </text:span>du<text:span text:style-name="T17"> </text:span>projet,<text:span text:style-name="T17"> </text:span>tant<text:span text:style-name="T17"> </text:span>pour<text:span text:style-name="T17"> </text:span>le<text:span text:style-name="T17"> </text:span>graphiste<text:span text:style-name="T17"> </text:span>que<text:span text:style-name="T17"> </text:span>pour<text:span text:style-name="T17"> </text:span>l'integration<text:span text:style-name="T17"> </text:span>dans<text:span text:style-name="T17"> </text:span>le<text:span text:style-name="T17"> </text:span>moteur.</text:p>
        <text:p text:style-name="P3">Par<text:span text:style-name="T17"> </text:span>ex.<text:span text:style-name="T17"> </text:span>Pour<text:span text:style-name="T17"> </text:span>gamejs<text:span text:style-name="T17"> </text:span>on<text:span text:style-name="T17"> </text:span>aura:<text:span text:style-name="T17"> </text:span></text:p>
        <text:p text:style-name="P3"/>
        <text:p text:style-name="P27"><text:span text:style-name="Source_20_Text"><text:span text:style-name="T2">var</text:span></text:span><text:span text:style-name="Source_20_Text"><text:span text:style-name="T3"> </text:span></text:span><text:span text:style-name="Source_20_Text"><text:span text:style-name="T2">imageDimensions</text:span></text:span><text:span text:style-name="Source_20_Text"><text:span text:style-name="T3"> </text:span></text:span><text:span text:style-name="Source_20_Text"><text:span text:style-name="T2">=</text:span></text:span><text:span text:style-name="Source_20_Text"><text:span text:style-name="T3"> </text:span></text:span><text:span text:style-name="Source_20_Text"><text:span text:style-name="T2">{width:</text:span></text:span><text:span text:style-name="Source_20_Text"><text:span text:style-name="T3"> </text:span></text:span><text:span text:style-name="Source_20_Text"><text:span text:style-name="T2">64,</text:span></text:span><text:span text:style-name="Source_20_Text"><text:span text:style-name="T3"> </text:span></text:span><text:span text:style-name="Source_20_Text"><text:span text:style-name="T2">height:</text:span></text:span><text:span text:style-name="Source_20_Text"><text:span text:style-name="T3"> </text:span></text:span><text:span text:style-name="Source_20_Text"><text:span text:style-name="T2">128};</text:span></text:span></text:p>
        <text:p text:style-name="Preformatted_20_Text"><text:span text:style-name="Source_20_Text"><text:tab/>var</text:span><text:span text:style-name="Source_20_Text"><text:span text:style-name="T33"> </text:span></text:span><text:span text:style-name="Source_20_Text">spriteSheet</text:span><text:span text:style-name="Source_20_Text"><text:span text:style-name="T33"> </text:span></text:span><text:span text:style-name="Source_20_Text">=</text:span><text:span text:style-name="Source_20_Text"><text:span text:style-name="T33"> </text:span></text:span><text:span text:style-name="Source_20_Text">new</text:span><text:span text:style-name="Source_20_Text"><text:span text:style-name="T33"> </text:span></text:span><text:span text:style-name="Source_20_Text">SpriteSheet('images/coins.png',</text:span><text:span text:style-name="Source_20_Text"><text:span text:style-name="T33"> </text:span></text:span><text:span text:style-name="Source_20_Text">imageDimensions);</text:span></text:p>
        <text:p text:style-name="P31"><text:span text:style-name="Source_20_Text"><text:tab/>var</text:span><text:span text:style-name="Source_20_Text"><text:span text:style-name="T33"> </text:span></text:span><text:span text:style-name="Source_20_Text">firstImage</text:span><text:span text:style-name="Source_20_Text"><text:span text:style-name="T33"> </text:span></text:span><text:span text:style-name="Source_20_Text">=</text:span><text:span text:style-name="Source_20_Text"><text:span text:style-name="T33"> </text:span></text:span><text:span text:style-name="Source_20_Text">spriteSheet.get(0);</text:span></text:p>
        <text:p text:style-name="P3"/>
        <text:list xml:id="list31665541" text:continue-numbering="true" text:style-name="WW8Num12">
          <text:list-item>
            <text:p text:style-name="P48">Separer<text:span text:style-name="T17"> </text:span>les<text:span text:style-name="T17"> </text:span>assets<text:span text:style-name="T17"> </text:span>du<text:span text:style-name="T17"> </text:span>jeu<text:span text:style-name="T17"> </text:span>en<text:span text:style-name="T17"> </text:span></text:p>
            <text:list>
              <text:list-item>
                <text:p text:style-name="P48">Des<text:span text:style-name="T17"> </text:span>assets<text:span text:style-name="T17"> </text:span>communs<text:span text:style-name="T17"> </text:span>a<text:span text:style-name="T17"> </text:span>toutes<text:span text:style-name="T17"> </text:span>les<text:span text:style-name="T17"> </text:span>parties<text:span text:style-name="T17"> </text:span>du<text:span text:style-name="T17"> </text:span>jeu</text:p>
              </text:list-item>
              <text:list-item>
                <text:p text:style-name="P48">Des<text:span text:style-name="T17"> </text:span>assets<text:span text:style-name="T17"> </text:span>dont<text:span text:style-name="T17"> </text:span>on<text:span text:style-name="T17"> </text:span>aura<text:span text:style-name="T17"> </text:span>pas<text:span text:style-name="T17"> </text:span>forcement<text:span text:style-name="T17"> </text:span>besoin<text:span text:style-name="T17"> </text:span>et<text:span text:style-name="T17"> </text:span>quon<text:span text:style-name="T17"> </text:span>va<text:span text:style-name="T17"> </text:span>charger<text:span text:style-name="T17"> </text:span>a<text:span text:style-name="T17"> </text:span>la<text:span text:style-name="T17"> </text:span>demande</text:p>
              </text:list-item>
            </text:list>
          </text:list-item>
        </text:list>
        <text:p text:style-name="P3"><text:tab/></text:p>
        <text:p text:style-name="P3"><text:tab/>A<text:span text:style-name="T17"> </text:span>ce<text:span text:style-name="T17"> </text:span>sujet<text:span text:style-name="T17"> </text:span>je<text:span text:style-name="T17"> </text:span>copie<text:span text:style-name="T17"> </text:span>colle<text:span text:style-name="T17"> </text:span>un<text:span text:style-name="T17"> </text:span>extrait<text:span text:style-name="T17"> </text:span>d'un<text:span text:style-name="T17"> </text:span>article<text:span text:style-name="T17"> </text:span>a<text:span text:style-name="T17"> </text:span>ce<text:span text:style-name="T17"> </text:span>sujet,<text:span text:style-name="T17"> </text:span>qui<text:span text:style-name="T17"> </text:span>explique<text:span text:style-name="T17"> </text:span>comment<text:span text:style-name="T17"> </text:span>faire.</text:p>
        <text:p text:style-name="P3"/>
        <text:p text:style-name="Standard"><text:span text:style-name="Strong_20_Emphasis"><text:span text:style-name="T19">Bundle</text:span></text:span><text:span text:style-name="Strong_20_Emphasis"><text:span text:style-name="T20"> </text:span></text:span><text:span text:style-name="Strong_20_Emphasis"><text:span text:style-name="T19">everything</text:span></text:span><text:span text:style-name="Strong_20_Emphasis"><text:span text:style-name="T20"> </text:span></text:span><text:span text:style-name="Strong_20_Emphasis"><text:span text:style-name="T19">up</text:span></text:span><text:span text:style-name="Strong_20_Emphasis"><text:span text:style-name="T20"> </text:span></text:span><text:span text:style-name="Strong_20_Emphasis"><text:span text:style-name="T19">into</text:span></text:span><text:span text:style-name="Strong_20_Emphasis"><text:span text:style-name="T20"> </text:span></text:span><text:span text:style-name="Strong_20_Emphasis"><text:span text:style-name="T19">a</text:span></text:span><text:span text:style-name="Strong_20_Emphasis"><text:span text:style-name="T20"> </text:span></text:span><text:span text:style-name="Strong_20_Emphasis"><text:span text:style-name="T19">single</text:span></text:span><text:span text:style-name="Strong_20_Emphasis"><text:span text:style-name="T20"> </text:span></text:span><text:span text:style-name="Strong_20_Emphasis"><text:span text:style-name="T19">file!</text:span></text:span></text:p>
        <text:p text:style-name="Standard"/>
        <text:p text:style-name="Text_20_body"><text:span text:style-name="T19">So</text:span><text:span text:style-name="T20"> </text:span><text:span text:style-name="T19">hence</text:span><text:span text:style-name="T20"> </text:span><text:span text:style-name="T19">writing</text:span><text:span text:style-name="T20"> </text:span><text:span text:style-name="T19">a</text:span><text:span text:style-name="T20"> </text:span><text:span text:style-name="T19">command</text:span><text:span text:style-name="T20"> </text:span><text:span text:style-name="T19">line</text:span><text:span text:style-name="T20"> </text:span><text:span text:style-name="T19">utility</text:span><text:span text:style-name="T20"> </text:span><text:span text:style-name="T19">in</text:span><text:span text:style-name="T20"> </text:span><text:span text:style-name="T19">NodeJS</text:span><text:span text:style-name="T20"> </text:span><text:span text:style-name="T19">to</text:span><text:span text:style-name="T20"> </text:span><text:span text:style-name="T19">scan</text:span><text:span text:style-name="T20"> </text:span><text:span text:style-name="T19">a</text:span><text:span text:style-name="T20"> </text:span><text:span text:style-name="T19">directory</text:span><text:span text:style-name="T20"> </text:span><text:span text:style-name="T19">and</text:span><text:span text:style-name="T20"> </text:span><text:span text:style-name="T19">package</text:span><text:span text:style-name="T20"> </text:span><text:span text:style-name="T19">various</text:span><text:span text:style-name="T20"> </text:span><text:span text:style-name="T19">files</text:span><text:span text:style-name="T20"> </text:span><text:span text:style-name="T19">into</text:span><text:span text:style-name="T20"> </text:span><text:span text:style-name="T19">a</text:span><text:span text:style-name="T20"> </text:span><text:span text:style-name="T19">JSON</text:span><text:span text:style-name="T20"> </text:span><text:span text:style-name="T19">file.</text:span></text:p>
        <table:table table:name="Tableau3" table:style-name="Tableau3">
          <table:table-column table:style-name="Tableau3.A"/>
          <table:table-column table:style-name="Tableau3.B"/>
          <table:table-row table:style-name="Tableau3.1">
            <table:table-cell table:style-name="Tableau3.A1" office:value-type="string">
              <text:p text:style-name="P30">1</text:p>
              <text:p text:style-name="P29">2</text:p>
              <text:p text:style-name="P29">3</text:p>
              <text:p text:style-name="P32">4</text:p>
            </table:table-cell>
            <table:table-cell table:style-name="Tableau3.A1" office:value-type="string">
              <text:p text:style-name="P28"><text:span text:style-name="T34">.</text:span><text:span text:style-name="T36">json</text:span><text:span text:style-name="T35"> </text:span><text:span text:style-name="T37">-&gt;</text:span><text:span text:style-name="T35"> </text:span><text:span text:style-name="T34">keep</text:span><text:span text:style-name="T35"> </text:span><text:span text:style-name="T34">it</text:span><text:span text:style-name="T35"> </text:span><text:span text:style-name="T38">as</text:span><text:span text:style-name="T35"> </text:span><text:span text:style-name="T34">JSON</text:span></text:p>
              <text:p text:style-name="Preformatted_20_Text"><text:span text:style-name="T34">.</text:span><text:span text:style-name="T36">png</text:span><text:span text:style-name="T35"> </text:span><text:span text:style-name="T37">-&gt;</text:span><text:span text:style-name="T35"> </text:span><text:span text:style-name="T34">Base64</text:span><text:span text:style-name="T35"> </text:span><text:span text:style-name="T34">encode</text:span><text:span text:style-name="T35"> </text:span><text:span text:style-name="T34">it</text:span></text:p>
              <text:p text:style-name="Preformatted_20_Text"><text:span text:style-name="T34">.</text:span><text:span text:style-name="T36">wav</text:span><text:span text:style-name="T35"> </text:span><text:span text:style-name="T37">-&gt;</text:span><text:span text:style-name="T35"> </text:span><text:span text:style-name="T34">Base64</text:span><text:span text:style-name="T35"> </text:span><text:span text:style-name="T34">encode</text:span><text:span text:style-name="T35"> </text:span><text:span text:style-name="T34">it</text:span></text:p>
              <text:p text:style-name="P31"><text:span text:style-name="T34">.</text:span><text:span text:style-name="T36">shader</text:span><text:span text:style-name="T35"> </text:span><text:span text:style-name="T37">-&gt;</text:span><text:span text:style-name="T35"> </text:span><text:span text:style-name="T34">add</text:span><text:span text:style-name="T35"> </text:span><text:span text:style-name="T34">it</text:span><text:span text:style-name="T35"> </text:span><text:span text:style-name="T38">as</text:span><text:span text:style-name="T35"> </text:span><text:span text:style-name="T34">a</text:span><text:span text:style-name="T35"> </text:span><text:span text:style-name="T34">string</text:span></text:p>
            </table:table-cell>
          </table:table-row>
        </table:table>
        <text:p text:style-name="P19">This<text:span text:style-name="T32"> </text:span>works<text:span text:style-name="T32"> </text:span>well,<text:span text:style-name="T32"> </text:span>as<text:span text:style-name="T32"> </text:span>on<text:span text:style-name="T32"> </text:span>the<text:span text:style-name="T32"> </text:span>client<text:span text:style-name="T32"> </text:span>loading<text:span text:style-name="T32"> </text:span>these<text:span text:style-name="T32"> </text:span>assets<text:span text:style-name="T32"> </text:span>means<text:span text:style-name="T32"> </text:span>writing<text:span text:style-name="T32"> </text:span>a<text:span text:style-name="T32"> </text:span>small<text:span text:style-name="T32"> </text:span>amount<text:span text:style-name="T32"> </text:span>of<text:span text:style-name="T32"> </text:span>code<text:span text:style-name="T32"> </text:span>like<text:span text:style-name="T32"> </text:span>so:</text:p>
        <table:table table:name="Tableau4" table:style-name="Tableau4">
          <table:table-column table:style-name="Tableau4.A"/>
          <table:table-column table:style-name="Tableau4.B"/>
          <table:table-row table:style-name="Tableau4.1">
            <table:table-cell table:style-name="Tableau4.A1" office:value-type="string">
              <text:p text:style-name="P30">1</text:p>
              <text:p text:style-name="P32"><text:soft-page-break/>2</text:p>
            </table:table-cell>
            <table:table-cell table:style-name="Tableau4.A1" office:value-type="string">
              <text:p text:style-name="P28"><text:span text:style-name="T40">var</text:span><text:span text:style-name="T35"> </text:span><text:span text:style-name="T34">image</text:span><text:span text:style-name="T35"> </text:span><text:span text:style-name="T37">=</text:span><text:span text:style-name="T35"> </text:span><text:span text:style-name="T40">new</text:span><text:span text:style-name="T35"> </text:span><text:span text:style-name="T34">Image</text:span><text:span text:style-name="T41">()</text:span><text:span text:style-name="T37">;</text:span></text:p>
              <text:p text:style-name="P31"><text:soft-page-break/><text:span text:style-name="T34">image.</text:span><text:span text:style-name="T36">src</text:span><text:span text:style-name="T35"> </text:span><text:span text:style-name="T37">=</text:span><text:span text:style-name="T35"> </text:span><text:span text:style-name="T42">"data:image/png;base64,"</text:span><text:span text:style-name="T35"> </text:span><text:span text:style-name="T37">+</text:span><text:span text:style-name="T35"> </text:span><text:span text:style-name="T34">imageResource.</text:span><text:span text:style-name="T36">get</text:span><text:span text:style-name="T41">()</text:span><text:span text:style-name="T37">;</text:span></text:p>
            </table:table-cell>
          </table:table-row>
        </table:table>
        <text:p text:style-name="P19">In<text:span text:style-name="T32"> </text:span>actuality,<text:span text:style-name="T32"> </text:span>what<text:span text:style-name="T32"> </text:span>we<text:span text:style-name="T32"> </text:span>end<text:span text:style-name="T32"> </text:span>up<text:span text:style-name="T32"> </text:span>doing<text:span text:style-name="T32"> </text:span>is<text:span text:style-name="T32"> </text:span>loading<text:span text:style-name="T32"> </text:span>an<text:span text:style-name="T32"> </text:span>entire<text:span text:style-name="T32"> </text:span>asset<text:span text:style-name="T32"> </text:span>package,<text:span text:style-name="T32"> </text:span>say<text:span text:style-name="T32"> ‘</text:span>assets.json<text:span text:style-name="T32">’ </text:span>and<text:span text:style-name="T32"> </text:span>writing<text:span text:style-name="T32"> </text:span>the<text:span text:style-name="T32"> </text:span>following<text:span text:style-name="T32"> </text:span>code<text:span text:style-name="T32"> </text:span>before<text:span text:style-name="T32"> </text:span>loading<text:span text:style-name="T32"> </text:span>the<text:span text:style-name="T32"> </text:span>game.</text:p>
        <table:table table:name="Tableau5" table:style-name="Tableau5">
          <table:table-column table:style-name="Tableau5.A"/>
          <table:table-column table:style-name="Tableau5.B"/>
          <table:table-row table:style-name="Tableau5.1">
            <table:table-cell table:style-name="Tableau5.A1" office:value-type="string">
              <text:p text:style-name="P30">1</text:p>
              <text:p text:style-name="P29">2</text:p>
              <text:p text:style-name="P29">3</text:p>
              <text:p text:style-name="P29">4</text:p>
              <text:p text:style-name="P29">5</text:p>
              <text:p text:style-name="P29">6</text:p>
              <text:p text:style-name="P29">7</text:p>
              <text:p text:style-name="P29">8</text:p>
              <text:p text:style-name="P29">9</text:p>
              <text:p text:style-name="P29">10</text:p>
              <text:p text:style-name="P29">11</text:p>
              <text:p text:style-name="P29">12</text:p>
              <text:p text:style-name="P29">13</text:p>
              <text:p text:style-name="P29">14</text:p>
              <text:p text:style-name="P32">15</text:p>
            </table:table-cell>
            <table:table-cell table:style-name="Tableau5.A1" office:value-type="string">
              <text:p text:style-name="P28"><text:span text:style-name="T34">$.</text:span><text:span text:style-name="T36">getJSON</text:span><text:span text:style-name="T41">(</text:span><text:span text:style-name="T42">'assets.json'</text:span><text:span text:style-name="T37">,</text:span><text:span text:style-name="T35"> </text:span><text:span text:style-name="T40">function</text:span><text:span text:style-name="T41">(</text:span><text:span text:style-name="T34">rawData</text:span><text:span text:style-name="T41">)</text:span><text:span text:style-name="T35"> </text:span><text:span text:style-name="T41">{</text:span></text:p>
              <text:p text:style-name="Preformatted_20_Text"><text:span text:style-name="T21"><text:s text:c="2"/></text:span><text:span text:style-name="T34">preloadAssets</text:span><text:span text:style-name="T41">(</text:span><text:span text:style-name="T34">rawData</text:span><text:span text:style-name="T41">)</text:span><text:span text:style-name="T37">;</text:span></text:p>
              <text:p text:style-name="Preformatted_20_Text"><text:span text:style-name="T41">})</text:span><text:span text:style-name="T37">;</text:span></text:p>
              <text:p text:style-name="P29"> </text:p>
              <text:p text:style-name="Preformatted_20_Text"><text:span text:style-name="T40">function</text:span><text:span text:style-name="T35"> </text:span><text:span text:style-name="T34">preloadAssets</text:span><text:span text:style-name="T41">(</text:span><text:span text:style-name="T34">rawData</text:span><text:span text:style-name="T41">)</text:span><text:span text:style-name="T35"> </text:span><text:span text:style-name="T41">{</text:span></text:p>
              <text:p text:style-name="Preformatted_20_Text"><text:span text:style-name="T21"><text:s text:c="4"/></text:span><text:span text:style-name="T34">forEachResourceInRawData</text:span><text:span text:style-name="T41">(</text:span><text:span text:style-name="T34">rawData</text:span><text:span text:style-name="T37">,</text:span><text:span text:style-name="T35"> </text:span><text:span text:style-name="T34">preloadItem</text:span><text:span text:style-name="T41">)</text:span><text:span text:style-name="T37">;</text:span></text:p>
              <text:p text:style-name="Preformatted_20_Text"><text:span text:style-name="T41">}</text:span><text:span text:style-name="T37">;</text:span></text:p>
              <text:p text:style-name="P29"> </text:p>
              <text:p text:style-name="Preformatted_20_Text"><text:span text:style-name="T40">function</text:span><text:span text:style-name="T35"> </text:span><text:span text:style-name="T34">preloadItem</text:span><text:span text:style-name="T41">(</text:span><text:span text:style-name="T34">key</text:span><text:span text:style-name="T37">,</text:span><text:span text:style-name="T35"> </text:span><text:span text:style-name="T34">itemData</text:span><text:span text:style-name="T41">)</text:span><text:span text:style-name="T35"> </text:span><text:span text:style-name="T41">{</text:span></text:p>
              <text:p text:style-name="Preformatted_20_Text"><text:span text:style-name="T21"><text:s text:c="2"/></text:span><text:span text:style-name="T40">var</text:span><text:span text:style-name="T35"> </text:span><text:span text:style-name="T34">loader</text:span><text:span text:style-name="T35"> </text:span><text:span text:style-name="T37">=</text:span><text:span text:style-name="T35"> </text:span><text:span text:style-name="T34">findLoaderForFiletype</text:span><text:span text:style-name="T41">(</text:span><text:span text:style-name="T34">key</text:span><text:span text:style-name="T41">)</text:span><text:span text:style-name="T37">;</text:span></text:p>
              <text:p text:style-name="Preformatted_20_Text"><text:span text:style-name="T21"><text:s text:c="2"/></text:span><text:span text:style-name="T34">increaseAwaitCounter</text:span><text:span text:style-name="T41">()</text:span><text:span text:style-name="T37">;</text:span></text:p>
              <text:p text:style-name="Preformatted_20_Text"><text:span text:style-name="T21"><text:s text:c="2"/></text:span><text:span text:style-name="T34">loader</text:span><text:span text:style-name="T41">(</text:span><text:span text:style-name="T34">key</text:span><text:span text:style-name="T37">,</text:span><text:span text:style-name="T35"> </text:span><text:span text:style-name="T34">itemData</text:span><text:span text:style-name="T37">,</text:span><text:span text:style-name="T35"> </text:span><text:span text:style-name="T34">decreaseAwaitcounter</text:span><text:span text:style-name="T41">)</text:span><text:span text:style-name="T37">;</text:span></text:p>
              <text:p text:style-name="Preformatted_20_Text"><text:span text:style-name="T41">}</text:span><text:span text:style-name="T37">;</text:span></text:p>
              <text:p text:style-name="P29"> </text:p>
              <text:p text:style-name="P31"><text:span text:style-name="T34">resources.</text:span><text:span text:style-name="T36">on</text:span><text:span text:style-name="T41">(</text:span><text:span text:style-name="T42">'complete'</text:span><text:span text:style-name="T37">,</text:span><text:span text:style-name="T35"> </text:span><text:span text:style-name="T34">startGame</text:span><text:span text:style-name="T41">)</text:span><text:span text:style-name="T37">;</text:span></text:p>
            </table:table-cell>
          </table:table-row>
        </table:table>
        <text:p text:style-name="P19">Where<text:span text:style-name="T32"> </text:span>an<text:span text:style-name="T32"> </text:span>implementation<text:span text:style-name="T32"> </text:span>of<text:span text:style-name="T32"> </text:span>a<text:span text:style-name="T32"> </text:span>handler<text:span text:style-name="T32"> </text:span>for<text:span text:style-name="T32"> </text:span>a<text:span text:style-name="T32"> </text:span>PNG<text:span text:style-name="T32"> </text:span>might<text:span text:style-name="T32"> </text:span>do<text:span text:style-name="T32"> </text:span>this</text:p>
        <table:table table:name="Tableau6" table:style-name="Tableau6">
          <table:table-column table:style-name="Tableau6.A"/>
          <table:table-column table:style-name="Tableau6.B"/>
          <table:table-row table:style-name="Tableau6.1">
            <table:table-cell table:style-name="Tableau6.A1" office:value-type="string">
              <text:p text:style-name="P30">1</text:p>
              <text:p text:style-name="P29">2</text:p>
              <text:p text:style-name="P29">3</text:p>
              <text:p text:style-name="P29">4</text:p>
              <text:p text:style-name="P29">5</text:p>
              <text:p text:style-name="P32">6</text:p>
            </table:table-cell>
            <table:table-cell table:style-name="Tableau6.A1" office:value-type="string">
              <text:p text:style-name="P28"><text:span text:style-name="T40">function</text:span><text:span text:style-name="T35"> </text:span><text:span text:style-name="T34">preloadPng</text:span><text:span text:style-name="T41">(</text:span><text:span text:style-name="T34">key</text:span><text:span text:style-name="T37">,</text:span><text:span text:style-name="T35"> </text:span><text:span text:style-name="T34">itemData</text:span><text:span text:style-name="T37">,</text:span><text:span text:style-name="T35"> </text:span><text:span text:style-name="T34">cb</text:span><text:span text:style-name="T41">)</text:span><text:span text:style-name="T35"> </text:span><text:span text:style-name="T41">{</text:span></text:p>
              <text:p text:style-name="Preformatted_20_Text"><text:span text:style-name="T21"><text:s text:c="4"/></text:span><text:span text:style-name="T40">var</text:span><text:span text:style-name="T35"> </text:span><text:span text:style-name="T34">preloadedImage</text:span><text:span text:style-name="T35"> </text:span><text:span text:style-name="T37">=</text:span><text:span text:style-name="T35"> </text:span><text:span text:style-name="T40">new</text:span><text:span text:style-name="T35"> </text:span><text:span text:style-name="T34">Image</text:span><text:span text:style-name="T41">()</text:span><text:span text:style-name="T37">;</text:span></text:p>
              <text:p text:style-name="Preformatted_20_Text"><text:span text:style-name="T21"><text:s text:c="4"/></text:span><text:span text:style-name="T34">preloadedImage.</text:span><text:span text:style-name="T36">src</text:span><text:span text:style-name="T35"> </text:span><text:span text:style-name="T37">=</text:span><text:span text:style-name="T35"> </text:span><text:span text:style-name="T42">"data:image/png;base64,"</text:span><text:span text:style-name="T35"> </text:span><text:span text:style-name="T37">+</text:span><text:span text:style-name="T35"> </text:span><text:span text:style-name="T34">itemData</text:span><text:span text:style-name="T37">;</text:span></text:p>
              <text:p text:style-name="Preformatted_20_Text"><text:span text:style-name="T21"><text:s text:c="4"/></text:span><text:span text:style-name="T34">preloadedAssets</text:span><text:span text:style-name="T41">[</text:span><text:span text:style-name="T34">key</text:span><text:span text:style-name="T41">]</text:span><text:span text:style-name="T35"> </text:span><text:span text:style-name="T37">=</text:span><text:span text:style-name="T35"> </text:span><text:span text:style-name="T34">preloadedImage</text:span><text:span text:style-name="T37">;</text:span></text:p>
              <text:p text:style-name="Preformatted_20_Text"><text:span text:style-name="T21"><text:s text:c="4"/></text:span><text:span text:style-name="T34">preloadedImage.</text:span><text:span text:style-name="T39">onload</text:span><text:span text:style-name="T35"> </text:span><text:span text:style-name="T37">=</text:span><text:span text:style-name="T35"> </text:span><text:span text:style-name="T34">cb</text:span><text:span text:style-name="T37">;</text:span></text:p>
              <text:p text:style-name="P31"><text:span text:style-name="T41">}</text:span><text:span text:style-name="T37">;</text:span></text:p>
            </table:table-cell>
          </table:table-row>
        </table:table>
        <text:p text:style-name="P19">This<text:span text:style-name="T32"> </text:span>means<text:span text:style-name="T32"> </text:span>that<text:span text:style-name="T32"> </text:span>once<text:span text:style-name="T32"> </text:span>the<text:span text:style-name="T32"> </text:span>assets<text:span text:style-name="T32"> </text:span>file<text:span text:style-name="T32"> </text:span>is<text:span text:style-name="T32"> </text:span>loaded,<text:span text:style-name="T32"> </text:span>the<text:span text:style-name="T32"> </text:span>game<text:span text:style-name="T32"> </text:span>can<text:span text:style-name="T32"> </text:span>start<text:span text:style-name="T32"> </text:span>and<text:span text:style-name="T32"> </text:span>there<text:span text:style-name="T32"> </text:span>are<text:span text:style-name="T32"> </text:span>no<text:span text:style-name="T32"> </text:span>delays<text:span text:style-name="T32"> </text:span>in<text:span text:style-name="T32"> </text:span>playing<text:span text:style-name="T32"> </text:span>audio,<text:span text:style-name="T32"> </text:span>displaying<text:span text:style-name="T32"> </text:span>textures<text:span text:style-name="T32"> </text:span>and<text:span text:style-name="T32"> </text:span>so<text:span text:style-name="T32"> </text:span>on<text:span text:style-name="T32"> </text:span>and<text:span text:style-name="T32"> </text:span>so<text:span text:style-name="T32"> </text:span>forth.</text:p>
        <text:p text:style-name="P19">Clearly<text:span text:style-name="T32"> </text:span>this<text:span text:style-name="T32"> </text:span>is<text:span text:style-name="T32"> </text:span>massively<text:span text:style-name="T32"> </text:span>simplified,<text:span text:style-name="T32"> </text:span>because<text:span text:style-name="T32"> </text:span>in<text:span text:style-name="T32"> </text:span>the<text:span text:style-name="T32"> </text:span>real<text:span text:style-name="T32"> </text:span>world<text:span text:style-name="T32"> </text:span>yet<text:span text:style-name="T32"> </text:span>again<text:span text:style-name="T32"> </text:span>what<text:span text:style-name="T32"> </text:span>we<text:span text:style-name="T32"> </text:span>actually<text:span text:style-name="T32"> </text:span>do<text:span text:style-name="T32"> </text:span>is.</text:p>
        <text:p text:style-name="P19"/>
        <text:p text:style-name="Standard"><text:span text:style-name="Strong_20_Emphasis"><text:span text:style-name="T19">Do</text:span></text:span><text:span text:style-name="Strong_20_Emphasis"><text:span text:style-name="T20"> </text:span></text:span><text:span text:style-name="Strong_20_Emphasis"><text:span text:style-name="T19">the</text:span></text:span><text:span text:style-name="Strong_20_Emphasis"><text:span text:style-name="T20"> </text:span></text:span><text:span text:style-name="Strong_20_Emphasis"><text:span text:style-name="T19">hybrid</text:span></text:span><text:span text:style-name="Strong_20_Emphasis"><text:span text:style-name="T20"> </text:span></text:span><text:span text:style-name="Strong_20_Emphasis"><text:span text:style-name="T19">approach</text:span></text:span></text:p>
        <text:list xml:id="list31653599" text:style-name="WW8Num11">
          <text:list-item>
            <text:p text:style-name="P61">Load<text:span text:style-name="T32"> </text:span>the<text:span text:style-name="T32"> </text:span>assets<text:span text:style-name="T32"> </text:span>for<text:span text:style-name="T32"> </text:span>the<text:span text:style-name="T32"> </text:span>current<text:span text:style-name="T32"> </text:span>land<text:span text:style-name="T32"> </text:span></text:p>
          </text:list-item>
          <text:list-item>
            <text:p text:style-name="P61">Request<text:span text:style-name="T32"> </text:span>an<text:span text:style-name="T32"> </text:span>asset<text:span text:style-name="T32"> </text:span></text:p>
          </text:list-item>
          <text:list-item>
            <text:p text:style-name="P61">Is<text:span text:style-name="T32"> </text:span>the<text:span text:style-name="T32"> </text:span>asset<text:span text:style-name="T32"> </text:span>in<text:span text:style-name="T32"> </text:span>the<text:span text:style-name="T32"> </text:span>preloaded<text:span text:style-name="T32"> </text:span>package?<text:span text:style-name="T32"> </text:span></text:p>
          </text:list-item>
          <text:list-item>
            <text:p text:style-name="P61">Yes?<text:span text:style-name="T32"> </text:span>-&gt;<text:span text:style-name="T32"> </text:span>Return<text:span text:style-name="T32"> </text:span>a<text:span text:style-name="T32"> </text:span>promise<text:span text:style-name="T32"> </text:span>containing<text:span text:style-name="T32"> </text:span>the<text:span text:style-name="T32"> </text:span>asset<text:span text:style-name="T32"> </text:span></text:p>
          </text:list-item>
          <text:list-item>
            <text:p text:style-name="P61">No?<text:span text:style-name="T32"> </text:span>-&gt;<text:span text:style-name="T32"> </text:span>Return<text:span text:style-name="T32"> </text:span>a<text:span text:style-name="T32"> </text:span>promise<text:span text:style-name="T32"> </text:span>without<text:span text:style-name="T32"> </text:span>that<text:span text:style-name="T32"> </text:span>asset<text:span text:style-name="T32"> </text:span></text:p>
          </text:list-item>
          <text:list-item>
            <text:p text:style-name="P61">-&gt;<text:span text:style-name="T32"> </text:span>Make<text:span text:style-name="T32"> </text:span>an<text:span text:style-name="T32"> </text:span>HTTP<text:span text:style-name="T32"> </text:span>request<text:span text:style-name="T32"> </text:span>to<text:span text:style-name="T32"> </text:span>get<text:span text:style-name="T32"> </text:span>the<text:span text:style-name="T32"> </text:span>asset<text:span text:style-name="T32"> </text:span></text:p>
          </text:list-item>
          <text:list-item>
            <text:p text:style-name="P62">-&gt;<text:span text:style-name="T32"> </text:span>Cache<text:span text:style-name="T32"> </text:span>the<text:span text:style-name="T32"> </text:span>asset<text:span text:style-name="T32"> </text:span></text:p>
          </text:list-item>
        </text:list>
        <text:p text:style-name="P3"/>
        <text:p text:style-name="P16"><text:span text:style-name="Strong_20_Emphasis"><text:span text:style-name="T10">En</text:span></text:span><text:span text:style-name="Strong_20_Emphasis"><text:span text:style-name="T11"> </text:span></text:span><text:span text:style-name="Strong_20_Emphasis"><text:span text:style-name="T10">recapitulant:</text:span></text:span></text:p>
        <text:p text:style-name="P3"/>
        <text:list xml:id="list31644616" text:style-name="WW8Num13">
          <text:list-item>
            <text:p text:style-name="P46"><text:span text:style-name="Strong_20_Emphasis"><text:span text:style-name="T10">Mettre</text:span></text:span><text:span text:style-name="Strong_20_Emphasis"><text:span text:style-name="T11"> </text:span></text:span><text:span text:style-name="Strong_20_Emphasis"><text:span text:style-name="T10">tous</text:span></text:span><text:span text:style-name="Strong_20_Emphasis"><text:span text:style-name="T11"> </text:span></text:span><text:span text:style-name="Strong_20_Emphasis"><text:span text:style-name="T10">les</text:span></text:span><text:span text:style-name="Strong_20_Emphasis"><text:span text:style-name="T11"> </text:span></text:span><text:span text:style-name="Strong_20_Emphasis"><text:span text:style-name="T10">assets</text:span></text:span><text:span text:style-name="Strong_20_Emphasis"><text:span text:style-name="T11"> </text:span></text:span><text:span text:style-name="Strong_20_Emphasis"><text:span text:style-name="T10">au</text:span></text:span><text:span text:style-name="Strong_20_Emphasis"><text:span text:style-name="T11"> </text:span></text:span><text:span text:style-name="Strong_20_Emphasis"><text:span text:style-name="T10">format</text:span></text:span><text:span text:style-name="Strong_20_Emphasis"><text:span text:style-name="T11"> </text:span></text:span><text:span text:style-name="Strong_20_Emphasis"><text:span text:style-name="T10">texte</text:span></text:span></text:p>
          </text:list-item>
          <text:list-item>
            <text:p text:style-name="P46"><text:span text:style-name="Strong_20_Emphasis"><text:span text:style-name="T10">Charger</text:span></text:span><text:span text:style-name="Strong_20_Emphasis"><text:span text:style-name="T11"> </text:span></text:span><text:span text:style-name="Strong_20_Emphasis"><text:span text:style-name="T10">les</text:span></text:span><text:span text:style-name="Strong_20_Emphasis"><text:span text:style-name="T11"> </text:span></text:span><text:span text:style-name="Strong_20_Emphasis"><text:span text:style-name="T10">assets</text:span></text:span><text:span text:style-name="Strong_20_Emphasis"><text:span text:style-name="T11"> </text:span></text:span><text:span text:style-name="Strong_20_Emphasis"><text:span text:style-name="T10">communs</text:span></text:span><text:span text:style-name="Strong_20_Emphasis"><text:span text:style-name="T11"> </text:span></text:span><text:span text:style-name="Strong_20_Emphasis"><text:span text:style-name="T10">au</text:span></text:span><text:span text:style-name="Strong_20_Emphasis"><text:span text:style-name="T11"> </text:span></text:span><text:span text:style-name="Strong_20_Emphasis"><text:span text:style-name="T10">debut</text:span></text:span></text:p>
          </text:list-item>
          <text:list-item>
            <text:p text:style-name="P46"><text:span text:style-name="Strong_20_Emphasis"><text:span text:style-name="T10">Charger</text:span></text:span><text:span text:style-name="Strong_20_Emphasis"><text:span text:style-name="T11"> </text:span></text:span><text:span text:style-name="Strong_20_Emphasis"><text:span text:style-name="T10">les</text:span></text:span><text:span text:style-name="Strong_20_Emphasis"><text:span text:style-name="T11"> </text:span></text:span><text:span text:style-name="Strong_20_Emphasis"><text:span text:style-name="T10">autres</text:span></text:span><text:span text:style-name="Strong_20_Emphasis"><text:span text:style-name="T11"> </text:span></text:span><text:span text:style-name="Strong_20_Emphasis"><text:span text:style-name="T10">a</text:span></text:span><text:span text:style-name="Strong_20_Emphasis"><text:span text:style-name="T11"> </text:span></text:span><text:span text:style-name="Strong_20_Emphasis"><text:span text:style-name="T10">la</text:span></text:span><text:span text:style-name="Strong_20_Emphasis"><text:span text:style-name="T11"> </text:span></text:span><text:span text:style-name="Strong_20_Emphasis"><text:span text:style-name="T10">demande</text:span></text:span></text:p>
          </text:list-item>
        </text:list>
        <text:p text:style-name="P17"/>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2" svg:font-family="Mangal"/>
    <style:font-face style:name="OpenSymbol1" svg:font-family="OpenSymbol"/>
    <style:font-face style:name="OpenSymbol" svg:font-family="OpenSymbol, 'Arial Unicode MS'"/>
    <style:font-face style:name="Tahoma1" svg:font-family="Tahoma"/>
    <style:font-face style:name="monospace" svg:font-family="monospace"/>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Mangal1" svg:font-family="Mangal" style:font-pitch="variable"/>
    <style:font-face style:name="Microsoft YaHei" svg:font-family="'Microsoft YaHei'" style:font-pitch="variable"/>
    <style:font-face style:name="SimSun1"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SimSun1" style:font-size-asian="12pt" style:font-weight-asian="bold" style:font-name-complex="Mangal1" style:font-size-complex="12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_20_Contents_20__28_user_29_" style:display-name="Table Contents (user)"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auto-update="true" style:class="index" style:master-page-name="">
      <style:paragraph-properties fo:margin="100%" fo:margin-left="0cm" fo:margin-right="0cm" fo:margin-top="0cm" fo:margin-bottom="0cm" fo:text-align="justify" style:justify-single-word="false" style:register-true="false" fo:text-indent="0cm" style:auto-text-indent="false" style:page-number="auto" style:vertical-align="middle">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8Num11z0" style:family="text">
      <style:text-properties style:font-name="Wingdings 2" style:font-name-complex="OpenSymbol"/>
    </style:style>
    <style:style style:name="WW8Num12z0" style:family="text">
      <style:text-properties style:font-name="Wingdings 2"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8Num11z1" style:family="text">
      <style:text-properties style:font-name="OpenSymbol" style:font-name-complex="OpenSymbol"/>
    </style:style>
    <style:style style:name="WW-Absatz-Standardschriftart1" style:family="text"/>
    <style:style style:name="WW-Absatz-Standardschriftart11" style:family="text"/>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date>2012-06-19T11:54:44.20</dc:date>
    <meta:editing-cycles>44</meta:editing-cycles>
    <meta:editing-duration>P2DT3H44M47S</meta:editing-duration>
    <meta:generator>LibreOffice/3.5$Windows_x86 LibreOffice_project/165a79a-7059095-e13bb37-fef39a4-9503d18</meta:generator>
    <meta:document-statistic meta:table-count="11" meta:image-count="3" meta:object-count="0" meta:page-count="18" meta:paragraph-count="370" meta:word-count="6830" meta:character-count="41213" meta:non-whitespace-character-count="35176"/>
    <meta:user-defined meta:name="Info 1"/>
    <meta:user-defined meta:name="Info 2"/>
    <meta:user-defined meta:name="Info 3"/>
    <meta:user-defined meta:name="Info 4"/>
  </office:meta>
</office:document-meta>
</file>